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ponses_per_page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ce1"/>
          <table:table-cell table:number-columns-repeated="2"/>
          <table:table-cell table:style-name="ce1"/>
          <table:table-cell office:value-type="string" calcext:value-type="string">
            <text:p>16 bit hex</text:p>
          </table:table-cell>
          <table:table-cell/>
        </table:table-row>
        <table:table-row table:style-name="ro1">
          <table:table-cell office:value-type="string" calcext:value-type="string">
            <text:p>Page 1</text:p>
          </table:table-cell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]=&quot;FA&quot;;HEX2DEC(COM.MICROSOFT.CONCAT([.H3];[.I3]));HEX2DEC(COM.MICROSOFT.CONCAT([.F3];[.G3])))" office:value-type="float" office:value="94" calcext:value-type="float">
            <text:p>94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]=&quot;FA&quot;;HEX2DEC(COM.MICROSOFT.CONCAT([.H4];[.I4]));HEX2DEC(COM.MICROSOFT.CONCAT([.F4];[.G4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5]=&quot;FA&quot;;HEX2DEC(COM.MICROSOFT.CONCAT([.H5];[.I5]));HEX2DEC(COM.MICROSOFT.CONCAT([.F5];[.G5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6]=&quot;FA&quot;;HEX2DEC(COM.MICROSOFT.CONCAT([.H6];[.I6]));HEX2DEC(COM.MICROSOFT.CONCAT([.F6];[.G6])))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7]=&quot;FA&quot;;HEX2DEC(COM.MICROSOFT.CONCAT([.H7];[.I7]));HEX2DEC(COM.MICROSOFT.CONCAT([.F7];[.G7])))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7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8]=&quot;FA&quot;;HEX2DEC(COM.MICROSOFT.CONCAT([.H8];[.I8]));HEX2DEC(COM.MICROSOFT.CONCAT([.F8];[.G8])))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36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9]=&quot;FA&quot;;HEX2DEC(COM.MICROSOFT.CONCAT([.H9];[.I9]));HEX2DEC(COM.MICROSOFT.CONCAT([.F9];[.G9])))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table:style-name="ce1"/>
          <table:table-cell table:formula="of:=IF([.E10]=&quot;FA&quot;;HEX2DEC(COM.MICROSOFT.CONCAT([.H10];[.I10]));HEX2DEC(COM.MICROSOFT.CONCAT([.F10];[.G10])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11]=&quot;FA&quot;;HEX2DEC(COM.MICROSOFT.CONCAT([.H11];[.I11]));HEX2DEC(COM.MICROSOFT.CONCAT([.F11];[.G1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12]=&quot;FA&quot;;HEX2DEC(COM.MICROSOFT.CONCAT([.H12];[.I12]));HEX2DEC(COM.MICROSOFT.CONCAT([.F12];[.G1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13]=&quot;FA&quot;;HEX2DEC(COM.MICROSOFT.CONCAT([.H13];[.I13]));HEX2DEC(COM.MICROSOFT.CONCAT([.F13];[.G1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14]=&quot;FA&quot;;HEX2DEC(COM.MICROSOFT.CONCAT([.H14];[.I14]));HEX2DEC(COM.MICROSOFT.CONCAT([.F14];[.G1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15]=&quot;FA&quot;;HEX2DEC(COM.MICROSOFT.CONCAT([.H15];[.I15]));HEX2DEC(COM.MICROSOFT.CONCAT([.F15];[.G1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table:style-name="ce1"/>
          <table:table-cell table:formula="of:=IF([.E16]=&quot;FA&quot;;HEX2DEC(COM.MICROSOFT.CONCAT([.H16];[.I16]));HEX2DEC(COM.MICROSOFT.CONCAT([.F16];[.G16])))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table:style-name="ce1"/>
          <table:table-cell table:formula="of:=IF([.E17]=&quot;FA&quot;;HEX2DEC(COM.MICROSOFT.CONCAT([.H17];[.I17]));HEX2DEC(COM.MICROSOFT.CONCAT([.F17];[.G17])))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table:style-name="ce1"/>
          <table:table-cell table:formula="of:=IF([.E18]=&quot;FA&quot;;HEX2DEC(COM.MICROSOFT.CONCAT([.H18];[.I18]));HEX2DEC(COM.MICROSOFT.CONCAT([.F18];[.G18]))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19]=&quot;FA&quot;;HEX2DEC(COM.MICROSOFT.CONCAT([.H19];[.I19]));HEX2DEC(COM.MICROSOFT.CONCAT([.F19];[.G1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0]=&quot;FA&quot;;HEX2DEC(COM.MICROSOFT.CONCAT([.H20];[.I20]));HEX2DEC(COM.MICROSOFT.CONCAT([.F20];[.G2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1]=&quot;FA&quot;;HEX2DEC(COM.MICROSOFT.CONCAT([.H21];[.I21]));HEX2DEC(COM.MICROSOFT.CONCAT([.F21];[.G2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2]=&quot;FA&quot;;HEX2DEC(COM.MICROSOFT.CONCAT([.H22];[.I22]));HEX2DEC(COM.MICROSOFT.CONCAT([.F22];[.G2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3]=&quot;FA&quot;;HEX2DEC(COM.MICROSOFT.CONCAT([.H23];[.I23]));HEX2DEC(COM.MICROSOFT.CONCAT([.F23];[.G2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4]=&quot;FA&quot;;HEX2DEC(COM.MICROSOFT.CONCAT([.H24];[.I24]));HEX2DEC(COM.MICROSOFT.CONCAT([.F24];[.G2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5]=&quot;FA&quot;;HEX2DEC(COM.MICROSOFT.CONCAT([.H25];[.I25]));HEX2DEC(COM.MICROSOFT.CONCAT([.F25];[.G2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6]=&quot;FA&quot;;HEX2DEC(COM.MICROSOFT.CONCAT([.H26];[.I26]));HEX2DEC(COM.MICROSOFT.CONCAT([.F26];[.G2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7]=&quot;FA&quot;;HEX2DEC(COM.MICROSOFT.CONCAT([.H27];[.I27]));HEX2DEC(COM.MICROSOFT.CONCAT([.F27];[.G2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8]=&quot;FA&quot;;HEX2DEC(COM.MICROSOFT.CONCAT([.H28];[.I28]));HEX2DEC(COM.MICROSOFT.CONCAT([.F28];[.G2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29]=&quot;FA&quot;;HEX2DEC(COM.MICROSOFT.CONCAT([.H29];[.I29]));HEX2DEC(COM.MICROSOFT.CONCAT([.F29];[.G2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0]=&quot;FA&quot;;HEX2DEC(COM.MICROSOFT.CONCAT([.H30];[.I30]));HEX2DEC(COM.MICROSOFT.CONCAT([.F30];[.G3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1]=&quot;FA&quot;;HEX2DEC(COM.MICROSOFT.CONCAT([.H31];[.I31]));HEX2DEC(COM.MICROSOFT.CONCAT([.F31];[.G3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2]=&quot;FA&quot;;HEX2DEC(COM.MICROSOFT.CONCAT([.H32];[.I32]));HEX2DEC(COM.MICROSOFT.CONCAT([.F32];[.G3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3]=&quot;FA&quot;;HEX2DEC(COM.MICROSOFT.CONCAT([.H33];[.I33]));HEX2DEC(COM.MICROSOFT.CONCAT([.F33];[.G3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4]=&quot;FA&quot;;HEX2DEC(COM.MICROSOFT.CONCAT([.H34];[.I34]));HEX2DEC(COM.MICROSOFT.CONCAT([.F34];[.G3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5]=&quot;FA&quot;;HEX2DEC(COM.MICROSOFT.CONCAT([.H35];[.I35]));HEX2DEC(COM.MICROSOFT.CONCAT([.F35];[.G3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6]=&quot;FA&quot;;HEX2DEC(COM.MICROSOFT.CONCAT([.H36];[.I36]));HEX2DEC(COM.MICROSOFT.CONCAT([.F36];[.G3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7]=&quot;FA&quot;;HEX2DEC(COM.MICROSOFT.CONCAT([.H37];[.I37]));HEX2DEC(COM.MICROSOFT.CONCAT([.F37];[.G3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38]=&quot;FA&quot;;HEX2DEC(COM.MICROSOFT.CONCAT([.H38];[.I38]));HEX2DEC(COM.MICROSOFT.CONCAT([.F38];[.G3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1"/>
          <table:table-cell table:formula="of:=IF([.E39]=&quot;FA&quot;;HEX2DEC(COM.MICROSOFT.CONCAT([.H39];[.I39]));HEX2DEC(COM.MICROSOFT.CONCAT([.F39];[.G39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1"/>
          <table:table-cell table:formula="of:=IF([.E40]=&quot;FA&quot;;HEX2DEC(COM.MICROSOFT.CONCAT([.H40];[.I40]));HEX2DEC(COM.MICROSOFT.CONCAT([.F40];[.G40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1"/>
          <table:table-cell table:formula="of:=IF([.E41]=&quot;FA&quot;;HEX2DEC(COM.MICROSOFT.CONCAT([.H41];[.I41]));HEX2DEC(COM.MICROSOFT.CONCAT([.F41];[.G41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1"/>
          <table:table-cell table:formula="of:=IF([.E42]=&quot;FA&quot;;HEX2DEC(COM.MICROSOFT.CONCAT([.H42];[.I42]));HEX2DEC(COM.MICROSOFT.CONCAT([.F42];[.G42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1"/>
          <table:table-cell table:formula="of:=IF([.E43]=&quot;FA&quot;;HEX2DEC(COM.MICROSOFT.CONCAT([.H43];[.I43]));HEX2DEC(COM.MICROSOFT.CONCAT([.F43];[.G43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4]=&quot;FA&quot;;HEX2DEC(COM.MICROSOFT.CONCAT([.H44];[.I44]));HEX2DEC(COM.MICROSOFT.CONCAT([.F44];[.G4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5]=&quot;FA&quot;;HEX2DEC(COM.MICROSOFT.CONCAT([.H45];[.I45]));HEX2DEC(COM.MICROSOFT.CONCAT([.F45];[.G4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6]=&quot;FA&quot;;HEX2DEC(COM.MICROSOFT.CONCAT([.H46];[.I46]));HEX2DEC(COM.MICROSOFT.CONCAT([.F46];[.G4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7]=&quot;FA&quot;;HEX2DEC(COM.MICROSOFT.CONCAT([.H47];[.I47]));HEX2DEC(COM.MICROSOFT.CONCAT([.F47];[.G4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8]=&quot;FA&quot;;HEX2DEC(COM.MICROSOFT.CONCAT([.H48];[.I48]));HEX2DEC(COM.MICROSOFT.CONCAT([.F48];[.G4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49]=&quot;FA&quot;;HEX2DEC(COM.MICROSOFT.CONCAT([.H49];[.I49]));HEX2DEC(COM.MICROSOFT.CONCAT([.F49];[.G4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50]=&quot;FA&quot;;HEX2DEC(COM.MICROSOFT.CONCAT([.H50];[.I50]));HEX2DEC(COM.MICROSOFT.CONCAT([.F50];[.G5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51]=&quot;FA&quot;;HEX2DEC(COM.MICROSOFT.CONCAT([.H51];[.I51]));HEX2DEC(COM.MICROSOFT.CONCAT([.F51];[.G5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52]=&quot;FA&quot;;HEX2DEC(COM.MICROSOFT.CONCAT([.H52];[.I52]));HEX2DEC(COM.MICROSOFT.CONCAT([.F52];[.G5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table:style-name="ce1"/>
          <table:table-cell table:formula="of:=IF([.E53]=&quot;FA&quot;;HEX2DEC(COM.MICROSOFT.CONCAT([.H53];[.I53]));HEX2DEC(COM.MICROSOFT.CONCAT([.F53];[.G53])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ge 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]=&quot;FA&quot;;HEX2DEC(COM.MICROSOFT.CONCAT([.H56];[.I56]));HEX2DEC(COM.MICROSOFT.CONCAT([.F56];[.G56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3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]=&quot;FA&quot;;HEX2DEC(COM.MICROSOFT.CONCAT([.H57];[.I57]));HEX2DEC(COM.MICROSOFT.CONCAT([.F57];[.G57])))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5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]=&quot;FA&quot;;HEX2DEC(COM.MICROSOFT.CONCAT([.H58];[.I58]));HEX2DEC(COM.MICROSOFT.CONCAT([.F58];[.G58])))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]=&quot;FA&quot;;HEX2DEC(COM.MICROSOFT.CONCAT([.H59];[.I59]));HEX2DEC(COM.MICROSOFT.CONCAT([.F59];[.G59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]=&quot;FA&quot;;HEX2DEC(COM.MICROSOFT.CONCAT([.H60];[.I60]));HEX2DEC(COM.MICROSOFT.CONCAT([.F60];[.G60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3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]=&quot;FA&quot;;HEX2DEC(COM.MICROSOFT.CONCAT([.H61];[.I61]));HEX2DEC(COM.MICROSOFT.CONCAT([.F61];[.G61])))" office:value-type="float" office:value="1336" calcext:value-type="float">
            <text:p>1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3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]=&quot;FA&quot;;HEX2DEC(COM.MICROSOFT.CONCAT([.H62];[.I62]));HEX2DEC(COM.MICROSOFT.CONCAT([.F62];[.G62])))" office:value-type="float" office:value="1337" calcext:value-type="float">
            <text:p>1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3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]=&quot;FA&quot;;HEX2DEC(COM.MICROSOFT.CONCAT([.H63];[.I63]));HEX2DEC(COM.MICROSOFT.CONCAT([.F63];[.G63])))" office:value-type="float" office:value="1337" calcext:value-type="float">
            <text:p>1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]=&quot;FA&quot;;HEX2DEC(COM.MICROSOFT.CONCAT([.H64];[.I64]));HEX2DEC(COM.MICROSOFT.CONCAT([.F64];[.G64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]=&quot;FA&quot;;HEX2DEC(COM.MICROSOFT.CONCAT([.H65];[.I65]));HEX2DEC(COM.MICROSOFT.CONCAT([.F65];[.G65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6]=&quot;FA&quot;;HEX2DEC(COM.MICROSOFT.CONCAT([.H66];[.I66]));HEX2DEC(COM.MICROSOFT.CONCAT([.F66];[.G66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7]=&quot;FA&quot;;HEX2DEC(COM.MICROSOFT.CONCAT([.H67];[.I67]));HEX2DEC(COM.MICROSOFT.CONCAT([.F67];[.G67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8]=&quot;FA&quot;;HEX2DEC(COM.MICROSOFT.CONCAT([.H68];[.I68]));HEX2DEC(COM.MICROSOFT.CONCAT([.F68];[.G68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9]=&quot;FA&quot;;HEX2DEC(COM.MICROSOFT.CONCAT([.H69];[.I69]));HEX2DEC(COM.MICROSOFT.CONCAT([.F69];[.G69])))" office:value-type="float" office:value="1339" calcext:value-type="float">
            <text:p>13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/>
          <table:table-cell table:formula="of:=IF([.E70]=&quot;FA&quot;;HEX2DEC(COM.MICROSOFT.CONCAT([.H70];[.I70]));HEX2DEC(COM.MICROSOFT.CONCAT([.F70];[.G70])))" office:value-type="float" office:value="323" calcext:value-type="float">
            <text:p>3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2</text:p>
          </table:table-cell>
          <table:table-cell/>
          <table:table-cell table:formula="of:=IF([.E71]=&quot;FA&quot;;HEX2DEC(COM.MICROSOFT.CONCAT([.H71];[.I71]));HEX2DEC(COM.MICROSOFT.CONCAT([.F71];[.G71])))" office:value-type="float" office:value="338" calcext:value-type="float">
            <text:p>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1</text:p>
          </table:table-cell>
          <table:table-cell/>
          <table:table-cell table:formula="of:=IF([.E72]=&quot;FA&quot;;HEX2DEC(COM.MICROSOFT.CONCAT([.H72];[.I72]));HEX2DEC(COM.MICROSOFT.CONCAT([.F72];[.G72])))" office:value-type="float" office:value="353" calcext:value-type="float">
            <text:p>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3]=&quot;FA&quot;;HEX2DEC(COM.MICROSOFT.CONCAT([.H73];[.I73]));HEX2DEC(COM.MICROSOFT.CONCAT([.F73];[.G7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4]=&quot;FA&quot;;HEX2DEC(COM.MICROSOFT.CONCAT([.H74];[.I74]));HEX2DEC(COM.MICROSOFT.CONCAT([.F74];[.G7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5]=&quot;FA&quot;;HEX2DEC(COM.MICROSOFT.CONCAT([.H75];[.I75]));HEX2DEC(COM.MICROSOFT.CONCAT([.F75];[.G7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6]=&quot;FA&quot;;HEX2DEC(COM.MICROSOFT.CONCAT([.H76];[.I76]));HEX2DEC(COM.MICROSOFT.CONCAT([.F76];[.G7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7]=&quot;FA&quot;;HEX2DEC(COM.MICROSOFT.CONCAT([.H77];[.I77]));HEX2DEC(COM.MICROSOFT.CONCAT([.F77];[.G7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8]=&quot;FA&quot;;HEX2DEC(COM.MICROSOFT.CONCAT([.H78];[.I78]));HEX2DEC(COM.MICROSOFT.CONCAT([.F78];[.G7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]=&quot;FA&quot;;HEX2DEC(COM.MICROSOFT.CONCAT([.H79];[.I79]));HEX2DEC(COM.MICROSOFT.CONCAT([.F79];[.G7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]=&quot;FA&quot;;HEX2DEC(COM.MICROSOFT.CONCAT([.H80];[.I80]));HEX2DEC(COM.MICROSOFT.CONCAT([.F80];[.G8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]=&quot;FA&quot;;HEX2DEC(COM.MICROSOFT.CONCAT([.H81];[.I81]));HEX2DEC(COM.MICROSOFT.CONCAT([.F81];[.G8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2]=&quot;FA&quot;;HEX2DEC(COM.MICROSOFT.CONCAT([.H82];[.I82]));HEX2DEC(COM.MICROSOFT.CONCAT([.F82];[.G8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/>
          <table:table-cell table:formula="of:=IF([.E83]=&quot;FA&quot;;HEX2DEC(COM.MICROSOFT.CONCAT([.H83];[.I83]));HEX2DEC(COM.MICROSOFT.CONCAT([.F83];[.G83])))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/>
          <table:table-cell table:formula="of:=IF([.E84]=&quot;FA&quot;;HEX2DEC(COM.MICROSOFT.CONCAT([.H84];[.I84]));HEX2DEC(COM.MICROSOFT.CONCAT([.F84];[.G84])))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/>
          <table:table-cell table:formula="of:=IF([.E85]=&quot;FA&quot;;HEX2DEC(COM.MICROSOFT.CONCAT([.H85];[.I85]));HEX2DEC(COM.MICROSOFT.CONCAT([.F85];[.G85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86]=&quot;FA&quot;;HEX2DEC(COM.MICROSOFT.CONCAT([.H86];[.I86]));HEX2DEC(COM.MICROSOFT.CONCAT([.F86];[.G86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/>
          <table:table-cell table:formula="of:=IF([.E87]=&quot;FA&quot;;HEX2DEC(COM.MICROSOFT.CONCAT([.H87];[.I87]));HEX2DEC(COM.MICROSOFT.CONCAT([.F87];[.G87]))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8]=&quot;FA&quot;;HEX2DEC(COM.MICROSOFT.CONCAT([.H88];[.I88]));HEX2DEC(COM.MICROSOFT.CONCAT([.F88];[.G8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9]=&quot;FA&quot;;HEX2DEC(COM.MICROSOFT.CONCAT([.H89];[.I89]));HEX2DEC(COM.MICROSOFT.CONCAT([.F89];[.G8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0]=&quot;FA&quot;;HEX2DEC(COM.MICROSOFT.CONCAT([.H90];[.I90]));HEX2DEC(COM.MICROSOFT.CONCAT([.F90];[.G9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1]=&quot;FA&quot;;HEX2DEC(COM.MICROSOFT.CONCAT([.H91];[.I91]));HEX2DEC(COM.MICROSOFT.CONCAT([.F91];[.G9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2]=&quot;FA&quot;;HEX2DEC(COM.MICROSOFT.CONCAT([.H92];[.I92]));HEX2DEC(COM.MICROSOFT.CONCAT([.F92];[.G9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3]=&quot;FA&quot;;HEX2DEC(COM.MICROSOFT.CONCAT([.H93];[.I93]));HEX2DEC(COM.MICROSOFT.CONCAT([.F93];[.G9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4]=&quot;FA&quot;;HEX2DEC(COM.MICROSOFT.CONCAT([.H94];[.I94]));HEX2DEC(COM.MICROSOFT.CONCAT([.F94];[.G9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5]=&quot;FA&quot;;HEX2DEC(COM.MICROSOFT.CONCAT([.H95];[.I95]));HEX2DEC(COM.MICROSOFT.CONCAT([.F95];[.G9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6]=&quot;FA&quot;;HEX2DEC(COM.MICROSOFT.CONCAT([.H96];[.I96]));HEX2DEC(COM.MICROSOFT.CONCAT([.F96];[.G9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97]=&quot;FA&quot;;HEX2DEC(COM.MICROSOFT.CONCAT([.H97];[.I97]));HEX2DEC(COM.MICROSOFT.CONCAT([.F97];[.G9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98]=&quot;FA&quot;;HEX2DEC(COM.MICROSOFT.CONCAT([.H98];[.I98]));HEX2DEC(COM.MICROSOFT.CONCAT([.F98];[.G98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99]=&quot;FA&quot;;HEX2DEC(COM.MICROSOFT.CONCAT([.H99];[.I99]));HEX2DEC(COM.MICROSOFT.CONCAT([.F99];[.G99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0]=&quot;FA&quot;;HEX2DEC(COM.MICROSOFT.CONCAT([.H100];[.I100]));HEX2DEC(COM.MICROSOFT.CONCAT([.F100];[.G100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1]=&quot;FA&quot;;HEX2DEC(COM.MICROSOFT.CONCAT([.H101];[.I101]));HEX2DEC(COM.MICROSOFT.CONCAT([.F101];[.G101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2]=&quot;FA&quot;;HEX2DEC(COM.MICROSOFT.CONCAT([.H102];[.I102]));HEX2DEC(COM.MICROSOFT.CONCAT([.F102];[.G102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3]=&quot;FA&quot;;HEX2DEC(COM.MICROSOFT.CONCAT([.H103];[.I103]));HEX2DEC(COM.MICROSOFT.CONCAT([.F103];[.G103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4]=&quot;FA&quot;;HEX2DEC(COM.MICROSOFT.CONCAT([.H104];[.I104]));HEX2DEC(COM.MICROSOFT.CONCAT([.F104];[.G104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5]=&quot;FA&quot;;HEX2DEC(COM.MICROSOFT.CONCAT([.H105];[.I105]));HEX2DEC(COM.MICROSOFT.CONCAT([.F105];[.G105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106]=&quot;FA&quot;;HEX2DEC(COM.MICROSOFT.CONCAT([.H106];[.I106]));HEX2DEC(COM.MICROSOFT.CONCAT([.F106];[.G106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4E</text:p>
          </table:table-cell>
          <table:table-cell/>
          <table:table-cell table:formula="of:=IF([.E107]=&quot;FA&quot;;HEX2DEC(COM.MICROSOFT.CONCAT([.H107];[.I107]));HEX2DEC(COM.MICROSOFT.CONCAT([.F107];[.G107])))" office:value-type="float" office:value="334" calcext:value-type="float">
            <text:p>3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/>
          <table:table-cell table:formula="of:=IF([.E108]=&quot;FA&quot;;HEX2DEC(COM.MICROSOFT.CONCAT([.H108];[.I108]));HEX2DEC(COM.MICROSOFT.CONCAT([.F108];[.G108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A</text:p>
          </table:table-cell>
          <table:table-cell/>
          <table:table-cell table:formula="of:=IF([.E109]=&quot;FA&quot;;HEX2DEC(COM.MICROSOFT.CONCAT([.H109];[.I109]));HEX2DEC(COM.MICROSOFT.CONCAT([.F109];[.G109])))" office:value-type="float" office:value="346" calcext:value-type="float">
            <text:p>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10]=&quot;FA&quot;;HEX2DEC(COM.MICROSOFT.CONCAT([.H110];[.I110]));HEX2DEC(COM.MICROSOFT.CONCAT([.F110];[.G110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1</text:p>
          </table:table-cell>
          <table:table-cell/>
          <table:table-cell table:formula="of:=IF([.E111]=&quot;FA&quot;;HEX2DEC(COM.MICROSOFT.CONCAT([.H111];[.I111]));HEX2DEC(COM.MICROSOFT.CONCAT([.F111];[.G111])))" office:value-type="float" office:value="353" calcext:value-type="float">
            <text:p>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112]=&quot;FA&quot;;HEX2DEC(COM.MICROSOFT.CONCAT([.H112];[.I112]));HEX2DEC(COM.MICROSOFT.CONCAT([.F112];[.G112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/>
          <table:table-cell table:formula="of:=IF([.E113]=&quot;FA&quot;;HEX2DEC(COM.MICROSOFT.CONCAT([.H113];[.I113]));HEX2DEC(COM.MICROSOFT.CONCAT([.F113];[.G113])))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/>
          <table:table-cell table:formula="of:=IF([.E114]=&quot;FA&quot;;HEX2DEC(COM.MICROSOFT.CONCAT([.H114];[.I114]));HEX2DEC(COM.MICROSOFT.CONCAT([.F114];[.G114])))" office:value-type="float" office:value="359" calcext:value-type="float">
            <text:p>3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115]=&quot;FA&quot;;HEX2DEC(COM.MICROSOFT.CONCAT([.H115];[.I115]));HEX2DEC(COM.MICROSOFT.CONCAT([.F115];[.G115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4E</text:p>
          </table:table-cell>
          <table:table-cell/>
          <table:table-cell table:formula="of:=IF([.E116]=&quot;FA&quot;;HEX2DEC(COM.MICROSOFT.CONCAT([.H116];[.I116]));HEX2DEC(COM.MICROSOFT.CONCAT([.F116];[.G116])))" office:value-type="float" office:value="334" calcext:value-type="float">
            <text:p>3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/>
          <table:table-cell table:formula="of:=IF([.E117]=&quot;FA&quot;;HEX2DEC(COM.MICROSOFT.CONCAT([.H117];[.I117]));HEX2DEC(COM.MICROSOFT.CONCAT([.F117];[.G117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/>
          <table:table-cell table:formula="of:=IF([.E118]=&quot;FA&quot;;HEX2DEC(COM.MICROSOFT.CONCAT([.H118];[.I118]));HEX2DEC(COM.MICROSOFT.CONCAT([.F118];[.G118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119]=&quot;FA&quot;;HEX2DEC(COM.MICROSOFT.CONCAT([.H119];[.I119]));HEX2DEC(COM.MICROSOFT.CONCAT([.F119];[.G119])))"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/>
          <table:table-cell table:formula="of:=IF([.E120]=&quot;FA&quot;;HEX2DEC(COM.MICROSOFT.CONCAT([.H120];[.I120]));HEX2DEC(COM.MICROSOFT.CONCAT([.F120];[.G120])))" office:value-type="float" office:value="352" calcext:value-type="float">
            <text:p>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121]=&quot;FA&quot;;HEX2DEC(COM.MICROSOFT.CONCAT([.H121];[.I121]));HEX2DEC(COM.MICROSOFT.CONCAT([.F121];[.G121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122]=&quot;FA&quot;;HEX2DEC(COM.MICROSOFT.CONCAT([.H122];[.I122]));HEX2DEC(COM.MICROSOFT.CONCAT([.F122];[.G122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/>
          <table:table-cell table:formula="of:=IF([.E123]=&quot;FA&quot;;HEX2DEC(COM.MICROSOFT.CONCAT([.H123];[.I123]));HEX2DEC(COM.MICROSOFT.CONCAT([.F123];[.G123])))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/>
          <table:table-cell table:formula="of:=IF([.E124]=&quot;FA&quot;;HEX2DEC(COM.MICROSOFT.CONCAT([.H124];[.I124]));HEX2DEC(COM.MICROSOFT.CONCAT([.F124];[.G124])))" office:value-type="float" office:value="359" calcext:value-type="float">
            <text:p>3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125]=&quot;FA&quot;;HEX2DEC(COM.MICROSOFT.CONCAT([.H125];[.I125]));HEX2DEC(COM.MICROSOFT.CONCAT([.F125];[.G125])))" office:value-type="float" office:value="1134" calcext:value-type="float">
            <text:p>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126]=&quot;FA&quot;;HEX2DEC(COM.MICROSOFT.CONCAT([.H126];[.I126]));HEX2DEC(COM.MICROSOFT.CONCAT([.F126];[.G126])))" office:value-type="float" office:value="1134" calcext:value-type="float">
            <text:p>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/>
          <table:table-cell table:formula="of:=IF([.E127]=&quot;FA&quot;;HEX2DEC(COM.MICROSOFT.CONCAT([.H127];[.I127]));HEX2DEC(COM.MICROSOFT.CONCAT([.F127];[.G127])))" office:value-type="float" office:value="1140" calcext:value-type="float">
            <text:p>1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128]=&quot;FA&quot;;HEX2DEC(COM.MICROSOFT.CONCAT([.H128];[.I128]));HEX2DEC(COM.MICROSOFT.CONCAT([.F128];[.G128])))" office:value-type="float" office:value="1134" calcext:value-type="float">
            <text:p>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129]=&quot;FA&quot;;HEX2DEC(COM.MICROSOFT.CONCAT([.H129];[.I129]));HEX2DEC(COM.MICROSOFT.CONCAT([.F129];[.G129])))" office:value-type="float" office:value="1134" calcext:value-type="float">
            <text:p>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130]=&quot;FA&quot;;HEX2DEC(COM.MICROSOFT.CONCAT([.H130];[.I130]));HEX2DEC(COM.MICROSOFT.CONCAT([.F130];[.G130])))" office:value-type="float" office:value="1134" calcext:value-type="float">
            <text:p>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2</text:p>
          </table:table-cell>
          <table:table-cell/>
          <table:table-cell table:formula="of:=IF([.E131]=&quot;FA&quot;;HEX2DEC(COM.MICROSOFT.CONCAT([.H131];[.I131]));HEX2DEC(COM.MICROSOFT.CONCAT([.F131];[.G131])))" office:value-type="float" office:value="1122" calcext:value-type="float">
            <text:p>1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/>
          <table:table-cell table:formula="of:=IF([.E132]=&quot;FA&quot;;HEX2DEC(COM.MICROSOFT.CONCAT([.H132];[.I132]));HEX2DEC(COM.MICROSOFT.CONCAT([.F132];[.G132])))" office:value-type="float" office:value="1140" calcext:value-type="float">
            <text:p>1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2</text:p>
          </table:table-cell>
          <table:table-cell/>
          <table:table-cell table:formula="of:=IF([.E133]=&quot;FA&quot;;HEX2DEC(COM.MICROSOFT.CONCAT([.H133];[.I133]));HEX2DEC(COM.MICROSOFT.CONCAT([.F133];[.G133])))" office:value-type="float" office:value="1122" calcext:value-type="float">
            <text:p>1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/>
          <table:table-cell table:formula="of:=IF([.E134]=&quot;FA&quot;;HEX2DEC(COM.MICROSOFT.CONCAT([.H134];[.I134]));HEX2DEC(COM.MICROSOFT.CONCAT([.F134];[.G134])))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/>
          <table:table-cell table:formula="of:=IF([.E135]=&quot;FA&quot;;HEX2DEC(COM.MICROSOFT.CONCAT([.H135];[.I135]));HEX2DEC(COM.MICROSOFT.CONCAT([.F135];[.G135])))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/>
          <table:table-cell table:formula="of:=IF([.E136]=&quot;FA&quot;;HEX2DEC(COM.MICROSOFT.CONCAT([.H136];[.I136]));HEX2DEC(COM.MICROSOFT.CONCAT([.F136];[.G136])))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/>
          <table:table-cell table:formula="of:=IF([.E137]=&quot;FA&quot;;HEX2DEC(COM.MICROSOFT.CONCAT([.H137];[.I137]));HEX2DEC(COM.MICROSOFT.CONCAT([.F137];[.G137]))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/>
          <table:table-cell table:formula="of:=IF([.E138]=&quot;FA&quot;;HEX2DEC(COM.MICROSOFT.CONCAT([.H138];[.I138]));HEX2DEC(COM.MICROSOFT.CONCAT([.F138];[.G138]))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/>
          <table:table-cell table:formula="of:=IF([.E139]=&quot;FA&quot;;HEX2DEC(COM.MICROSOFT.CONCAT([.H139];[.I139]));HEX2DEC(COM.MICROSOFT.CONCAT([.F139];[.G139]))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/>
          <table:table-cell table:formula="of:=IF([.E140]=&quot;FA&quot;;HEX2DEC(COM.MICROSOFT.CONCAT([.H140];[.I140]));HEX2DEC(COM.MICROSOFT.CONCAT([.F140];[.G140])))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/>
          <table:table-cell table:formula="of:=IF([.E141]=&quot;FA&quot;;HEX2DEC(COM.MICROSOFT.CONCAT([.H141];[.I141]));HEX2DEC(COM.MICROSOFT.CONCAT([.F141];[.G141])))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/>
          <table:table-cell table:formula="of:=IF([.E142]=&quot;FA&quot;;HEX2DEC(COM.MICROSOFT.CONCAT([.H142];[.I142]));HEX2DEC(COM.MICROSOFT.CONCAT([.F142];[.G142])))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43]=&quot;FA&quot;;HEX2DEC(COM.MICROSOFT.CONCAT([.H143];[.I143]));HEX2DEC(COM.MICROSOFT.CONCAT([.F143];[.G143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44]=&quot;FA&quot;;HEX2DEC(COM.MICROSOFT.CONCAT([.H144];[.I144]));HEX2DEC(COM.MICROSOFT.CONCAT([.F144];[.G144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45]=&quot;FA&quot;;HEX2DEC(COM.MICROSOFT.CONCAT([.H145];[.I145]));HEX2DEC(COM.MICROSOFT.CONCAT([.F145];[.G145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146]=&quot;FA&quot;;HEX2DEC(COM.MICROSOFT.CONCAT([.H146];[.I146]));HEX2DEC(COM.MICROSOFT.CONCAT([.F146];[.G146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147]=&quot;FA&quot;;HEX2DEC(COM.MICROSOFT.CONCAT([.H147];[.I147]));HEX2DEC(COM.MICROSOFT.CONCAT([.F147];[.G147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148]=&quot;FA&quot;;HEX2DEC(COM.MICROSOFT.CONCAT([.H148];[.I148]));HEX2DEC(COM.MICROSOFT.CONCAT([.F148];[.G148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149]=&quot;FA&quot;;HEX2DEC(COM.MICROSOFT.CONCAT([.H149];[.I149]));HEX2DEC(COM.MICROSOFT.CONCAT([.F149];[.G149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/>
          <table:table-cell table:formula="of:=IF([.E150]=&quot;FA&quot;;HEX2DEC(COM.MICROSOFT.CONCAT([.H150];[.I150]));HEX2DEC(COM.MICROSOFT.CONCAT([.F150];[.G150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151]=&quot;FA&quot;;HEX2DEC(COM.MICROSOFT.CONCAT([.H151];[.I151]));HEX2DEC(COM.MICROSOFT.CONCAT([.F151];[.G151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2]=&quot;FA&quot;;HEX2DEC(COM.MICROSOFT.CONCAT([.H152];[.I152]));HEX2DEC(COM.MICROSOFT.CONCAT([.F152];[.G152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3]=&quot;FA&quot;;HEX2DEC(COM.MICROSOFT.CONCAT([.H153];[.I153]));HEX2DEC(COM.MICROSOFT.CONCAT([.F153];[.G153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4]=&quot;FA&quot;;HEX2DEC(COM.MICROSOFT.CONCAT([.H154];[.I154]));HEX2DEC(COM.MICROSOFT.CONCAT([.F154];[.G154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5]=&quot;FA&quot;;HEX2DEC(COM.MICROSOFT.CONCAT([.H155];[.I155]));HEX2DEC(COM.MICROSOFT.CONCAT([.F155];[.G155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6]=&quot;FA&quot;;HEX2DEC(COM.MICROSOFT.CONCAT([.H156];[.I156]));HEX2DEC(COM.MICROSOFT.CONCAT([.F156];[.G156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7]=&quot;FA&quot;;HEX2DEC(COM.MICROSOFT.CONCAT([.H157];[.I157]));HEX2DEC(COM.MICROSOFT.CONCAT([.F157];[.G157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8]=&quot;FA&quot;;HEX2DEC(COM.MICROSOFT.CONCAT([.H158];[.I158]));HEX2DEC(COM.MICROSOFT.CONCAT([.F158];[.G158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59]=&quot;FA&quot;;HEX2DEC(COM.MICROSOFT.CONCAT([.H159];[.I159]));HEX2DEC(COM.MICROSOFT.CONCAT([.F159];[.G159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160]=&quot;FA&quot;;HEX2DEC(COM.MICROSOFT.CONCAT([.H160];[.I160]));HEX2DEC(COM.MICROSOFT.CONCAT([.F160];[.G160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1]=&quot;FA&quot;;HEX2DEC(COM.MICROSOFT.CONCAT([.H161];[.I161]));HEX2DEC(COM.MICROSOFT.CONCAT([.F161];[.G161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2]=&quot;FA&quot;;HEX2DEC(COM.MICROSOFT.CONCAT([.H162];[.I162]));HEX2DEC(COM.MICROSOFT.CONCAT([.F162];[.G162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3]=&quot;FA&quot;;HEX2DEC(COM.MICROSOFT.CONCAT([.H163];[.I163]));HEX2DEC(COM.MICROSOFT.CONCAT([.F163];[.G163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4]=&quot;FA&quot;;HEX2DEC(COM.MICROSOFT.CONCAT([.H164];[.I164]));HEX2DEC(COM.MICROSOFT.CONCAT([.F164];[.G164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5]=&quot;FA&quot;;HEX2DEC(COM.MICROSOFT.CONCAT([.H165];[.I165]));HEX2DEC(COM.MICROSOFT.CONCAT([.F165];[.G165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6]=&quot;FA&quot;;HEX2DEC(COM.MICROSOFT.CONCAT([.H166];[.I166]));HEX2DEC(COM.MICROSOFT.CONCAT([.F166];[.G166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7]=&quot;FA&quot;;HEX2DEC(COM.MICROSOFT.CONCAT([.H167];[.I167]));HEX2DEC(COM.MICROSOFT.CONCAT([.F167];[.G167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8]=&quot;FA&quot;;HEX2DEC(COM.MICROSOFT.CONCAT([.H168];[.I168]));HEX2DEC(COM.MICROSOFT.CONCAT([.F168];[.G168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169]=&quot;FA&quot;;HEX2DEC(COM.MICROSOFT.CONCAT([.H169];[.I169]));HEX2DEC(COM.MICROSOFT.CONCAT([.F169];[.G169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0]=&quot;FA&quot;;HEX2DEC(COM.MICROSOFT.CONCAT([.H170];[.I170]));HEX2DEC(COM.MICROSOFT.CONCAT([.F170];[.G17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1]=&quot;FA&quot;;HEX2DEC(COM.MICROSOFT.CONCAT([.H171];[.I171]));HEX2DEC(COM.MICROSOFT.CONCAT([.F171];[.G17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2]=&quot;FA&quot;;HEX2DEC(COM.MICROSOFT.CONCAT([.H172];[.I172]));HEX2DEC(COM.MICROSOFT.CONCAT([.F172];[.G17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173]=&quot;FA&quot;;HEX2DEC(COM.MICROSOFT.CONCAT([.H173];[.I173]));HEX2DEC(COM.MICROSOFT.CONCAT([.F173];[.G173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4]=&quot;FA&quot;;HEX2DEC(COM.MICROSOFT.CONCAT([.H174];[.I174]));HEX2DEC(COM.MICROSOFT.CONCAT([.F174];[.G17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5]=&quot;FA&quot;;HEX2DEC(COM.MICROSOFT.CONCAT([.H175];[.I175]));HEX2DEC(COM.MICROSOFT.CONCAT([.F175];[.G17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6]=&quot;FA&quot;;HEX2DEC(COM.MICROSOFT.CONCAT([.H176];[.I176]));HEX2DEC(COM.MICROSOFT.CONCAT([.F176];[.G17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7]=&quot;FA&quot;;HEX2DEC(COM.MICROSOFT.CONCAT([.H177];[.I177]));HEX2DEC(COM.MICROSOFT.CONCAT([.F177];[.G17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8]=&quot;FA&quot;;HEX2DEC(COM.MICROSOFT.CONCAT([.H178];[.I178]));HEX2DEC(COM.MICROSOFT.CONCAT([.F178];[.G17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79]=&quot;FA&quot;;HEX2DEC(COM.MICROSOFT.CONCAT([.H179];[.I179]));HEX2DEC(COM.MICROSOFT.CONCAT([.F179];[.G17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80]=&quot;FA&quot;;HEX2DEC(COM.MICROSOFT.CONCAT([.H180];[.I180]));HEX2DEC(COM.MICROSOFT.CONCAT([.F180];[.G18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81]=&quot;FA&quot;;HEX2DEC(COM.MICROSOFT.CONCAT([.H181];[.I181]));HEX2DEC(COM.MICROSOFT.CONCAT([.F181];[.G18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82]=&quot;FA&quot;;HEX2DEC(COM.MICROSOFT.CONCAT([.H182];[.I182]));HEX2DEC(COM.MICROSOFT.CONCAT([.F182];[.G18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83]=&quot;FA&quot;;HEX2DEC(COM.MICROSOFT.CONCAT([.H183];[.I183]));HEX2DEC(COM.MICROSOFT.CONCAT([.F183];[.G18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84]=&quot;FA&quot;;HEX2DEC(COM.MICROSOFT.CONCAT([.H184];[.I184]));HEX2DEC(COM.MICROSOFT.CONCAT([.F184];[.G18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85]=&quot;FA&quot;;HEX2DEC(COM.MICROSOFT.CONCAT([.H185];[.I185]));HEX2DEC(COM.MICROSOFT.CONCAT([.F185];[.G185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86]=&quot;FA&quot;;HEX2DEC(COM.MICROSOFT.CONCAT([.H186];[.I186]));HEX2DEC(COM.MICROSOFT.CONCAT([.F186];[.G186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87]=&quot;FA&quot;;HEX2DEC(COM.MICROSOFT.CONCAT([.H187];[.I187]));HEX2DEC(COM.MICROSOFT.CONCAT([.F187];[.G187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88]=&quot;FA&quot;;HEX2DEC(COM.MICROSOFT.CONCAT([.H188];[.I188]));HEX2DEC(COM.MICROSOFT.CONCAT([.F188];[.G188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89]=&quot;FA&quot;;HEX2DEC(COM.MICROSOFT.CONCAT([.H189];[.I189]));HEX2DEC(COM.MICROSOFT.CONCAT([.F189];[.G189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90]=&quot;FA&quot;;HEX2DEC(COM.MICROSOFT.CONCAT([.H190];[.I190]));HEX2DEC(COM.MICROSOFT.CONCAT([.F190];[.G190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91]=&quot;FA&quot;;HEX2DEC(COM.MICROSOFT.CONCAT([.H191];[.I191]));HEX2DEC(COM.MICROSOFT.CONCAT([.F191];[.G191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92]=&quot;FA&quot;;HEX2DEC(COM.MICROSOFT.CONCAT([.H192];[.I192]));HEX2DEC(COM.MICROSOFT.CONCAT([.F192];[.G192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193]=&quot;FA&quot;;HEX2DEC(COM.MICROSOFT.CONCAT([.H193];[.I193]));HEX2DEC(COM.MICROSOFT.CONCAT([.F193];[.G193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ge 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96]=&quot;FA&quot;;HEX2DEC(COM.MICROSOFT.CONCAT([.H196];[.I196]));HEX2DEC(COM.MICROSOFT.CONCAT([.F196];[.G196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97]=&quot;FA&quot;;HEX2DEC(COM.MICROSOFT.CONCAT([.H197];[.I197]));HEX2DEC(COM.MICROSOFT.CONCAT([.F197];[.G197])))" office:value-type="float" office:value="1324" calcext:value-type="float">
            <text:p>13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98]=&quot;FA&quot;;HEX2DEC(COM.MICROSOFT.CONCAT([.H198];[.I198]));HEX2DEC(COM.MICROSOFT.CONCAT([.F198];[.G198])))" office:value-type="float" office:value="1330" calcext:value-type="float">
            <text:p>13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3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199]=&quot;FA&quot;;HEX2DEC(COM.MICROSOFT.CONCAT([.H199];[.I199]));HEX2DEC(COM.MICROSOFT.CONCAT([.F199];[.G199])))" office:value-type="float" office:value="1336" calcext:value-type="float">
            <text:p>1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0]=&quot;FA&quot;;HEX2DEC(COM.MICROSOFT.CONCAT([.H200];[.I200]));HEX2DEC(COM.MICROSOFT.CONCAT([.F200];[.G200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1]=&quot;FA&quot;;HEX2DEC(COM.MICROSOFT.CONCAT([.H201];[.I201]));HEX2DEC(COM.MICROSOFT.CONCAT([.F201];[.G201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2]=&quot;FA&quot;;HEX2DEC(COM.MICROSOFT.CONCAT([.H202];[.I202]));HEX2DEC(COM.MICROSOFT.CONCAT([.F202];[.G202])))" office:value-type="float" office:value="1338" calcext:value-type="float">
            <text:p>1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3]=&quot;FA&quot;;HEX2DEC(COM.MICROSOFT.CONCAT([.H203];[.I203]));HEX2DEC(COM.MICROSOFT.CONCAT([.F203];[.G203])))" office:value-type="float" office:value="1348" calcext:value-type="float">
            <text:p>1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4]=&quot;FA&quot;;HEX2DEC(COM.MICROSOFT.CONCAT([.H204];[.I204]));HEX2DEC(COM.MICROSOFT.CONCAT([.F204];[.G204])))" office:value-type="float" office:value="1348" calcext:value-type="float">
            <text:p>1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5]=&quot;FA&quot;;HEX2DEC(COM.MICROSOFT.CONCAT([.H205];[.I205]));HEX2DEC(COM.MICROSOFT.CONCAT([.F205];[.G205])))" office:value-type="float" office:value="1351" calcext:value-type="float">
            <text:p>13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6]=&quot;FA&quot;;HEX2DEC(COM.MICROSOFT.CONCAT([.H206];[.I206]));HEX2DEC(COM.MICROSOFT.CONCAT([.F206];[.G206])))" office:value-type="float" office:value="1352" calcext:value-type="float">
            <text:p>1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7]=&quot;FA&quot;;HEX2DEC(COM.MICROSOFT.CONCAT([.H207];[.I207]));HEX2DEC(COM.MICROSOFT.CONCAT([.F207];[.G207])))" office:value-type="float" office:value="1352" calcext:value-type="float">
            <text:p>1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8]=&quot;FA&quot;;HEX2DEC(COM.MICROSOFT.CONCAT([.H208];[.I208]));HEX2DEC(COM.MICROSOFT.CONCAT([.F208];[.G208])))" office:value-type="float" office:value="1352" calcext:value-type="float">
            <text:p>1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09]=&quot;FA&quot;;HEX2DEC(COM.MICROSOFT.CONCAT([.H209];[.I209]));HEX2DEC(COM.MICROSOFT.CONCAT([.F209];[.G20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0]=&quot;FA&quot;;HEX2DEC(COM.MICROSOFT.CONCAT([.H210];[.I210]));HEX2DEC(COM.MICROSOFT.CONCAT([.F210];[.G21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1]=&quot;FA&quot;;HEX2DEC(COM.MICROSOFT.CONCAT([.H211];[.I211]));HEX2DEC(COM.MICROSOFT.CONCAT([.F211];[.G21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2]=&quot;FA&quot;;HEX2DEC(COM.MICROSOFT.CONCAT([.H212];[.I212]));HEX2DEC(COM.MICROSOFT.CONCAT([.F212];[.G21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3]=&quot;FA&quot;;HEX2DEC(COM.MICROSOFT.CONCAT([.H213];[.I213]));HEX2DEC(COM.MICROSOFT.CONCAT([.F213];[.G21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4]=&quot;FA&quot;;HEX2DEC(COM.MICROSOFT.CONCAT([.H214];[.I214]));HEX2DEC(COM.MICROSOFT.CONCAT([.F214];[.G21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5]=&quot;FA&quot;;HEX2DEC(COM.MICROSOFT.CONCAT([.H215];[.I215]));HEX2DEC(COM.MICROSOFT.CONCAT([.F215];[.G21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6]=&quot;FA&quot;;HEX2DEC(COM.MICROSOFT.CONCAT([.H216];[.I216]));HEX2DEC(COM.MICROSOFT.CONCAT([.F216];[.G21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7]=&quot;FA&quot;;HEX2DEC(COM.MICROSOFT.CONCAT([.H217];[.I217]));HEX2DEC(COM.MICROSOFT.CONCAT([.F217];[.G21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8]=&quot;FA&quot;;HEX2DEC(COM.MICROSOFT.CONCAT([.H218];[.I218]));HEX2DEC(COM.MICROSOFT.CONCAT([.F218];[.G21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19]=&quot;FA&quot;;HEX2DEC(COM.MICROSOFT.CONCAT([.H219];[.I219]));HEX2DEC(COM.MICROSOFT.CONCAT([.F219];[.G21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0]=&quot;FA&quot;;HEX2DEC(COM.MICROSOFT.CONCAT([.H220];[.I220]));HEX2DEC(COM.MICROSOFT.CONCAT([.F220];[.G22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1]=&quot;FA&quot;;HEX2DEC(COM.MICROSOFT.CONCAT([.H221];[.I221]));HEX2DEC(COM.MICROSOFT.CONCAT([.F221];[.G22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2]=&quot;FA&quot;;HEX2DEC(COM.MICROSOFT.CONCAT([.H222];[.I222]));HEX2DEC(COM.MICROSOFT.CONCAT([.F222];[.G22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3]=&quot;FA&quot;;HEX2DEC(COM.MICROSOFT.CONCAT([.H223];[.I223]));HEX2DEC(COM.MICROSOFT.CONCAT([.F223];[.G22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4]=&quot;FA&quot;;HEX2DEC(COM.MICROSOFT.CONCAT([.H224];[.I224]));HEX2DEC(COM.MICROSOFT.CONCAT([.F224];[.G22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5]=&quot;FA&quot;;HEX2DEC(COM.MICROSOFT.CONCAT([.H225];[.I225]));HEX2DEC(COM.MICROSOFT.CONCAT([.F225];[.G22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6]=&quot;FA&quot;;HEX2DEC(COM.MICROSOFT.CONCAT([.H226];[.I226]));HEX2DEC(COM.MICROSOFT.CONCAT([.F226];[.G22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7]=&quot;FA&quot;;HEX2DEC(COM.MICROSOFT.CONCAT([.H227];[.I227]));HEX2DEC(COM.MICROSOFT.CONCAT([.F227];[.G22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8]=&quot;FA&quot;;HEX2DEC(COM.MICROSOFT.CONCAT([.H228];[.I228]));HEX2DEC(COM.MICROSOFT.CONCAT([.F228];[.G22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29]=&quot;FA&quot;;HEX2DEC(COM.MICROSOFT.CONCAT([.H229];[.I229]));HEX2DEC(COM.MICROSOFT.CONCAT([.F229];[.G22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30]=&quot;FA&quot;;HEX2DEC(COM.MICROSOFT.CONCAT([.H230];[.I230]));HEX2DEC(COM.MICROSOFT.CONCAT([.F230];[.G23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31]=&quot;FA&quot;;HEX2DEC(COM.MICROSOFT.CONCAT([.H231];[.I231]));HEX2DEC(COM.MICROSOFT.CONCAT([.F231];[.G23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32]=&quot;FA&quot;;HEX2DEC(COM.MICROSOFT.CONCAT([.H232];[.I232]));HEX2DEC(COM.MICROSOFT.CONCAT([.F232];[.G23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233]=&quot;FA&quot;;HEX2DEC(COM.MICROSOFT.CONCAT([.H233];[.I233]));HEX2DEC(COM.MICROSOFT.CONCAT([.F233];[.G233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234]=&quot;FA&quot;;HEX2DEC(COM.MICROSOFT.CONCAT([.H234];[.I234]));HEX2DEC(COM.MICROSOFT.CONCAT([.F234];[.G234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235]=&quot;FA&quot;;HEX2DEC(COM.MICROSOFT.CONCAT([.H235];[.I235]));HEX2DEC(COM.MICROSOFT.CONCAT([.F235];[.G235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236]=&quot;FA&quot;;HEX2DEC(COM.MICROSOFT.CONCAT([.H236];[.I236]));HEX2DEC(COM.MICROSOFT.CONCAT([.F236];[.G236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237]=&quot;FA&quot;;HEX2DEC(COM.MICROSOFT.CONCAT([.H237];[.I237]));HEX2DEC(COM.MICROSOFT.CONCAT([.F237];[.G237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238]=&quot;FA&quot;;HEX2DEC(COM.MICROSOFT.CONCAT([.H238];[.I238]));HEX2DEC(COM.MICROSOFT.CONCAT([.F238];[.G238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/>
          <table:table-cell table:formula="of:=IF([.E239]=&quot;FA&quot;;HEX2DEC(COM.MICROSOFT.CONCAT([.H239];[.I239]));HEX2DEC(COM.MICROSOFT.CONCAT([.F239];[.G239])))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/>
          <table:table-cell table:formula="of:=IF([.E240]=&quot;FA&quot;;HEX2DEC(COM.MICROSOFT.CONCAT([.H240];[.I240]));HEX2DEC(COM.MICROSOFT.CONCAT([.F240];[.G240])))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1B</text:p>
          </table:table-cell>
          <table:table-cell/>
          <table:table-cell table:formula="of:=IF([.E241]=&quot;FA&quot;;HEX2DEC(COM.MICROSOFT.CONCAT([.H241];[.I241]));HEX2DEC(COM.MICROSOFT.CONCAT([.F241];[.G241])))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5</text:p>
          </table:table-cell>
          <table:table-cell/>
          <table:table-cell table:formula="of:=IF([.E242]=&quot;FA&quot;;HEX2DEC(COM.MICROSOFT.CONCAT([.H242];[.I242]));HEX2DEC(COM.MICROSOFT.CONCAT([.F242];[.G242])))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2A</text:p>
          </table:table-cell>
          <table:table-cell/>
          <table:table-cell table:formula="of:=IF([.E243]=&quot;FA&quot;;HEX2DEC(COM.MICROSOFT.CONCAT([.H243];[.I243]));HEX2DEC(COM.MICROSOFT.CONCAT([.F243];[.G243])))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2F</text:p>
          </table:table-cell>
          <table:table-cell/>
          <table:table-cell table:formula="of:=IF([.E244]=&quot;FA&quot;;HEX2DEC(COM.MICROSOFT.CONCAT([.H244];[.I244]));HEX2DEC(COM.MICROSOFT.CONCAT([.F244];[.G244])))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/>
          <table:table-cell table:formula="of:=IF([.E245]=&quot;FA&quot;;HEX2DEC(COM.MICROSOFT.CONCAT([.H245];[.I245]));HEX2DEC(COM.MICROSOFT.CONCAT([.F245];[.G245])))" office:value-type="float" office:value="359" calcext:value-type="float">
            <text:p>3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/>
          <table:table-cell table:formula="of:=IF([.E246]=&quot;FA&quot;;HEX2DEC(COM.MICROSOFT.CONCAT([.H246];[.I246]));HEX2DEC(COM.MICROSOFT.CONCAT([.F246];[.G246])))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47]=&quot;FA&quot;;HEX2DEC(COM.MICROSOFT.CONCAT([.H247];[.I247]));HEX2DEC(COM.MICROSOFT.CONCAT([.F247];[.G247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48]=&quot;FA&quot;;HEX2DEC(COM.MICROSOFT.CONCAT([.H248];[.I248]));HEX2DEC(COM.MICROSOFT.CONCAT([.F248];[.G248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49]=&quot;FA&quot;;HEX2DEC(COM.MICROSOFT.CONCAT([.H249];[.I249]));HEX2DEC(COM.MICROSOFT.CONCAT([.F249];[.G249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50]=&quot;FA&quot;;HEX2DEC(COM.MICROSOFT.CONCAT([.H250];[.I250]));HEX2DEC(COM.MICROSOFT.CONCAT([.F250];[.G250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51]=&quot;FA&quot;;HEX2DEC(COM.MICROSOFT.CONCAT([.H251];[.I251]));HEX2DEC(COM.MICROSOFT.CONCAT([.F251];[.G251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52]=&quot;FA&quot;;HEX2DEC(COM.MICROSOFT.CONCAT([.H252];[.I252]));HEX2DEC(COM.MICROSOFT.CONCAT([.F252];[.G252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53]=&quot;FA&quot;;HEX2DEC(COM.MICROSOFT.CONCAT([.H253];[.I253]));HEX2DEC(COM.MICROSOFT.CONCAT([.F253];[.G253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254]=&quot;FA&quot;;HEX2DEC(COM.MICROSOFT.CONCAT([.H254];[.I254]));HEX2DEC(COM.MICROSOFT.CONCAT([.F254];[.G254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255]=&quot;FA&quot;;HEX2DEC(COM.MICROSOFT.CONCAT([.H255];[.I255]));HEX2DEC(COM.MICROSOFT.CONCAT([.F255];[.G255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/>
          <table:table-cell table:formula="of:=IF([.E256]=&quot;FA&quot;;HEX2DEC(COM.MICROSOFT.CONCAT([.H256];[.I256]));HEX2DEC(COM.MICROSOFT.CONCAT([.F256];[.G256])))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/>
          <table:table-cell table:formula="of:=IF([.E257]=&quot;FA&quot;;HEX2DEC(COM.MICROSOFT.CONCAT([.H257];[.I257]));HEX2DEC(COM.MICROSOFT.CONCAT([.F257];[.G257])))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58]=&quot;FA&quot;;HEX2DEC(COM.MICROSOFT.CONCAT([.H258];[.I258]));HEX2DEC(COM.MICROSOFT.CONCAT([.F258];[.G258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59]=&quot;FA&quot;;HEX2DEC(COM.MICROSOFT.CONCAT([.H259];[.I259]));HEX2DEC(COM.MICROSOFT.CONCAT([.F259];[.G259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60]=&quot;FA&quot;;HEX2DEC(COM.MICROSOFT.CONCAT([.H260];[.I260]));HEX2DEC(COM.MICROSOFT.CONCAT([.F260];[.G260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61]=&quot;FA&quot;;HEX2DEC(COM.MICROSOFT.CONCAT([.H261];[.I261]));HEX2DEC(COM.MICROSOFT.CONCAT([.F261];[.G261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62]=&quot;FA&quot;;HEX2DEC(COM.MICROSOFT.CONCAT([.H262];[.I262]));HEX2DEC(COM.MICROSOFT.CONCAT([.F262];[.G262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/>
          <table:table-cell table:formula="of:=IF([.E263]=&quot;FA&quot;;HEX2DEC(COM.MICROSOFT.CONCAT([.H263];[.I263]));HEX2DEC(COM.MICROSOFT.CONCAT([.F263];[.G263])))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64]=&quot;FA&quot;;HEX2DEC(COM.MICROSOFT.CONCAT([.H264];[.I264]));HEX2DEC(COM.MICROSOFT.CONCAT([.F264];[.G264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65]=&quot;FA&quot;;HEX2DEC(COM.MICROSOFT.CONCAT([.H265];[.I265]));HEX2DEC(COM.MICROSOFT.CONCAT([.F265];[.G265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/>
          <table:table-cell table:formula="of:=IF([.E266]=&quot;FA&quot;;HEX2DEC(COM.MICROSOFT.CONCAT([.H266];[.I266]));HEX2DEC(COM.MICROSOFT.CONCAT([.F266];[.G266])))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2</text:p>
          </table:table-cell>
          <table:table-cell/>
          <table:table-cell table:formula="of:=IF([.E267]=&quot;FA&quot;;HEX2DEC(COM.MICROSOFT.CONCAT([.H267];[.I267]));HEX2DEC(COM.MICROSOFT.CONCAT([.F267];[.G267])))" office:value-type="float" office:value="1122" calcext:value-type="float">
            <text:p>1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/>
          <table:table-cell table:formula="of:=IF([.E268]=&quot;FA&quot;;HEX2DEC(COM.MICROSOFT.CONCAT([.H268];[.I268]));HEX2DEC(COM.MICROSOFT.CONCAT([.F268];[.G268])))" office:value-type="float" office:value="1140" calcext:value-type="float">
            <text:p>1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8</text:p>
          </table:table-cell>
          <table:table-cell/>
          <table:table-cell table:formula="of:=IF([.E269]=&quot;FA&quot;;HEX2DEC(COM.MICROSOFT.CONCAT([.H269];[.I269]));HEX2DEC(COM.MICROSOFT.CONCAT([.F269];[.G269])))" office:value-type="float" office:value="1128" calcext:value-type="float">
            <text:p>1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270]=&quot;FA&quot;;HEX2DEC(COM.MICROSOFT.CONCAT([.H270];[.I270]));HEX2DEC(COM.MICROSOFT.CONCAT([.F270];[.G270])))" office:value-type="float" office:value="1134" calcext:value-type="float">
            <text:p>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71]=&quot;FA&quot;;HEX2DEC(COM.MICROSOFT.CONCAT([.H271];[.I271]));HEX2DEC(COM.MICROSOFT.CONCAT([.F271];[.G27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72]=&quot;FA&quot;;HEX2DEC(COM.MICROSOFT.CONCAT([.H272];[.I272]));HEX2DEC(COM.MICROSOFT.CONCAT([.F272];[.G27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73]=&quot;FA&quot;;HEX2DEC(COM.MICROSOFT.CONCAT([.H273];[.I273]));HEX2DEC(COM.MICROSOFT.CONCAT([.F273];[.G27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74]=&quot;FA&quot;;HEX2DEC(COM.MICROSOFT.CONCAT([.H274];[.I274]));HEX2DEC(COM.MICROSOFT.CONCAT([.F274];[.G27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275]=&quot;FA&quot;;HEX2DEC(COM.MICROSOFT.CONCAT([.H275];[.I275]));HEX2DEC(COM.MICROSOFT.CONCAT([.F275];[.G27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276]=&quot;FA&quot;;HEX2DEC(COM.MICROSOFT.CONCAT([.H276];[.I276]));HEX2DEC(COM.MICROSOFT.CONCAT([.F276];[.G276])))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8</text:p>
          </table:table-cell>
          <table:table-cell/>
          <table:table-cell table:formula="of:=IF([.E277]=&quot;FA&quot;;HEX2DEC(COM.MICROSOFT.CONCAT([.H277];[.I277]));HEX2DEC(COM.MICROSOFT.CONCAT([.F277];[.G277])))" office:value-type="float" office:value="1608" calcext:value-type="float">
            <text:p>1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78]=&quot;FA&quot;;HEX2DEC(COM.MICROSOFT.CONCAT([.H278];[.I278]));HEX2DEC(COM.MICROSOFT.CONCAT([.F278];[.G278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79]=&quot;FA&quot;;HEX2DEC(COM.MICROSOFT.CONCAT([.H279];[.I279]));HEX2DEC(COM.MICROSOFT.CONCAT([.F279];[.G279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0]=&quot;FA&quot;;HEX2DEC(COM.MICROSOFT.CONCAT([.H280];[.I280]));HEX2DEC(COM.MICROSOFT.CONCAT([.F280];[.G280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1]=&quot;FA&quot;;HEX2DEC(COM.MICROSOFT.CONCAT([.H281];[.I281]));HEX2DEC(COM.MICROSOFT.CONCAT([.F281];[.G281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2]=&quot;FA&quot;;HEX2DEC(COM.MICROSOFT.CONCAT([.H282];[.I282]));HEX2DEC(COM.MICROSOFT.CONCAT([.F282];[.G282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3]=&quot;FA&quot;;HEX2DEC(COM.MICROSOFT.CONCAT([.H283];[.I283]));HEX2DEC(COM.MICROSOFT.CONCAT([.F283];[.G283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4]=&quot;FA&quot;;HEX2DEC(COM.MICROSOFT.CONCAT([.H284];[.I284]));HEX2DEC(COM.MICROSOFT.CONCAT([.F284];[.G284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5]=&quot;FA&quot;;HEX2DEC(COM.MICROSOFT.CONCAT([.H285];[.I285]));HEX2DEC(COM.MICROSOFT.CONCAT([.F285];[.G285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6]=&quot;FA&quot;;HEX2DEC(COM.MICROSOFT.CONCAT([.H286];[.I286]));HEX2DEC(COM.MICROSOFT.CONCAT([.F286];[.G286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7]=&quot;FA&quot;;HEX2DEC(COM.MICROSOFT.CONCAT([.H287];[.I287]));HEX2DEC(COM.MICROSOFT.CONCAT([.F287];[.G287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288]=&quot;FA&quot;;HEX2DEC(COM.MICROSOFT.CONCAT([.H288];[.I288]));HEX2DEC(COM.MICROSOFT.CONCAT([.F288];[.G288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289]=&quot;FA&quot;;HEX2DEC(COM.MICROSOFT.CONCAT([.H289];[.I289]));HEX2DEC(COM.MICROSOFT.CONCAT([.F289];[.G289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290]=&quot;FA&quot;;HEX2DEC(COM.MICROSOFT.CONCAT([.H290];[.I290]));HEX2DEC(COM.MICROSOFT.CONCAT([.F290];[.G290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291]=&quot;FA&quot;;HEX2DEC(COM.MICROSOFT.CONCAT([.H291];[.I291]));HEX2DEC(COM.MICROSOFT.CONCAT([.F291];[.G291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292]=&quot;FA&quot;;HEX2DEC(COM.MICROSOFT.CONCAT([.H292];[.I292]));HEX2DEC(COM.MICROSOFT.CONCAT([.F292];[.G292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293]=&quot;FA&quot;;HEX2DEC(COM.MICROSOFT.CONCAT([.H293];[.I293]));HEX2DEC(COM.MICROSOFT.CONCAT([.F293];[.G293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294]=&quot;FA&quot;;HEX2DEC(COM.MICROSOFT.CONCAT([.H294];[.I294]));HEX2DEC(COM.MICROSOFT.CONCAT([.F294];[.G294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295]=&quot;FA&quot;;HEX2DEC(COM.MICROSOFT.CONCAT([.H295];[.I295]));HEX2DEC(COM.MICROSOFT.CONCAT([.F295];[.G295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296]=&quot;FA&quot;;HEX2DEC(COM.MICROSOFT.CONCAT([.H296];[.I296]));HEX2DEC(COM.MICROSOFT.CONCAT([.F296];[.G296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297]=&quot;FA&quot;;HEX2DEC(COM.MICROSOFT.CONCAT([.H297];[.I297]));HEX2DEC(COM.MICROSOFT.CONCAT([.F297];[.G297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298]=&quot;FA&quot;;HEX2DEC(COM.MICROSOFT.CONCAT([.H298];[.I298]));HEX2DEC(COM.MICROSOFT.CONCAT([.F298];[.G298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299]=&quot;FA&quot;;HEX2DEC(COM.MICROSOFT.CONCAT([.H299];[.I299]));HEX2DEC(COM.MICROSOFT.CONCAT([.F299];[.G299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0]=&quot;FA&quot;;HEX2DEC(COM.MICROSOFT.CONCAT([.H300];[.I300]));HEX2DEC(COM.MICROSOFT.CONCAT([.F300];[.G300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1]=&quot;FA&quot;;HEX2DEC(COM.MICROSOFT.CONCAT([.H301];[.I301]));HEX2DEC(COM.MICROSOFT.CONCAT([.F301];[.G301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2]=&quot;FA&quot;;HEX2DEC(COM.MICROSOFT.CONCAT([.H302];[.I302]));HEX2DEC(COM.MICROSOFT.CONCAT([.F302];[.G302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3]=&quot;FA&quot;;HEX2DEC(COM.MICROSOFT.CONCAT([.H303];[.I303]));HEX2DEC(COM.MICROSOFT.CONCAT([.F303];[.G303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4]=&quot;FA&quot;;HEX2DEC(COM.MICROSOFT.CONCAT([.H304];[.I304]));HEX2DEC(COM.MICROSOFT.CONCAT([.F304];[.G304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5]=&quot;FA&quot;;HEX2DEC(COM.MICROSOFT.CONCAT([.H305];[.I305]));HEX2DEC(COM.MICROSOFT.CONCAT([.F305];[.G305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6]=&quot;FA&quot;;HEX2DEC(COM.MICROSOFT.CONCAT([.H306];[.I306]));HEX2DEC(COM.MICROSOFT.CONCAT([.F306];[.G306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7]=&quot;FA&quot;;HEX2DEC(COM.MICROSOFT.CONCAT([.H307];[.I307]));HEX2DEC(COM.MICROSOFT.CONCAT([.F307];[.G307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8]=&quot;FA&quot;;HEX2DEC(COM.MICROSOFT.CONCAT([.H308];[.I308]));HEX2DEC(COM.MICROSOFT.CONCAT([.F308];[.G308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09]=&quot;FA&quot;;HEX2DEC(COM.MICROSOFT.CONCAT([.H309];[.I309]));HEX2DEC(COM.MICROSOFT.CONCAT([.F309];[.G309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310]=&quot;FA&quot;;HEX2DEC(COM.MICROSOFT.CONCAT([.H310];[.I310]));HEX2DEC(COM.MICROSOFT.CONCAT([.F310];[.G310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311]=&quot;FA&quot;;HEX2DEC(COM.MICROSOFT.CONCAT([.H311];[.I311]));HEX2DEC(COM.MICROSOFT.CONCAT([.F311];[.G311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312]=&quot;FA&quot;;HEX2DEC(COM.MICROSOFT.CONCAT([.H312];[.I312]));HEX2DEC(COM.MICROSOFT.CONCAT([.F312];[.G312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313]=&quot;FA&quot;;HEX2DEC(COM.MICROSOFT.CONCAT([.H313];[.I313]));HEX2DEC(COM.MICROSOFT.CONCAT([.F313];[.G313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14]=&quot;FA&quot;;HEX2DEC(COM.MICROSOFT.CONCAT([.H314];[.I314]));HEX2DEC(COM.MICROSOFT.CONCAT([.F314];[.G314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315]=&quot;FA&quot;;HEX2DEC(COM.MICROSOFT.CONCAT([.H315];[.I315]));HEX2DEC(COM.MICROSOFT.CONCAT([.F315];[.G315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316]=&quot;FA&quot;;HEX2DEC(COM.MICROSOFT.CONCAT([.H316];[.I316]));HEX2DEC(COM.MICROSOFT.CONCAT([.F316];[.G316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17]=&quot;FA&quot;;HEX2DEC(COM.MICROSOFT.CONCAT([.H317];[.I317]));HEX2DEC(COM.MICROSOFT.CONCAT([.F317];[.G317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18]=&quot;FA&quot;;HEX2DEC(COM.MICROSOFT.CONCAT([.H318];[.I318]));HEX2DEC(COM.MICROSOFT.CONCAT([.F318];[.G318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19]=&quot;FA&quot;;HEX2DEC(COM.MICROSOFT.CONCAT([.H319];[.I319]));HEX2DEC(COM.MICROSOFT.CONCAT([.F319];[.G319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20]=&quot;FA&quot;;HEX2DEC(COM.MICROSOFT.CONCAT([.H320];[.I320]));HEX2DEC(COM.MICROSOFT.CONCAT([.F320];[.G320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21]=&quot;FA&quot;;HEX2DEC(COM.MICROSOFT.CONCAT([.H321];[.I321]));HEX2DEC(COM.MICROSOFT.CONCAT([.F321];[.G321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322]=&quot;FA&quot;;HEX2DEC(COM.MICROSOFT.CONCAT([.H322];[.I322]));HEX2DEC(COM.MICROSOFT.CONCAT([.F322];[.G322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3]=&quot;FA&quot;;HEX2DEC(COM.MICROSOFT.CONCAT([.H323];[.I323]));HEX2DEC(COM.MICROSOFT.CONCAT([.F323];[.G32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4]=&quot;FA&quot;;HEX2DEC(COM.MICROSOFT.CONCAT([.H324];[.I324]));HEX2DEC(COM.MICROSOFT.CONCAT([.F324];[.G32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5]=&quot;FA&quot;;HEX2DEC(COM.MICROSOFT.CONCAT([.H325];[.I325]));HEX2DEC(COM.MICROSOFT.CONCAT([.F325];[.G32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6]=&quot;FA&quot;;HEX2DEC(COM.MICROSOFT.CONCAT([.H326];[.I326]));HEX2DEC(COM.MICROSOFT.CONCAT([.F326];[.G32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7]=&quot;FA&quot;;HEX2DEC(COM.MICROSOFT.CONCAT([.H327];[.I327]));HEX2DEC(COM.MICROSOFT.CONCAT([.F327];[.G32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8]=&quot;FA&quot;;HEX2DEC(COM.MICROSOFT.CONCAT([.H328];[.I328]));HEX2DEC(COM.MICROSOFT.CONCAT([.F328];[.G32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29]=&quot;FA&quot;;HEX2DEC(COM.MICROSOFT.CONCAT([.H329];[.I329]));HEX2DEC(COM.MICROSOFT.CONCAT([.F329];[.G32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30]=&quot;FA&quot;;HEX2DEC(COM.MICROSOFT.CONCAT([.H330];[.I330]));HEX2DEC(COM.MICROSOFT.CONCAT([.F330];[.G330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31]=&quot;FA&quot;;HEX2DEC(COM.MICROSOFT.CONCAT([.H331];[.I331]));HEX2DEC(COM.MICROSOFT.CONCAT([.F331];[.G331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32]=&quot;FA&quot;;HEX2DEC(COM.MICROSOFT.CONCAT([.H332];[.I332]));HEX2DEC(COM.MICROSOFT.CONCAT([.F332];[.G332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33]=&quot;FA&quot;;HEX2DEC(COM.MICROSOFT.CONCAT([.H333];[.I333]));HEX2DEC(COM.MICROSOFT.CONCAT([.F333];[.G333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34]=&quot;FA&quot;;HEX2DEC(COM.MICROSOFT.CONCAT([.H334];[.I334]));HEX2DEC(COM.MICROSOFT.CONCAT([.F334];[.G334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335]=&quot;FA&quot;;HEX2DEC(COM.MICROSOFT.CONCAT([.H335];[.I335]));HEX2DEC(COM.MICROSOFT.CONCAT([.F335];[.G335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336]=&quot;FA&quot;;HEX2DEC(COM.MICROSOFT.CONCAT([.H336];[.I336]));HEX2DEC(COM.MICROSOFT.CONCAT([.F336];[.G336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337]=&quot;FA&quot;;HEX2DEC(COM.MICROSOFT.CONCAT([.H337];[.I337]));HEX2DEC(COM.MICROSOFT.CONCAT([.F337];[.G337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338]=&quot;FA&quot;;HEX2DEC(COM.MICROSOFT.CONCAT([.H338];[.I338]));HEX2DEC(COM.MICROSOFT.CONCAT([.F338];[.G338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39]=&quot;FA&quot;;HEX2DEC(COM.MICROSOFT.CONCAT([.H339];[.I339]));HEX2DEC(COM.MICROSOFT.CONCAT([.F339];[.G33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0]=&quot;FA&quot;;HEX2DEC(COM.MICROSOFT.CONCAT([.H340];[.I340]));HEX2DEC(COM.MICROSOFT.CONCAT([.F340];[.G34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1]=&quot;FA&quot;;HEX2DEC(COM.MICROSOFT.CONCAT([.H341];[.I341]));HEX2DEC(COM.MICROSOFT.CONCAT([.F341];[.G34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2]=&quot;FA&quot;;HEX2DEC(COM.MICROSOFT.CONCAT([.H342];[.I342]));HEX2DEC(COM.MICROSOFT.CONCAT([.F342];[.G34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3]=&quot;FA&quot;;HEX2DEC(COM.MICROSOFT.CONCAT([.H343];[.I343]));HEX2DEC(COM.MICROSOFT.CONCAT([.F343];[.G34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4]=&quot;FA&quot;;HEX2DEC(COM.MICROSOFT.CONCAT([.H344];[.I344]));HEX2DEC(COM.MICROSOFT.CONCAT([.F344];[.G34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345]=&quot;FA&quot;;HEX2DEC(COM.MICROSOFT.CONCAT([.H345];[.I345]));HEX2DEC(COM.MICROSOFT.CONCAT([.F345];[.G345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ge 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8]=&quot;FA&quot;;HEX2DEC(COM.MICROSOFT.CONCAT([.H348];[.I348]));HEX2DEC(COM.MICROSOFT.CONCAT([.F348];[.G348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49]=&quot;FA&quot;;HEX2DEC(COM.MICROSOFT.CONCAT([.H349];[.I349]));HEX2DEC(COM.MICROSOFT.CONCAT([.F349];[.G349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0]=&quot;FA&quot;;HEX2DEC(COM.MICROSOFT.CONCAT([.H350];[.I350]));HEX2DEC(COM.MICROSOFT.CONCAT([.F350];[.G350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1]=&quot;FA&quot;;HEX2DEC(COM.MICROSOFT.CONCAT([.H351];[.I351]));HEX2DEC(COM.MICROSOFT.CONCAT([.F351];[.G351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2]=&quot;FA&quot;;HEX2DEC(COM.MICROSOFT.CONCAT([.H352];[.I352]));HEX2DEC(COM.MICROSOFT.CONCAT([.F352];[.G352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3]=&quot;FA&quot;;HEX2DEC(COM.MICROSOFT.CONCAT([.H353];[.I353]));HEX2DEC(COM.MICROSOFT.CONCAT([.F353];[.G353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4]=&quot;FA&quot;;HEX2DEC(COM.MICROSOFT.CONCAT([.H354];[.I354]));HEX2DEC(COM.MICROSOFT.CONCAT([.F354];[.G354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5]=&quot;FA&quot;;HEX2DEC(COM.MICROSOFT.CONCAT([.H355];[.I355]));HEX2DEC(COM.MICROSOFT.CONCAT([.F355];[.G355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6]=&quot;FA&quot;;HEX2DEC(COM.MICROSOFT.CONCAT([.H356];[.I356]));HEX2DEC(COM.MICROSOFT.CONCAT([.F356];[.G356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7]=&quot;FA&quot;;HEX2DEC(COM.MICROSOFT.CONCAT([.H357];[.I357]));HEX2DEC(COM.MICROSOFT.CONCAT([.F357];[.G357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8]=&quot;FA&quot;;HEX2DEC(COM.MICROSOFT.CONCAT([.H358];[.I358]));HEX2DEC(COM.MICROSOFT.CONCAT([.F358];[.G358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59]=&quot;FA&quot;;HEX2DEC(COM.MICROSOFT.CONCAT([.H359];[.I359]));HEX2DEC(COM.MICROSOFT.CONCAT([.F359];[.G359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0]=&quot;FA&quot;;HEX2DEC(COM.MICROSOFT.CONCAT([.H360];[.I360]));HEX2DEC(COM.MICROSOFT.CONCAT([.F360];[.G360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1]=&quot;FA&quot;;HEX2DEC(COM.MICROSOFT.CONCAT([.H361];[.I361]));HEX2DEC(COM.MICROSOFT.CONCAT([.F361];[.G361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2]=&quot;FA&quot;;HEX2DEC(COM.MICROSOFT.CONCAT([.H362];[.I362]));HEX2DEC(COM.MICROSOFT.CONCAT([.F362];[.G362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7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3]=&quot;FA&quot;;HEX2DEC(COM.MICROSOFT.CONCAT([.H363];[.I363]));HEX2DEC(COM.MICROSOFT.CONCAT([.F363];[.G363])))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4]=&quot;FA&quot;;HEX2DEC(COM.MICROSOFT.CONCAT([.H364];[.I364]));HEX2DEC(COM.MICROSOFT.CONCAT([.F364];[.G364])))" office:value-type="float" office:value="297" calcext:value-type="float">
            <text:p>2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5]=&quot;FA&quot;;HEX2DEC(COM.MICROSOFT.CONCAT([.H365];[.I365]));HEX2DEC(COM.MICROSOFT.CONCAT([.F365];[.G365])))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3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6]=&quot;FA&quot;;HEX2DEC(COM.MICROSOFT.CONCAT([.H366];[.I366]));HEX2DEC(COM.MICROSOFT.CONCAT([.F366];[.G366])))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7]=&quot;FA&quot;;HEX2DEC(COM.MICROSOFT.CONCAT([.H367];[.I367]));HEX2DEC(COM.MICROSOFT.CONCAT([.F367];[.G367])))"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5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8]=&quot;FA&quot;;HEX2DEC(COM.MICROSOFT.CONCAT([.H368];[.I368]));HEX2DEC(COM.MICROSOFT.CONCAT([.F368];[.G368])))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69]=&quot;FA&quot;;HEX2DEC(COM.MICROSOFT.CONCAT([.H369];[.I369]));HEX2DEC(COM.MICROSOFT.CONCAT([.F369];[.G369])))" office:value-type="float" office:value="327" calcext:value-type="float">
            <text:p>3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0]=&quot;FA&quot;;HEX2DEC(COM.MICROSOFT.CONCAT([.H370];[.I370]));HEX2DEC(COM.MICROSOFT.CONCAT([.F370];[.G370])))" office:value-type="float" office:value="344" calcext:value-type="float">
            <text:p>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1]=&quot;FA&quot;;HEX2DEC(COM.MICROSOFT.CONCAT([.H371];[.I371]));HEX2DEC(COM.MICROSOFT.CONCAT([.F371];[.G371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2]=&quot;FA&quot;;HEX2DEC(COM.MICROSOFT.CONCAT([.H372];[.I372]));HEX2DEC(COM.MICROSOFT.CONCAT([.F372];[.G372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3]=&quot;FA&quot;;HEX2DEC(COM.MICROSOFT.CONCAT([.H373];[.I373]));HEX2DEC(COM.MICROSOFT.CONCAT([.F373];[.G373])))" office:value-type="float" office:value="373" calcext:value-type="float">
            <text:p>3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4]=&quot;FA&quot;;HEX2DEC(COM.MICROSOFT.CONCAT([.H374];[.I374]));HEX2DEC(COM.MICROSOFT.CONCAT([.F374];[.G374])))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5]=&quot;FA&quot;;HEX2DEC(COM.MICROSOFT.CONCAT([.H375];[.I375]));HEX2DEC(COM.MICROSOFT.CONCAT([.F375];[.G375])))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6]=&quot;FA&quot;;HEX2DEC(COM.MICROSOFT.CONCAT([.H376];[.I376]));HEX2DEC(COM.MICROSOFT.CONCAT([.F376];[.G376])))" office:value-type="float" office:value="387" calcext:value-type="float">
            <text:p>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7]=&quot;FA&quot;;HEX2DEC(COM.MICROSOFT.CONCAT([.H377];[.I377]));HEX2DEC(COM.MICROSOFT.CONCAT([.F377];[.G377])))" office:value-type="float" office:value="390" calcext:value-type="float">
            <text:p>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8]=&quot;FA&quot;;HEX2DEC(COM.MICROSOFT.CONCAT([.H378];[.I378]));HEX2DEC(COM.MICROSOFT.CONCAT([.F378];[.G378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9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79]=&quot;FA&quot;;HEX2DEC(COM.MICROSOFT.CONCAT([.H379];[.I379]));HEX2DEC(COM.MICROSOFT.CONCAT([.F379];[.G379])))"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0]=&quot;FA&quot;;HEX2DEC(COM.MICROSOFT.CONCAT([.H380];[.I380]));HEX2DEC(COM.MICROSOFT.CONCAT([.F380];[.G380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1]=&quot;FA&quot;;HEX2DEC(COM.MICROSOFT.CONCAT([.H381];[.I381]));HEX2DEC(COM.MICROSOFT.CONCAT([.F381];[.G381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2]=&quot;FA&quot;;HEX2DEC(COM.MICROSOFT.CONCAT([.H382];[.I382]));HEX2DEC(COM.MICROSOFT.CONCAT([.F382];[.G382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3]=&quot;FA&quot;;HEX2DEC(COM.MICROSOFT.CONCAT([.H383];[.I383]));HEX2DEC(COM.MICROSOFT.CONCAT([.F383];[.G383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4]=&quot;FA&quot;;HEX2DEC(COM.MICROSOFT.CONCAT([.H384];[.I384]));HEX2DEC(COM.MICROSOFT.CONCAT([.F384];[.G384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5]=&quot;FA&quot;;HEX2DEC(COM.MICROSOFT.CONCAT([.H385];[.I385]));HEX2DEC(COM.MICROSOFT.CONCAT([.F385];[.G385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6]=&quot;FA&quot;;HEX2DEC(COM.MICROSOFT.CONCAT([.H386];[.I386]));HEX2DEC(COM.MICROSOFT.CONCAT([.F386];[.G386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7]=&quot;FA&quot;;HEX2DEC(COM.MICROSOFT.CONCAT([.H387];[.I387]));HEX2DEC(COM.MICROSOFT.CONCAT([.F387];[.G387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8]=&quot;FA&quot;;HEX2DEC(COM.MICROSOFT.CONCAT([.H388];[.I388]));HEX2DEC(COM.MICROSOFT.CONCAT([.F388];[.G388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89]=&quot;FA&quot;;HEX2DEC(COM.MICROSOFT.CONCAT([.H389];[.I389]));HEX2DEC(COM.MICROSOFT.CONCAT([.F389];[.G389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0]=&quot;FA&quot;;HEX2DEC(COM.MICROSOFT.CONCAT([.H390];[.I390]));HEX2DEC(COM.MICROSOFT.CONCAT([.F390];[.G390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1]=&quot;FA&quot;;HEX2DEC(COM.MICROSOFT.CONCAT([.H391];[.I391]));HEX2DEC(COM.MICROSOFT.CONCAT([.F391];[.G391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2]=&quot;FA&quot;;HEX2DEC(COM.MICROSOFT.CONCAT([.H392];[.I392]));HEX2DEC(COM.MICROSOFT.CONCAT([.F392];[.G392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3]=&quot;FA&quot;;HEX2DEC(COM.MICROSOFT.CONCAT([.H393];[.I393]));HEX2DEC(COM.MICROSOFT.CONCAT([.F393];[.G393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1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4]=&quot;FA&quot;;HEX2DEC(COM.MICROSOFT.CONCAT([.H394];[.I394]));HEX2DEC(COM.MICROSOFT.CONCAT([.F394];[.G394])))" office:value-type="float" office:value="1304" calcext:value-type="float">
            <text:p>1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5]=&quot;FA&quot;;HEX2DEC(COM.MICROSOFT.CONCAT([.H395];[.I395]));HEX2DEC(COM.MICROSOFT.CONCAT([.F395];[.G395])))" office:value-type="float" office:value="1305" calcext:value-type="float">
            <text:p>1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6]=&quot;FA&quot;;HEX2DEC(COM.MICROSOFT.CONCAT([.H396];[.I396]));HEX2DEC(COM.MICROSOFT.CONCAT([.F396];[.G396])))" office:value-type="float" office:value="1305" calcext:value-type="float">
            <text:p>1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7]=&quot;FA&quot;;HEX2DEC(COM.MICROSOFT.CONCAT([.H397];[.I397]));HEX2DEC(COM.MICROSOFT.CONCAT([.F397];[.G397])))" office:value-type="float" office:value="1306" calcext:value-type="float">
            <text:p>1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8]=&quot;FA&quot;;HEX2DEC(COM.MICROSOFT.CONCAT([.H398];[.I398]));HEX2DEC(COM.MICROSOFT.CONCAT([.F398];[.G398])))" office:value-type="float" office:value="1306" calcext:value-type="float">
            <text:p>1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399]=&quot;FA&quot;;HEX2DEC(COM.MICROSOFT.CONCAT([.H399];[.I399]));HEX2DEC(COM.MICROSOFT.CONCAT([.F399];[.G399])))" office:value-type="float" office:value="1309" calcext:value-type="float">
            <text:p>13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00]=&quot;FA&quot;;HEX2DEC(COM.MICROSOFT.CONCAT([.H400];[.I400]));HEX2DEC(COM.MICROSOFT.CONCAT([.F400];[.G400])))" office:value-type="float" office:value="1310" calcext:value-type="float">
            <text:p>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01]=&quot;FA&quot;;HEX2DEC(COM.MICROSOFT.CONCAT([.H401];[.I401]));HEX2DEC(COM.MICROSOFT.CONCAT([.F401];[.G401])))" office:value-type="float" office:value="1310" calcext:value-type="float">
            <text:p>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02]=&quot;FA&quot;;HEX2DEC(COM.MICROSOFT.CONCAT([.H402];[.I402]));HEX2DEC(COM.MICROSOFT.CONCAT([.F402];[.G402])))" office:value-type="float" office:value="1310" calcext:value-type="float">
            <text:p>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03]=&quot;FA&quot;;HEX2DEC(COM.MICROSOFT.CONCAT([.H403];[.I403]));HEX2DEC(COM.MICROSOFT.CONCAT([.F403];[.G403])))" office:value-type="float" office:value="1311" calcext:value-type="float">
            <text:p>13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2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04]=&quot;FA&quot;;HEX2DEC(COM.MICROSOFT.CONCAT([.H404];[.I404]));HEX2DEC(COM.MICROSOFT.CONCAT([.F404];[.G404])))" office:value-type="float" office:value="1312" calcext:value-type="float">
            <text:p>1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F</text:p>
          </table:table-cell>
          <table:table-cell/>
          <table:table-cell table:formula="of:=IF([.E405]=&quot;FA&quot;;HEX2DEC(COM.MICROSOFT.CONCAT([.H405];[.I405]));HEX2DEC(COM.MICROSOFT.CONCAT([.F405];[.G405])))" office:value-type="float" office:value="65471" calcext:value-type="float">
            <text:p>65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9</text:p>
          </table:table-cell>
          <table:table-cell/>
          <table:table-cell table:formula="of:=IF([.E406]=&quot;FA&quot;;HEX2DEC(COM.MICROSOFT.CONCAT([.H406];[.I406]));HEX2DEC(COM.MICROSOFT.CONCAT([.F406];[.G406])))" office:value-type="float" office:value="425" calcext:value-type="float">
            <text:p>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/>
          <table:table-cell table:formula="of:=IF([.E407]=&quot;FA&quot;;HEX2DEC(COM.MICROSOFT.CONCAT([.H407];[.I407]));HEX2DEC(COM.MICROSOFT.CONCAT([.F407];[.G407])))" office:value-type="float" office:value="323" calcext:value-type="float">
            <text:p>3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/>
          <table:table-cell table:formula="of:=IF([.E408]=&quot;FA&quot;;HEX2DEC(COM.MICROSOFT.CONCAT([.H408];[.I408]));HEX2DEC(COM.MICROSOFT.CONCAT([.F408];[.G408])))" office:value-type="float" office:value="308" calcext:value-type="float">
            <text:p>3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/>
          <table:table-cell table:formula="of:=IF([.E409]=&quot;FA&quot;;HEX2DEC(COM.MICROSOFT.CONCAT([.H409];[.I409]));HEX2DEC(COM.MICROSOFT.CONCAT([.F409];[.G409])))" office:value-type="float" office:value="293" calcext:value-type="float">
            <text:p>2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7</text:p>
          </table:table-cell>
          <table:table-cell/>
          <table:table-cell table:formula="of:=IF([.E410]=&quot;FA&quot;;HEX2DEC(COM.MICROSOFT.CONCAT([.H410];[.I410]));HEX2DEC(COM.MICROSOFT.CONCAT([.F410];[.G410])))" office:value-type="float" office:value="311" calcext:value-type="float">
            <text:p>3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4C</text:p>
          </table:table-cell>
          <table:table-cell/>
          <table:table-cell table:formula="of:=IF([.E411]=&quot;FA&quot;;HEX2DEC(COM.MICROSOFT.CONCAT([.H411];[.I411]));HEX2DEC(COM.MICROSOFT.CONCAT([.F411];[.G411])))"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412]=&quot;FA&quot;;HEX2DEC(COM.MICROSOFT.CONCAT([.H412];[.I412]));HEX2DEC(COM.MICROSOFT.CONCAT([.F412];[.G412])))"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413]=&quot;FA&quot;;HEX2DEC(COM.MICROSOFT.CONCAT([.H413];[.I413]));HEX2DEC(COM.MICROSOFT.CONCAT([.F413];[.G413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/>
          <table:table-cell table:formula="of:=IF([.E414]=&quot;FA&quot;;HEX2DEC(COM.MICROSOFT.CONCAT([.H414];[.I414]));HEX2DEC(COM.MICROSOFT.CONCAT([.F414];[.G414])))" office:value-type="float" office:value="384" calcext:value-type="float">
            <text:p>3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/>
          <table:table-cell table:formula="of:=IF([.E415]=&quot;FA&quot;;HEX2DEC(COM.MICROSOFT.CONCAT([.H415];[.I415]));HEX2DEC(COM.MICROSOFT.CONCAT([.F415];[.G415])))"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1</text:p>
          </table:table-cell>
          <table:table-cell/>
          <table:table-cell table:formula="of:=IF([.E416]=&quot;FA&quot;;HEX2DEC(COM.MICROSOFT.CONCAT([.H416];[.I416]));HEX2DEC(COM.MICROSOFT.CONCAT([.F416];[.G416])))" office:value-type="float" office:value="385" calcext:value-type="float">
            <text:p>3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2</text:p>
          </table:table-cell>
          <table:table-cell/>
          <table:table-cell table:formula="of:=IF([.E417]=&quot;FA&quot;;HEX2DEC(COM.MICROSOFT.CONCAT([.H417];[.I417]));HEX2DEC(COM.MICROSOFT.CONCAT([.F417];[.G417])))" office:value-type="float" office:value="370" calcext:value-type="float">
            <text:p>3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4</text:p>
          </table:table-cell>
          <table:table-cell/>
          <table:table-cell table:formula="of:=IF([.E418]=&quot;FA&quot;;HEX2DEC(COM.MICROSOFT.CONCAT([.H418];[.I418]));HEX2DEC(COM.MICROSOFT.CONCAT([.F418];[.G418])))" office:value-type="float" office:value="1908" calcext:value-type="float">
            <text:p>19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7A</text:p>
          </table:table-cell>
          <table:table-cell/>
          <table:table-cell table:formula="of:=IF([.E419]=&quot;FA&quot;;HEX2DEC(COM.MICROSOFT.CONCAT([.H419];[.I419]));HEX2DEC(COM.MICROSOFT.CONCAT([.F419];[.G419])))" office:value-type="float" office:value="1914" calcext:value-type="float">
            <text:p>19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6</text:p>
          </table:table-cell>
          <table:table-cell/>
          <table:table-cell table:formula="of:=IF([.E420]=&quot;FA&quot;;HEX2DEC(COM.MICROSOFT.CONCAT([.H420];[.I420]));HEX2DEC(COM.MICROSOFT.CONCAT([.F420];[.G420])))" office:value-type="float" office:value="1926" calcext:value-type="float">
            <text:p>19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6</text:p>
          </table:table-cell>
          <table:table-cell/>
          <table:table-cell table:formula="of:=IF([.E421]=&quot;FA&quot;;HEX2DEC(COM.MICROSOFT.CONCAT([.H421];[.I421]));HEX2DEC(COM.MICROSOFT.CONCAT([.F421];[.G421])))" office:value-type="float" office:value="1926" calcext:value-type="float">
            <text:p>19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2</text:p>
          </table:table-cell>
          <table:table-cell/>
          <table:table-cell table:formula="of:=IF([.E422]=&quot;FA&quot;;HEX2DEC(COM.MICROSOFT.CONCAT([.H422];[.I422]));HEX2DEC(COM.MICROSOFT.CONCAT([.F422];[.G422])))" office:value-type="float" office:value="1890" calcext:value-type="float">
            <text:p>18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423]=&quot;FA&quot;;HEX2DEC(COM.MICROSOFT.CONCAT([.H423];[.I423]));HEX2DEC(COM.MICROSOFT.CONCAT([.F423];[.G423])))"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424]=&quot;FA&quot;;HEX2DEC(COM.MICROSOFT.CONCAT([.H424];[.I424]));HEX2DEC(COM.MICROSOFT.CONCAT([.F424];[.G424])))"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9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25]=&quot;FA&quot;;HEX2DEC(COM.MICROSOFT.CONCAT([.H425];[.I425]));HEX2DEC(COM.MICROSOFT.CONCAT([.F425];[.G42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26]=&quot;FA&quot;;HEX2DEC(COM.MICROSOFT.CONCAT([.H426];[.I426]));HEX2DEC(COM.MICROSOFT.CONCAT([.F426];[.G42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27]=&quot;FA&quot;;HEX2DEC(COM.MICROSOFT.CONCAT([.H427];[.I427]));HEX2DEC(COM.MICROSOFT.CONCAT([.F427];[.G42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28]=&quot;FA&quot;;HEX2DEC(COM.MICROSOFT.CONCAT([.H428];[.I428]));HEX2DEC(COM.MICROSOFT.CONCAT([.F428];[.G42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29]=&quot;FA&quot;;HEX2DEC(COM.MICROSOFT.CONCAT([.H429];[.I429]));HEX2DEC(COM.MICROSOFT.CONCAT([.F429];[.G42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30]=&quot;FA&quot;;HEX2DEC(COM.MICROSOFT.CONCAT([.H430];[.I430]));HEX2DEC(COM.MICROSOFT.CONCAT([.F430];[.G43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/>
          <table:table-cell table:formula="of:=IF([.E431]=&quot;FA&quot;;HEX2DEC(COM.MICROSOFT.CONCAT([.H431];[.I431]));HEX2DEC(COM.MICROSOFT.CONCAT([.F431];[.G431])))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/>
          <table:table-cell table:formula="of:=IF([.E432]=&quot;FA&quot;;HEX2DEC(COM.MICROSOFT.CONCAT([.H432];[.I432]));HEX2DEC(COM.MICROSOFT.CONCAT([.F432];[.G432])))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/>
          <table:table-cell table:formula="of:=IF([.E433]=&quot;FA&quot;;HEX2DEC(COM.MICROSOFT.CONCAT([.H433];[.I433]));HEX2DEC(COM.MICROSOFT.CONCAT([.F433];[.G433])))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/>
          <table:table-cell table:formula="of:=IF([.E434]=&quot;FA&quot;;HEX2DEC(COM.MICROSOFT.CONCAT([.H434];[.I434]));HEX2DEC(COM.MICROSOFT.CONCAT([.F434];[.G434])))"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table:formula="of:=IF([.E435]=&quot;FA&quot;;HEX2DEC(COM.MICROSOFT.CONCAT([.H435];[.I435]));HEX2DEC(COM.MICROSOFT.CONCAT([.F435];[.G435])))" office:value-type="float" office:value="327" calcext:value-type="float">
            <text:p>3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8</text:p>
          </table:table-cell>
          <table:table-cell/>
          <table:table-cell table:formula="of:=IF([.E436]=&quot;FA&quot;;HEX2DEC(COM.MICROSOFT.CONCAT([.H436];[.I436]));HEX2DEC(COM.MICROSOFT.CONCAT([.F436];[.G436])))" office:value-type="float" office:value="344" calcext:value-type="float">
            <text:p>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/>
          <table:table-cell table:formula="of:=IF([.E437]=&quot;FA&quot;;HEX2DEC(COM.MICROSOFT.CONCAT([.H437];[.I437]));HEX2DEC(COM.MICROSOFT.CONCAT([.F437];[.G437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7B</text:p>
          </table:table-cell>
          <table:table-cell/>
          <table:table-cell table:formula="of:=IF([.E438]=&quot;FA&quot;;HEX2DEC(COM.MICROSOFT.CONCAT([.H438];[.I438]));HEX2DEC(COM.MICROSOFT.CONCAT([.F438];[.G438])))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A</text:p>
          </table:table-cell>
          <table:table-cell/>
          <table:table-cell table:formula="of:=IF([.E439]=&quot;FA&quot;;HEX2DEC(COM.MICROSOFT.CONCAT([.H439];[.I439]));HEX2DEC(COM.MICROSOFT.CONCAT([.F439];[.G439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7B</text:p>
          </table:table-cell>
          <table:table-cell/>
          <table:table-cell table:formula="of:=IF([.E440]=&quot;FA&quot;;HEX2DEC(COM.MICROSOFT.CONCAT([.H440];[.I440]));HEX2DEC(COM.MICROSOFT.CONCAT([.F440];[.G440])))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/>
          <table:table-cell table:formula="of:=IF([.E441]=&quot;FA&quot;;HEX2DEC(COM.MICROSOFT.CONCAT([.H441];[.I441]));HEX2DEC(COM.MICROSOFT.CONCAT([.F441];[.G441]))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442]=&quot;FA&quot;;HEX2DEC(COM.MICROSOFT.CONCAT([.H442];[.I442]));HEX2DEC(COM.MICROSOFT.CONCAT([.F442];[.G442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43]=&quot;FA&quot;;HEX2DEC(COM.MICROSOFT.CONCAT([.H443];[.I443]));HEX2DEC(COM.MICROSOFT.CONCAT([.F443];[.G44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44]=&quot;FA&quot;;HEX2DEC(COM.MICROSOFT.CONCAT([.H444];[.I444]));HEX2DEC(COM.MICROSOFT.CONCAT([.F444];[.G44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45]=&quot;FA&quot;;HEX2DEC(COM.MICROSOFT.CONCAT([.H445];[.I445]));HEX2DEC(COM.MICROSOFT.CONCAT([.F445];[.G44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46]=&quot;FA&quot;;HEX2DEC(COM.MICROSOFT.CONCAT([.H446];[.I446]));HEX2DEC(COM.MICROSOFT.CONCAT([.F446];[.G44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47]=&quot;FA&quot;;HEX2DEC(COM.MICROSOFT.CONCAT([.H447];[.I447]));HEX2DEC(COM.MICROSOFT.CONCAT([.F447];[.G44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448]=&quot;FA&quot;;HEX2DEC(COM.MICROSOFT.CONCAT([.H448];[.I448]));HEX2DEC(COM.MICROSOFT.CONCAT([.F448];[.G44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449]=&quot;FA&quot;;HEX2DEC(COM.MICROSOFT.CONCAT([.H449];[.I449]));HEX2DEC(COM.MICROSOFT.CONCAT([.F449];[.G449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/>
          <table:table-cell table:formula="of:=IF([.E450]=&quot;FA&quot;;HEX2DEC(COM.MICROSOFT.CONCAT([.H450];[.I450]));HEX2DEC(COM.MICROSOFT.CONCAT([.F450];[.G450])))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451]=&quot;FA&quot;;HEX2DEC(COM.MICROSOFT.CONCAT([.H451];[.I451]));HEX2DEC(COM.MICROSOFT.CONCAT([.F451];[.G451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452]=&quot;FA&quot;;HEX2DEC(COM.MICROSOFT.CONCAT([.H452];[.I452]));HEX2DEC(COM.MICROSOFT.CONCAT([.F452];[.G452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453]=&quot;FA&quot;;HEX2DEC(COM.MICROSOFT.CONCAT([.H453];[.I453]));HEX2DEC(COM.MICROSOFT.CONCAT([.F453];[.G453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C</text:p>
          </table:table-cell>
          <table:table-cell/>
          <table:table-cell table:formula="of:=IF([.E454]=&quot;FA&quot;;HEX2DEC(COM.MICROSOFT.CONCAT([.H454];[.I454]));HEX2DEC(COM.MICROSOFT.CONCAT([.F454];[.G454]))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4B</text:p>
          </table:table-cell>
          <table:table-cell/>
          <table:table-cell table:formula="of:=IF([.E455]=&quot;FA&quot;;HEX2DEC(COM.MICROSOFT.CONCAT([.H455];[.I455]));HEX2DEC(COM.MICROSOFT.CONCAT([.F455];[.G455])))" office:value-type="float" office:value="331" calcext:value-type="float">
            <text:p>3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/>
          <table:table-cell table:formula="of:=IF([.E456]=&quot;FA&quot;;HEX2DEC(COM.MICROSOFT.CONCAT([.H456];[.I456]));HEX2DEC(COM.MICROSOFT.CONCAT([.F456];[.G456])))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/>
          <table:table-cell table:formula="of:=IF([.E457]=&quot;FA&quot;;HEX2DEC(COM.MICROSOFT.CONCAT([.H457];[.I457]));HEX2DEC(COM.MICROSOFT.CONCAT([.F457];[.G457])))" office:value-type="float" office:value="321" calcext:value-type="float">
            <text:p>3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3B</text:p>
          </table:table-cell>
          <table:table-cell/>
          <table:table-cell table:formula="of:=IF([.E458]=&quot;FA&quot;;HEX2DEC(COM.MICROSOFT.CONCAT([.H458];[.I458]));HEX2DEC(COM.MICROSOFT.CONCAT([.F458];[.G458])))"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/>
          <table:table-cell table:formula="of:=IF([.E459]=&quot;FA&quot;;HEX2DEC(COM.MICROSOFT.CONCAT([.H459];[.I459]));HEX2DEC(COM.MICROSOFT.CONCAT([.F459];[.G459])))" office:value-type="float" office:value="304" calcext:value-type="float">
            <text:p>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/>
          <table:table-cell table:formula="of:=IF([.E460]=&quot;FA&quot;;HEX2DEC(COM.MICROSOFT.CONCAT([.H460];[.I460]));HEX2DEC(COM.MICROSOFT.CONCAT([.F460];[.G460])))"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/>
          <table:table-cell table:formula="of:=IF([.E461]=&quot;FA&quot;;HEX2DEC(COM.MICROSOFT.CONCAT([.H461];[.I461]));HEX2DEC(COM.MICROSOFT.CONCAT([.F461];[.G461])))" office:value-type="float" office:value="384" calcext:value-type="float">
            <text:p>3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9C</text:p>
          </table:table-cell>
          <table:table-cell/>
          <table:table-cell table:formula="of:=IF([.E462]=&quot;FA&quot;;HEX2DEC(COM.MICROSOFT.CONCAT([.H462];[.I462]));HEX2DEC(COM.MICROSOFT.CONCAT([.F462];[.G462])))" office:value-type="float" office:value="412" calcext:value-type="float">
            <text:p>4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A</text:p>
          </table:table-cell>
          <table:table-cell/>
          <table:table-cell table:formula="of:=IF([.E463]=&quot;FA&quot;;HEX2DEC(COM.MICROSOFT.CONCAT([.H463];[.I463]));HEX2DEC(COM.MICROSOFT.CONCAT([.F463];[.G463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8</text:p>
          </table:table-cell>
          <table:table-cell/>
          <table:table-cell table:formula="of:=IF([.E464]=&quot;FA&quot;;HEX2DEC(COM.MICROSOFT.CONCAT([.H464];[.I464]));HEX2DEC(COM.MICROSOFT.CONCAT([.F464];[.G464])))" office:value-type="float" office:value="376" calcext:value-type="float">
            <text:p>3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465]=&quot;FA&quot;;HEX2DEC(COM.MICROSOFT.CONCAT([.H465];[.I465]));HEX2DEC(COM.MICROSOFT.CONCAT([.F465];[.G465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4C</text:p>
          </table:table-cell>
          <table:table-cell/>
          <table:table-cell table:formula="of:=IF([.E466]=&quot;FA&quot;;HEX2DEC(COM.MICROSOFT.CONCAT([.H466];[.I466]));HEX2DEC(COM.MICROSOFT.CONCAT([.F466];[.G466])))"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table:formula="of:=IF([.E467]=&quot;FA&quot;;HEX2DEC(COM.MICROSOFT.CONCAT([.H467];[.I467]));HEX2DEC(COM.MICROSOFT.CONCAT([.F467];[.G467])))" office:value-type="float" office:value="327" calcext:value-type="float">
            <text:p>3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2</text:p>
          </table:table-cell>
          <table:table-cell/>
          <table:table-cell table:formula="of:=IF([.E468]=&quot;FA&quot;;HEX2DEC(COM.MICROSOFT.CONCAT([.H468];[.I468]));HEX2DEC(COM.MICROSOFT.CONCAT([.F468];[.G468])))" office:value-type="float" office:value="322" calcext:value-type="float">
            <text:p>3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3E</text:p>
          </table:table-cell>
          <table:table-cell/>
          <table:table-cell table:formula="of:=IF([.E469]=&quot;FA&quot;;HEX2DEC(COM.MICROSOFT.CONCAT([.H469];[.I469]));HEX2DEC(COM.MICROSOFT.CONCAT([.F469];[.G469])))"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2</text:p>
          </table:table-cell>
          <table:table-cell/>
          <table:table-cell table:formula="of:=IF([.E470]=&quot;FA&quot;;HEX2DEC(COM.MICROSOFT.CONCAT([.H470];[.I470]));HEX2DEC(COM.MICROSOFT.CONCAT([.F470];[.G470])))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/>
          <table:table-cell table:formula="of:=IF([.E471]=&quot;FA&quot;;HEX2DEC(COM.MICROSOFT.CONCAT([.H471];[.I471]));HEX2DEC(COM.MICROSOFT.CONCAT([.F471];[.G471])))" office:value-type="float" office:value="297" calcext:value-type="float">
            <text:p>2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3</text:p>
          </table:table-cell>
          <table:table-cell/>
          <table:table-cell table:formula="of:=IF([.E472]=&quot;FA&quot;;HEX2DEC(COM.MICROSOFT.CONCAT([.H472];[.I472]));HEX2DEC(COM.MICROSOFT.CONCAT([.F472];[.G472])))" office:value-type="float" office:value="387" calcext:value-type="float">
            <text:p>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6</text:p>
          </table:table-cell>
          <table:table-cell/>
          <table:table-cell table:formula="of:=IF([.E473]=&quot;FA&quot;;HEX2DEC(COM.MICROSOFT.CONCAT([.H473];[.I473]));HEX2DEC(COM.MICROSOFT.CONCAT([.F473];[.G473])))"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6</text:p>
          </table:table-cell>
          <table:table-cell/>
          <table:table-cell table:formula="of:=IF([.E474]=&quot;FA&quot;;HEX2DEC(COM.MICROSOFT.CONCAT([.H474];[.I474]));HEX2DEC(COM.MICROSOFT.CONCAT([.F474];[.G474])))" office:value-type="float" office:value="390" calcext:value-type="float">
            <text:p>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/>
          <table:table-cell table:formula="of:=IF([.E475]=&quot;FA&quot;;HEX2DEC(COM.MICROSOFT.CONCAT([.H475];[.I475]));HEX2DEC(COM.MICROSOFT.CONCAT([.F475];[.G475])))" office:value-type="float" office:value="374" calcext:value-type="float">
            <text:p>3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476]=&quot;FA&quot;;HEX2DEC(COM.MICROSOFT.CONCAT([.H476];[.I476]));HEX2DEC(COM.MICROSOFT.CONCAT([.F476];[.G476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AA</text:p>
          </table:table-cell>
          <table:table-cell/>
          <table:table-cell table:formula="of:=IF([.E477]=&quot;FA&quot;;HEX2DEC(COM.MICROSOFT.CONCAT([.H477];[.I477]));HEX2DEC(COM.MICROSOFT.CONCAT([.F477];[.G477])))" office:value-type="float" office:value="1962" calcext:value-type="float">
            <text:p>19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4</text:p>
          </table:table-cell>
          <table:table-cell/>
          <table:table-cell table:formula="of:=IF([.E478]=&quot;FA&quot;;HEX2DEC(COM.MICROSOFT.CONCAT([.H478];[.I478]));HEX2DEC(COM.MICROSOFT.CONCAT([.F478];[.G478])))" office:value-type="float" office:value="1908" calcext:value-type="float">
            <text:p>19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479]=&quot;FA&quot;;HEX2DEC(COM.MICROSOFT.CONCAT([.H479];[.I479]));HEX2DEC(COM.MICROSOFT.CONCAT([.F479];[.G479])))"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480]=&quot;FA&quot;;HEX2DEC(COM.MICROSOFT.CONCAT([.H480];[.I480]));HEX2DEC(COM.MICROSOFT.CONCAT([.F480];[.G480])))"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/>
          <table:table-cell table:formula="of:=IF([.E481]=&quot;FA&quot;;HEX2DEC(COM.MICROSOFT.CONCAT([.H481];[.I481]));HEX2DEC(COM.MICROSOFT.CONCAT([.F481];[.G481])))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/>
          <table:table-cell table:formula="of:=IF([.E482]=&quot;FA&quot;;HEX2DEC(COM.MICROSOFT.CONCAT([.H482];[.I482]));HEX2DEC(COM.MICROSOFT.CONCAT([.F482];[.G482])))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1E</text:p>
          </table:table-cell>
          <table:table-cell/>
          <table:table-cell table:formula="of:=IF([.E483]=&quot;FA&quot;;HEX2DEC(COM.MICROSOFT.CONCAT([.H483];[.I483]));HEX2DEC(COM.MICROSOFT.CONCAT([.F483];[.G483])))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/>
          <table:table-cell table:formula="of:=IF([.E484]=&quot;FA&quot;;HEX2DEC(COM.MICROSOFT.CONCAT([.H484];[.I484]));HEX2DEC(COM.MICROSOFT.CONCAT([.F484];[.G484]))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table:formula="of:=IF([.E485]=&quot;FA&quot;;HEX2DEC(COM.MICROSOFT.CONCAT([.H485];[.I485]));HEX2DEC(COM.MICROSOFT.CONCAT([.F485];[.G485])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/>
          <table:table-cell table:formula="of:=IF([.E486]=&quot;FA&quot;;HEX2DEC(COM.MICROSOFT.CONCAT([.H486];[.I486]));HEX2DEC(COM.MICROSOFT.CONCAT([.F486];[.G486]))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3C</text:p>
          </table:table-cell>
          <table:table-cell/>
          <table:table-cell table:formula="of:=IF([.E487]=&quot;FA&quot;;HEX2DEC(COM.MICROSOFT.CONCAT([.H487];[.I487]));HEX2DEC(COM.MICROSOFT.CONCAT([.F487];[.G487]))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/>
          <table:table-cell table:formula="of:=IF([.E488]=&quot;FA&quot;;HEX2DEC(COM.MICROSOFT.CONCAT([.H488];[.I488]));HEX2DEC(COM.MICROSOFT.CONCAT([.F488];[.G488]))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7</text:p>
          </table:table-cell>
          <table:table-cell/>
          <table:table-cell table:formula="of:=IF([.E489]=&quot;FA&quot;;HEX2DEC(COM.MICROSOFT.CONCAT([.H489];[.I489]));HEX2DEC(COM.MICROSOFT.CONCAT([.F489];[.G489])))"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B9</text:p>
          </table:table-cell>
          <table:table-cell/>
          <table:table-cell table:formula="of:=IF([.E490]=&quot;FA&quot;;HEX2DEC(COM.MICROSOFT.CONCAT([.H490];[.I490]));HEX2DEC(COM.MICROSOFT.CONCAT([.F490];[.G490])))"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D7</text:p>
          </table:table-cell>
          <table:table-cell/>
          <table:table-cell table:formula="of:=IF([.E491]=&quot;FA&quot;;HEX2DEC(COM.MICROSOFT.CONCAT([.H491];[.I491]));HEX2DEC(COM.MICROSOFT.CONCAT([.F491];[.G491])))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492]=&quot;FA&quot;;HEX2DEC(COM.MICROSOFT.CONCAT([.H492];[.I492]));HEX2DEC(COM.MICROSOFT.CONCAT([.F492];[.G492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/>
          <table:table-cell table:formula="of:=IF([.E493]=&quot;FA&quot;;HEX2DEC(COM.MICROSOFT.CONCAT([.H493];[.I493]));HEX2DEC(COM.MICROSOFT.CONCAT([.F493];[.G493])))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494]=&quot;FA&quot;;HEX2DEC(COM.MICROSOFT.CONCAT([.H494];[.I494]));HEX2DEC(COM.MICROSOFT.CONCAT([.F494];[.G494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495]=&quot;FA&quot;;HEX2DEC(COM.MICROSOFT.CONCAT([.H495];[.I495]));HEX2DEC(COM.MICROSOFT.CONCAT([.F495];[.G495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496]=&quot;FA&quot;;HEX2DEC(COM.MICROSOFT.CONCAT([.H496];[.I496]));HEX2DEC(COM.MICROSOFT.CONCAT([.F496];[.G496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497]=&quot;FA&quot;;HEX2DEC(COM.MICROSOFT.CONCAT([.H497];[.I497]));HEX2DEC(COM.MICROSOFT.CONCAT([.F497];[.G497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498]=&quot;FA&quot;;HEX2DEC(COM.MICROSOFT.CONCAT([.H498];[.I498]));HEX2DEC(COM.MICROSOFT.CONCAT([.F498];[.G498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499]=&quot;FA&quot;;HEX2DEC(COM.MICROSOFT.CONCAT([.H499];[.I499]));HEX2DEC(COM.MICROSOFT.CONCAT([.F499];[.G499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500]=&quot;FA&quot;;HEX2DEC(COM.MICROSOFT.CONCAT([.H500];[.I500]));HEX2DEC(COM.MICROSOFT.CONCAT([.F500];[.G500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501]=&quot;FA&quot;;HEX2DEC(COM.MICROSOFT.CONCAT([.H501];[.I501]));HEX2DEC(COM.MICROSOFT.CONCAT([.F501];[.G501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502]=&quot;FA&quot;;HEX2DEC(COM.MICROSOFT.CONCAT([.H502];[.I502]));HEX2DEC(COM.MICROSOFT.CONCAT([.F502];[.G502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503]=&quot;FA&quot;;HEX2DEC(COM.MICROSOFT.CONCAT([.H503];[.I503]));HEX2DEC(COM.MICROSOFT.CONCAT([.F503];[.G503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504]=&quot;FA&quot;;HEX2DEC(COM.MICROSOFT.CONCAT([.H504];[.I504]));HEX2DEC(COM.MICROSOFT.CONCAT([.F504];[.G504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505]=&quot;FA&quot;;HEX2DEC(COM.MICROSOFT.CONCAT([.H505];[.I505]));HEX2DEC(COM.MICROSOFT.CONCAT([.F505];[.G505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506]=&quot;FA&quot;;HEX2DEC(COM.MICROSOFT.CONCAT([.H506];[.I506]));HEX2DEC(COM.MICROSOFT.CONCAT([.F506];[.G506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507]=&quot;FA&quot;;HEX2DEC(COM.MICROSOFT.CONCAT([.H507];[.I507]));HEX2DEC(COM.MICROSOFT.CONCAT([.F507];[.G507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508]=&quot;FA&quot;;HEX2DEC(COM.MICROSOFT.CONCAT([.H508];[.I508]));HEX2DEC(COM.MICROSOFT.CONCAT([.F508];[.G508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509]=&quot;FA&quot;;HEX2DEC(COM.MICROSOFT.CONCAT([.H509];[.I509]));HEX2DEC(COM.MICROSOFT.CONCAT([.F509];[.G509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D</text:p>
          </table:table-cell>
          <table:table-cell/>
          <table:table-cell table:formula="of:=IF([.E510]=&quot;FA&quot;;HEX2DEC(COM.MICROSOFT.CONCAT([.H510];[.I510]));HEX2DEC(COM.MICROSOFT.CONCAT([.F510];[.G510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7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1]=&quot;FA&quot;;HEX2DEC(COM.MICROSOFT.CONCAT([.H511];[.I511]));HEX2DEC(COM.MICROSOFT.CONCAT([.F511];[.G51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2]=&quot;FA&quot;;HEX2DEC(COM.MICROSOFT.CONCAT([.H512];[.I512]));HEX2DEC(COM.MICROSOFT.CONCAT([.F512];[.G512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3]=&quot;FA&quot;;HEX2DEC(COM.MICROSOFT.CONCAT([.H513];[.I513]));HEX2DEC(COM.MICROSOFT.CONCAT([.F513];[.G513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4]=&quot;FA&quot;;HEX2DEC(COM.MICROSOFT.CONCAT([.H514];[.I514]));HEX2DEC(COM.MICROSOFT.CONCAT([.F514];[.G514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5]=&quot;FA&quot;;HEX2DEC(COM.MICROSOFT.CONCAT([.H515];[.I515]));HEX2DEC(COM.MICROSOFT.CONCAT([.F515];[.G515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6]=&quot;FA&quot;;HEX2DEC(COM.MICROSOFT.CONCAT([.H516];[.I516]));HEX2DEC(COM.MICROSOFT.CONCAT([.F516];[.G516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7]=&quot;FA&quot;;HEX2DEC(COM.MICROSOFT.CONCAT([.H517];[.I517]));HEX2DEC(COM.MICROSOFT.CONCAT([.F517];[.G517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18]=&quot;FA&quot;;HEX2DEC(COM.MICROSOFT.CONCAT([.H518];[.I518]));HEX2DEC(COM.MICROSOFT.CONCAT([.F518];[.G518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19]=&quot;FA&quot;;HEX2DEC(COM.MICROSOFT.CONCAT([.H519];[.I519]));HEX2DEC(COM.MICROSOFT.CONCAT([.F519];[.G519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20]=&quot;FA&quot;;HEX2DEC(COM.MICROSOFT.CONCAT([.H520];[.I520]));HEX2DEC(COM.MICROSOFT.CONCAT([.F520];[.G520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21]=&quot;FA&quot;;HEX2DEC(COM.MICROSOFT.CONCAT([.H521];[.I521]));HEX2DEC(COM.MICROSOFT.CONCAT([.F521];[.G521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22]=&quot;FA&quot;;HEX2DEC(COM.MICROSOFT.CONCAT([.H522];[.I522]));HEX2DEC(COM.MICROSOFT.CONCAT([.F522];[.G522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23]=&quot;FA&quot;;HEX2DEC(COM.MICROSOFT.CONCAT([.H523];[.I523]));HEX2DEC(COM.MICROSOFT.CONCAT([.F523];[.G523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24]=&quot;FA&quot;;HEX2DEC(COM.MICROSOFT.CONCAT([.H524];[.I524]));HEX2DEC(COM.MICROSOFT.CONCAT([.F524];[.G524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525]=&quot;FA&quot;;HEX2DEC(COM.MICROSOFT.CONCAT([.H525];[.I525]));HEX2DEC(COM.MICROSOFT.CONCAT([.F525];[.G525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26]=&quot;FA&quot;;HEX2DEC(COM.MICROSOFT.CONCAT([.H526];[.I526]));HEX2DEC(COM.MICROSOFT.CONCAT([.F526];[.G526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27]=&quot;FA&quot;;HEX2DEC(COM.MICROSOFT.CONCAT([.H527];[.I527]));HEX2DEC(COM.MICROSOFT.CONCAT([.F527];[.G527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28]=&quot;FA&quot;;HEX2DEC(COM.MICROSOFT.CONCAT([.H528];[.I528]));HEX2DEC(COM.MICROSOFT.CONCAT([.F528];[.G528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29]=&quot;FA&quot;;HEX2DEC(COM.MICROSOFT.CONCAT([.H529];[.I529]));HEX2DEC(COM.MICROSOFT.CONCAT([.F529];[.G529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30]=&quot;FA&quot;;HEX2DEC(COM.MICROSOFT.CONCAT([.H530];[.I530]));HEX2DEC(COM.MICROSOFT.CONCAT([.F530];[.G53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F</text:p>
          </table:table-cell>
          <table:table-cell/>
          <table:table-cell table:formula="of:=IF([.E531]=&quot;FA&quot;;HEX2DEC(COM.MICROSOFT.CONCAT([.H531];[.I531]));HEX2DEC(COM.MICROSOFT.CONCAT([.F531];[.G531])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532]=&quot;FA&quot;;HEX2DEC(COM.MICROSOFT.CONCAT([.H532];[.I532]));HEX2DEC(COM.MICROSOFT.CONCAT([.F532];[.G532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533]=&quot;FA&quot;;HEX2DEC(COM.MICROSOFT.CONCAT([.H533];[.I533]));HEX2DEC(COM.MICROSOFT.CONCAT([.F533];[.G533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534]=&quot;FA&quot;;HEX2DEC(COM.MICROSOFT.CONCAT([.H534];[.I534]));HEX2DEC(COM.MICROSOFT.CONCAT([.F534];[.G534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535]=&quot;FA&quot;;HEX2DEC(COM.MICROSOFT.CONCAT([.H535];[.I535]));HEX2DEC(COM.MICROSOFT.CONCAT([.F535];[.G535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536]=&quot;FA&quot;;HEX2DEC(COM.MICROSOFT.CONCAT([.H536];[.I536]));HEX2DEC(COM.MICROSOFT.CONCAT([.F536];[.G536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37]=&quot;FA&quot;;HEX2DEC(COM.MICROSOFT.CONCAT([.H537];[.I537]));HEX2DEC(COM.MICROSOFT.CONCAT([.F537];[.G537])))" office:value-type="float" office:value="298" calcext:value-type="float">
            <text:p>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38]=&quot;FA&quot;;HEX2DEC(COM.MICROSOFT.CONCAT([.H538];[.I538]));HEX2DEC(COM.MICROSOFT.CONCAT([.F538];[.G538])))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39]=&quot;FA&quot;;HEX2DEC(COM.MICROSOFT.CONCAT([.H539];[.I539]));HEX2DEC(COM.MICROSOFT.CONCAT([.F539];[.G539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0]=&quot;FA&quot;;HEX2DEC(COM.MICROSOFT.CONCAT([.H540];[.I540]));HEX2DEC(COM.MICROSOFT.CONCAT([.F540];[.G540])))" office:value-type="float" office:value="373" calcext:value-type="float">
            <text:p>3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1]=&quot;FA&quot;;HEX2DEC(COM.MICROSOFT.CONCAT([.H541];[.I541]));HEX2DEC(COM.MICROSOFT.CONCAT([.F541];[.G541])))" office:value-type="float" office:value="387" calcext:value-type="float">
            <text:p>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5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2]=&quot;FA&quot;;HEX2DEC(COM.MICROSOFT.CONCAT([.H542];[.I542]));HEX2DEC(COM.MICROSOFT.CONCAT([.F542];[.G542])))" office:value-type="float" office:value="389" calcext:value-type="float">
            <text:p>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9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3]=&quot;FA&quot;;HEX2DEC(COM.MICROSOFT.CONCAT([.H543];[.I543]));HEX2DEC(COM.MICROSOFT.CONCAT([.F543];[.G543])))"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69E</text:p>
          </table:table-cell>
          <table:table-cell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4]=&quot;FA&quot;;HEX2DEC(COM.MICROSOFT.CONCAT([.H544];[.I544]));HEX2DEC(COM.MICROSOFT.CONCAT([.F544];[.G54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ge 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7]=&quot;FA&quot;;HEX2DEC(COM.MICROSOFT.CONCAT([.H547];[.I547]));HEX2DEC(COM.MICROSOFT.CONCAT([.F547];[.G54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8]=&quot;FA&quot;;HEX2DEC(COM.MICROSOFT.CONCAT([.H548];[.I548]));HEX2DEC(COM.MICROSOFT.CONCAT([.F548];[.G54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49]=&quot;FA&quot;;HEX2DEC(COM.MICROSOFT.CONCAT([.H549];[.I549]));HEX2DEC(COM.MICROSOFT.CONCAT([.F549];[.G549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0]=&quot;FA&quot;;HEX2DEC(COM.MICROSOFT.CONCAT([.H550];[.I550]));HEX2DEC(COM.MICROSOFT.CONCAT([.F550];[.G550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1]=&quot;FA&quot;;HEX2DEC(COM.MICROSOFT.CONCAT([.H551];[.I551]));HEX2DEC(COM.MICROSOFT.CONCAT([.F551];[.G551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2]=&quot;FA&quot;;HEX2DEC(COM.MICROSOFT.CONCAT([.H552];[.I552]));HEX2DEC(COM.MICROSOFT.CONCAT([.F552];[.G552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3]=&quot;FA&quot;;HEX2DEC(COM.MICROSOFT.CONCAT([.H553];[.I553]));HEX2DEC(COM.MICROSOFT.CONCAT([.F553];[.G553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4]=&quot;FA&quot;;HEX2DEC(COM.MICROSOFT.CONCAT([.H554];[.I554]));HEX2DEC(COM.MICROSOFT.CONCAT([.F554];[.G554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5]=&quot;FA&quot;;HEX2DEC(COM.MICROSOFT.CONCAT([.H555];[.I555]));HEX2DEC(COM.MICROSOFT.CONCAT([.F555];[.G555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6]=&quot;FA&quot;;HEX2DEC(COM.MICROSOFT.CONCAT([.H556];[.I556]));HEX2DEC(COM.MICROSOFT.CONCAT([.F556];[.G556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7]=&quot;FA&quot;;HEX2DEC(COM.MICROSOFT.CONCAT([.H557];[.I557]));HEX2DEC(COM.MICROSOFT.CONCAT([.F557];[.G557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8]=&quot;FA&quot;;HEX2DEC(COM.MICROSOFT.CONCAT([.H558];[.I558]));HEX2DEC(COM.MICROSOFT.CONCAT([.F558];[.G558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59]=&quot;FA&quot;;HEX2DEC(COM.MICROSOFT.CONCAT([.H559];[.I559]));HEX2DEC(COM.MICROSOFT.CONCAT([.F559];[.G559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0]=&quot;FA&quot;;HEX2DEC(COM.MICROSOFT.CONCAT([.H560];[.I560]));HEX2DEC(COM.MICROSOFT.CONCAT([.F560];[.G560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1]=&quot;FA&quot;;HEX2DEC(COM.MICROSOFT.CONCAT([.H561];[.I561]));HEX2DEC(COM.MICROSOFT.CONCAT([.F561];[.G561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2]=&quot;FA&quot;;HEX2DEC(COM.MICROSOFT.CONCAT([.H562];[.I562]));HEX2DEC(COM.MICROSOFT.CONCAT([.F562];[.G562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3]=&quot;FA&quot;;HEX2DEC(COM.MICROSOFT.CONCAT([.H563];[.I563]));HEX2DEC(COM.MICROSOFT.CONCAT([.F563];[.G563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4]=&quot;FA&quot;;HEX2DEC(COM.MICROSOFT.CONCAT([.H564];[.I564]));HEX2DEC(COM.MICROSOFT.CONCAT([.F564];[.G564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5]=&quot;FA&quot;;HEX2DEC(COM.MICROSOFT.CONCAT([.H565];[.I565]));HEX2DEC(COM.MICROSOFT.CONCAT([.F565];[.G565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6]=&quot;FA&quot;;HEX2DEC(COM.MICROSOFT.CONCAT([.H566];[.I566]));HEX2DEC(COM.MICROSOFT.CONCAT([.F566];[.G566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7]=&quot;FA&quot;;HEX2DEC(COM.MICROSOFT.CONCAT([.H567];[.I567]));HEX2DEC(COM.MICROSOFT.CONCAT([.F567];[.G567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8]=&quot;FA&quot;;HEX2DEC(COM.MICROSOFT.CONCAT([.H568];[.I568]));HEX2DEC(COM.MICROSOFT.CONCAT([.F568];[.G568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69]=&quot;FA&quot;;HEX2DEC(COM.MICROSOFT.CONCAT([.H569];[.I569]));HEX2DEC(COM.MICROSOFT.CONCAT([.F569];[.G569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0]=&quot;FA&quot;;HEX2DEC(COM.MICROSOFT.CONCAT([.H570];[.I570]));HEX2DEC(COM.MICROSOFT.CONCAT([.F570];[.G570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1]=&quot;FA&quot;;HEX2DEC(COM.MICROSOFT.CONCAT([.H571];[.I571]));HEX2DEC(COM.MICROSOFT.CONCAT([.F571];[.G571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2]=&quot;FA&quot;;HEX2DEC(COM.MICROSOFT.CONCAT([.H572];[.I572]));HEX2DEC(COM.MICROSOFT.CONCAT([.F572];[.G572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3]=&quot;FA&quot;;HEX2DEC(COM.MICROSOFT.CONCAT([.H573];[.I573]));HEX2DEC(COM.MICROSOFT.CONCAT([.F573];[.G573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4]=&quot;FA&quot;;HEX2DEC(COM.MICROSOFT.CONCAT([.H574];[.I574]));HEX2DEC(COM.MICROSOFT.CONCAT([.F574];[.G574])))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5]=&quot;FA&quot;;HEX2DEC(COM.MICROSOFT.CONCAT([.H575];[.I575]));HEX2DEC(COM.MICROSOFT.CONCAT([.F575];[.G575])))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6]=&quot;FA&quot;;HEX2DEC(COM.MICROSOFT.CONCAT([.H576];[.I576]));HEX2DEC(COM.MICROSOFT.CONCAT([.F576];[.G576]))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7]=&quot;FA&quot;;HEX2DEC(COM.MICROSOFT.CONCAT([.H577];[.I577]));HEX2DEC(COM.MICROSOFT.CONCAT([.F577];[.G577]))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6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8]=&quot;FA&quot;;HEX2DEC(COM.MICROSOFT.CONCAT([.H578];[.I578]));HEX2DEC(COM.MICROSOFT.CONCAT([.F578];[.G578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79]=&quot;FA&quot;;HEX2DEC(COM.MICROSOFT.CONCAT([.H579];[.I579]));HEX2DEC(COM.MICROSOFT.CONCAT([.F579];[.G579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0]=&quot;FA&quot;;HEX2DEC(COM.MICROSOFT.CONCAT([.H580];[.I580]));HEX2DEC(COM.MICROSOFT.CONCAT([.F580];[.G580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1]=&quot;FA&quot;;HEX2DEC(COM.MICROSOFT.CONCAT([.H581];[.I581]));HEX2DEC(COM.MICROSOFT.CONCAT([.F581];[.G581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2]=&quot;FA&quot;;HEX2DEC(COM.MICROSOFT.CONCAT([.H582];[.I582]));HEX2DEC(COM.MICROSOFT.CONCAT([.F582];[.G582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3]=&quot;FA&quot;;HEX2DEC(COM.MICROSOFT.CONCAT([.H583];[.I583]));HEX2DEC(COM.MICROSOFT.CONCAT([.F583];[.G583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4]=&quot;FA&quot;;HEX2DEC(COM.MICROSOFT.CONCAT([.H584];[.I584]));HEX2DEC(COM.MICROSOFT.CONCAT([.F584];[.G584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5]=&quot;FA&quot;;HEX2DEC(COM.MICROSOFT.CONCAT([.H585];[.I585]));HEX2DEC(COM.MICROSOFT.CONCAT([.F585];[.G585])))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6]=&quot;FA&quot;;HEX2DEC(COM.MICROSOFT.CONCAT([.H586];[.I586]));HEX2DEC(COM.MICROSOFT.CONCAT([.F586];[.G586])))" office:value-type="float" office:value="374" calcext:value-type="float">
            <text:p>3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7]=&quot;FA&quot;;HEX2DEC(COM.MICROSOFT.CONCAT([.H587];[.I587]));HEX2DEC(COM.MICROSOFT.CONCAT([.F587];[.G587])))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8]=&quot;FA&quot;;HEX2DEC(COM.MICROSOFT.CONCAT([.H588];[.I588]));HEX2DEC(COM.MICROSOFT.CONCAT([.F588];[.G588])))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89]=&quot;FA&quot;;HEX2DEC(COM.MICROSOFT.CONCAT([.H589];[.I589]));HEX2DEC(COM.MICROSOFT.CONCAT([.F589];[.G589])))" office:value-type="float" office:value="388" calcext:value-type="float">
            <text:p>3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7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0]=&quot;FA&quot;;HEX2DEC(COM.MICROSOFT.CONCAT([.H590];[.I590]));HEX2DEC(COM.MICROSOFT.CONCAT([.F590];[.G590])))" office:value-type="float" office:value="391" calcext:value-type="float">
            <text:p>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1]=&quot;FA&quot;;HEX2DEC(COM.MICROSOFT.CONCAT([.H591];[.I591]));HEX2DEC(COM.MICROSOFT.CONCAT([.F591];[.G591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2]=&quot;FA&quot;;HEX2DEC(COM.MICROSOFT.CONCAT([.H592];[.I592]));HEX2DEC(COM.MICROSOFT.CONCAT([.F592];[.G592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3]=&quot;FA&quot;;HEX2DEC(COM.MICROSOFT.CONCAT([.H593];[.I593]));HEX2DEC(COM.MICROSOFT.CONCAT([.F593];[.G593])))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4]=&quot;FA&quot;;HEX2DEC(COM.MICROSOFT.CONCAT([.H594];[.I594]));HEX2DEC(COM.MICROSOFT.CONCAT([.F594];[.G594])))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5]=&quot;FA&quot;;HEX2DEC(COM.MICROSOFT.CONCAT([.H595];[.I595]));HEX2DEC(COM.MICROSOFT.CONCAT([.F595];[.G595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6]=&quot;FA&quot;;HEX2DEC(COM.MICROSOFT.CONCAT([.H596];[.I596]));HEX2DEC(COM.MICROSOFT.CONCAT([.F596];[.G596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7]=&quot;FA&quot;;HEX2DEC(COM.MICROSOFT.CONCAT([.H597];[.I597]));HEX2DEC(COM.MICROSOFT.CONCAT([.F597];[.G597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8]=&quot;FA&quot;;HEX2DEC(COM.MICROSOFT.CONCAT([.H598];[.I598]));HEX2DEC(COM.MICROSOFT.CONCAT([.F598];[.G598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599]=&quot;FA&quot;;HEX2DEC(COM.MICROSOFT.CONCAT([.H599];[.I599]));HEX2DEC(COM.MICROSOFT.CONCAT([.F599];[.G599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0]=&quot;FA&quot;;HEX2DEC(COM.MICROSOFT.CONCAT([.H600];[.I600]));HEX2DEC(COM.MICROSOFT.CONCAT([.F600];[.G600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1]=&quot;FA&quot;;HEX2DEC(COM.MICROSOFT.CONCAT([.H601];[.I601]));HEX2DEC(COM.MICROSOFT.CONCAT([.F601];[.G601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2]=&quot;FA&quot;;HEX2DEC(COM.MICROSOFT.CONCAT([.H602];[.I602]));HEX2DEC(COM.MICROSOFT.CONCAT([.F602];[.G602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3]=&quot;FA&quot;;HEX2DEC(COM.MICROSOFT.CONCAT([.H603];[.I603]));HEX2DEC(COM.MICROSOFT.CONCAT([.F603];[.G603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4]=&quot;FA&quot;;HEX2DEC(COM.MICROSOFT.CONCAT([.H604];[.I604]));HEX2DEC(COM.MICROSOFT.CONCAT([.F604];[.G604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5]=&quot;FA&quot;;HEX2DEC(COM.MICROSOFT.CONCAT([.H605];[.I605]));HEX2DEC(COM.MICROSOFT.CONCAT([.F605];[.G605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6]=&quot;FA&quot;;HEX2DEC(COM.MICROSOFT.CONCAT([.H606];[.I606]));HEX2DEC(COM.MICROSOFT.CONCAT([.F606];[.G606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7]=&quot;FA&quot;;HEX2DEC(COM.MICROSOFT.CONCAT([.H607];[.I607]));HEX2DEC(COM.MICROSOFT.CONCAT([.F607];[.G607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8]=&quot;FA&quot;;HEX2DEC(COM.MICROSOFT.CONCAT([.H608];[.I608]));HEX2DEC(COM.MICROSOFT.CONCAT([.F608];[.G608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09]=&quot;FA&quot;;HEX2DEC(COM.MICROSOFT.CONCAT([.H609];[.I609]));HEX2DEC(COM.MICROSOFT.CONCAT([.F609];[.G609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0]=&quot;FA&quot;;HEX2DEC(COM.MICROSOFT.CONCAT([.H610];[.I610]));HEX2DEC(COM.MICROSOFT.CONCAT([.F610];[.G610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1]=&quot;FA&quot;;HEX2DEC(COM.MICROSOFT.CONCAT([.H611];[.I611]));HEX2DEC(COM.MICROSOFT.CONCAT([.F611];[.G611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2]=&quot;FA&quot;;HEX2DEC(COM.MICROSOFT.CONCAT([.H612];[.I612]));HEX2DEC(COM.MICROSOFT.CONCAT([.F612];[.G612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3]=&quot;FA&quot;;HEX2DEC(COM.MICROSOFT.CONCAT([.H613];[.I613]));HEX2DEC(COM.MICROSOFT.CONCAT([.F613];[.G613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4]=&quot;FA&quot;;HEX2DEC(COM.MICROSOFT.CONCAT([.H614];[.I614]));HEX2DEC(COM.MICROSOFT.CONCAT([.F614];[.G614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5]=&quot;FA&quot;;HEX2DEC(COM.MICROSOFT.CONCAT([.H615];[.I615]));HEX2DEC(COM.MICROSOFT.CONCAT([.F615];[.G615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6]=&quot;FA&quot;;HEX2DEC(COM.MICROSOFT.CONCAT([.H616];[.I616]));HEX2DEC(COM.MICROSOFT.CONCAT([.F616];[.G616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7]=&quot;FA&quot;;HEX2DEC(COM.MICROSOFT.CONCAT([.H617];[.I617]));HEX2DEC(COM.MICROSOFT.CONCAT([.F617];[.G617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8]=&quot;FA&quot;;HEX2DEC(COM.MICROSOFT.CONCAT([.H618];[.I618]));HEX2DEC(COM.MICROSOFT.CONCAT([.F618];[.G618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19]=&quot;FA&quot;;HEX2DEC(COM.MICROSOFT.CONCAT([.H619];[.I619]));HEX2DEC(COM.MICROSOFT.CONCAT([.F619];[.G619])))" office:value-type="float" office:value="16481" calcext:value-type="float">
            <text:p>16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0]=&quot;FA&quot;;HEX2DEC(COM.MICROSOFT.CONCAT([.H620];[.I620]));HEX2DEC(COM.MICROSOFT.CONCAT([.F620];[.G620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1]=&quot;FA&quot;;HEX2DEC(COM.MICROSOFT.CONCAT([.H621];[.I621]));HEX2DEC(COM.MICROSOFT.CONCAT([.F621];[.G621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2]=&quot;FA&quot;;HEX2DEC(COM.MICROSOFT.CONCAT([.H622];[.I622]));HEX2DEC(COM.MICROSOFT.CONCAT([.F622];[.G622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3]=&quot;FA&quot;;HEX2DEC(COM.MICROSOFT.CONCAT([.H623];[.I623]));HEX2DEC(COM.MICROSOFT.CONCAT([.F623];[.G623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4]=&quot;FA&quot;;HEX2DEC(COM.MICROSOFT.CONCAT([.H624];[.I624]));HEX2DEC(COM.MICROSOFT.CONCAT([.F624];[.G624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5]=&quot;FA&quot;;HEX2DEC(COM.MICROSOFT.CONCAT([.H625];[.I625]));HEX2DEC(COM.MICROSOFT.CONCAT([.F625];[.G625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6]=&quot;FA&quot;;HEX2DEC(COM.MICROSOFT.CONCAT([.H626];[.I626]));HEX2DEC(COM.MICROSOFT.CONCAT([.F626];[.G626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7]=&quot;FA&quot;;HEX2DEC(COM.MICROSOFT.CONCAT([.H627];[.I627]));HEX2DEC(COM.MICROSOFT.CONCAT([.F627];[.G627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8]=&quot;FA&quot;;HEX2DEC(COM.MICROSOFT.CONCAT([.H628];[.I628]));HEX2DEC(COM.MICROSOFT.CONCAT([.F628];[.G628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29]=&quot;FA&quot;;HEX2DEC(COM.MICROSOFT.CONCAT([.H629];[.I629]));HEX2DEC(COM.MICROSOFT.CONCAT([.F629];[.G629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0]=&quot;FA&quot;;HEX2DEC(COM.MICROSOFT.CONCAT([.H630];[.I630]));HEX2DEC(COM.MICROSOFT.CONCAT([.F630];[.G630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1]=&quot;FA&quot;;HEX2DEC(COM.MICROSOFT.CONCAT([.H631];[.I631]));HEX2DEC(COM.MICROSOFT.CONCAT([.F631];[.G631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2]=&quot;FA&quot;;HEX2DEC(COM.MICROSOFT.CONCAT([.H632];[.I632]));HEX2DEC(COM.MICROSOFT.CONCAT([.F632];[.G632])))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3]=&quot;FA&quot;;HEX2DEC(COM.MICROSOFT.CONCAT([.H633];[.I633]));HEX2DEC(COM.MICROSOFT.CONCAT([.F633];[.G633])))" office:value-type="float" office:value="1310" calcext:value-type="float">
            <text:p>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4]=&quot;FA&quot;;HEX2DEC(COM.MICROSOFT.CONCAT([.H634];[.I634]));HEX2DEC(COM.MICROSOFT.CONCAT([.F634];[.G634])))" office:value-type="float" office:value="1310" calcext:value-type="float">
            <text:p>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5]=&quot;FA&quot;;HEX2DEC(COM.MICROSOFT.CONCAT([.H635];[.I635]));HEX2DEC(COM.MICROSOFT.CONCAT([.F635];[.G635])))" office:value-type="float" office:value="1310" calcext:value-type="float">
            <text:p>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2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6]=&quot;FA&quot;;HEX2DEC(COM.MICROSOFT.CONCAT([.H636];[.I636]));HEX2DEC(COM.MICROSOFT.CONCAT([.F636];[.G636])))" office:value-type="float" office:value="1312" calcext:value-type="float">
            <text:p>1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2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7]=&quot;FA&quot;;HEX2DEC(COM.MICROSOFT.CONCAT([.H637];[.I637]));HEX2DEC(COM.MICROSOFT.CONCAT([.F637];[.G637])))" office:value-type="float" office:value="1314" calcext:value-type="float">
            <text:p>1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33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8]=&quot;FA&quot;;HEX2DEC(COM.MICROSOFT.CONCAT([.H638];[.I638]));HEX2DEC(COM.MICROSOFT.CONCAT([.F638];[.G638])))" office:value-type="float" office:value="1331" calcext:value-type="float">
            <text:p>13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39]=&quot;FA&quot;;HEX2DEC(COM.MICROSOFT.CONCAT([.H639];[.I639]));HEX2DEC(COM.MICROSOFT.CONCAT([.F639];[.G639])))" office:value-type="float" office:value="1339" calcext:value-type="float">
            <text:p>13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0]=&quot;FA&quot;;HEX2DEC(COM.MICROSOFT.CONCAT([.H640];[.I640]));HEX2DEC(COM.MICROSOFT.CONCAT([.F640];[.G640])))" office:value-type="float" office:value="1342" calcext:value-type="float">
            <text:p>13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1]=&quot;FA&quot;;HEX2DEC(COM.MICROSOFT.CONCAT([.H641];[.I641]));HEX2DEC(COM.MICROSOFT.CONCAT([.F641];[.G641])))" office:value-type="float" office:value="1343" calcext:value-type="float">
            <text:p>13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2]=&quot;FA&quot;;HEX2DEC(COM.MICROSOFT.CONCAT([.H642];[.I642]));HEX2DEC(COM.MICROSOFT.CONCAT([.F642];[.G642])))" office:value-type="float" office:value="1343" calcext:value-type="float">
            <text:p>13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3]=&quot;FA&quot;;HEX2DEC(COM.MICROSOFT.CONCAT([.H643];[.I643]));HEX2DEC(COM.MICROSOFT.CONCAT([.F643];[.G643])))" office:value-type="float" office:value="1343" calcext:value-type="float">
            <text:p>13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4]=&quot;FA&quot;;HEX2DEC(COM.MICROSOFT.CONCAT([.H644];[.I644]));HEX2DEC(COM.MICROSOFT.CONCAT([.F644];[.G644])))" office:value-type="float" office:value="1344" calcext:value-type="float">
            <text:p>1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5]=&quot;FA&quot;;HEX2DEC(COM.MICROSOFT.CONCAT([.H645];[.I645]));HEX2DEC(COM.MICROSOFT.CONCAT([.F645];[.G645])))" office:value-type="float" office:value="1344" calcext:value-type="float">
            <text:p>1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6]=&quot;FA&quot;;HEX2DEC(COM.MICROSOFT.CONCAT([.H646];[.I646]));HEX2DEC(COM.MICROSOFT.CONCAT([.F646];[.G646])))" office:value-type="float" office:value="1344" calcext:value-type="float">
            <text:p>1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7]=&quot;FA&quot;;HEX2DEC(COM.MICROSOFT.CONCAT([.H647];[.I647]));HEX2DEC(COM.MICROSOFT.CONCAT([.F647];[.G647])))" office:value-type="float" office:value="1344" calcext:value-type="float">
            <text:p>1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8]=&quot;FA&quot;;HEX2DEC(COM.MICROSOFT.CONCAT([.H648];[.I648]));HEX2DEC(COM.MICROSOFT.CONCAT([.F648];[.G648])))" office:value-type="float" office:value="1344" calcext:value-type="float">
            <text:p>1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table:style-name="ce1" office:value-type="string" calcext:value-type="string">
            <text:p>4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49]=&quot;FA&quot;;HEX2DEC(COM.MICROSOFT.CONCAT([.H649];[.I649]));HEX2DEC(COM.MICROSOFT.CONCAT([.F649];[.G649])))" office:value-type="float" office:value="1346" calcext:value-type="float">
            <text:p>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0]=&quot;FA&quot;;HEX2DEC(COM.MICROSOFT.CONCAT([.H650];[.I650]));HEX2DEC(COM.MICROSOFT.CONCAT([.F650];[.G65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1]=&quot;FA&quot;;HEX2DEC(COM.MICROSOFT.CONCAT([.H651];[.I651]));HEX2DEC(COM.MICROSOFT.CONCAT([.F651];[.G65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2]=&quot;FA&quot;;HEX2DEC(COM.MICROSOFT.CONCAT([.H652];[.I652]));HEX2DEC(COM.MICROSOFT.CONCAT([.F652];[.G65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3]=&quot;FA&quot;;HEX2DEC(COM.MICROSOFT.CONCAT([.H653];[.I653]));HEX2DEC(COM.MICROSOFT.CONCAT([.F653];[.G65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4]=&quot;FA&quot;;HEX2DEC(COM.MICROSOFT.CONCAT([.H654];[.I654]));HEX2DEC(COM.MICROSOFT.CONCAT([.F654];[.G654])))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5]=&quot;FA&quot;;HEX2DEC(COM.MICROSOFT.CONCAT([.H655];[.I655]));HEX2DEC(COM.MICROSOFT.CONCAT([.F655];[.G655])))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6]=&quot;FA&quot;;HEX2DEC(COM.MICROSOFT.CONCAT([.H656];[.I656]));HEX2DEC(COM.MICROSOFT.CONCAT([.F656];[.G65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7]=&quot;FA&quot;;HEX2DEC(COM.MICROSOFT.CONCAT([.H657];[.I657]));HEX2DEC(COM.MICROSOFT.CONCAT([.F657];[.G65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8]=&quot;FA&quot;;HEX2DEC(COM.MICROSOFT.CONCAT([.H658];[.I658]));HEX2DEC(COM.MICROSOFT.CONCAT([.F658];[.G65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59]=&quot;FA&quot;;HEX2DEC(COM.MICROSOFT.CONCAT([.H659];[.I659]));HEX2DEC(COM.MICROSOFT.CONCAT([.F659];[.G65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60]=&quot;FA&quot;;HEX2DEC(COM.MICROSOFT.CONCAT([.H660];[.I660]));HEX2DEC(COM.MICROSOFT.CONCAT([.F660];[.G660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61]=&quot;FA&quot;;HEX2DEC(COM.MICROSOFT.CONCAT([.H661];[.I661]));HEX2DEC(COM.MICROSOFT.CONCAT([.F661];[.G661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/>
          <table:table-cell table:formula="of:=IF([.E662]=&quot;FA&quot;;HEX2DEC(COM.MICROSOFT.CONCAT([.H662];[.I662]));HEX2DEC(COM.MICROSOFT.CONCAT([.F662];[.G662])))"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/>
          <table:table-cell table:formula="of:=IF([.E663]=&quot;FA&quot;;HEX2DEC(COM.MICROSOFT.CONCAT([.H663];[.I663]));HEX2DEC(COM.MICROSOFT.CONCAT([.F663];[.G663])))"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/>
          <table:table-cell table:formula="of:=IF([.E664]=&quot;FA&quot;;HEX2DEC(COM.MICROSOFT.CONCAT([.H664];[.I664]));HEX2DEC(COM.MICROSOFT.CONCAT([.F664];[.G664])))"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/>
          <table:table-cell table:formula="of:=IF([.E665]=&quot;FA&quot;;HEX2DEC(COM.MICROSOFT.CONCAT([.H665];[.I665]));HEX2DEC(COM.MICROSOFT.CONCAT([.F665];[.G665])))"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666]=&quot;FA&quot;;HEX2DEC(COM.MICROSOFT.CONCAT([.H666];[.I666]));HEX2DEC(COM.MICROSOFT.CONCAT([.F666];[.G666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/>
          <table:table-cell table:formula="of:=IF([.E667]=&quot;FA&quot;;HEX2DEC(COM.MICROSOFT.CONCAT([.H667];[.I667]));HEX2DEC(COM.MICROSOFT.CONCAT([.F667];[.G667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/>
          <table:table-cell table:formula="of:=IF([.E668]=&quot;FA&quot;;HEX2DEC(COM.MICROSOFT.CONCAT([.H668];[.I668]));HEX2DEC(COM.MICROSOFT.CONCAT([.F668];[.G668])))" office:value-type="float" office:value="5888" calcext:value-type="float">
            <text:p>58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/>
          <table:table-cell table:formula="of:=IF([.E669]=&quot;FA&quot;;HEX2DEC(COM.MICROSOFT.CONCAT([.H669];[.I669]));HEX2DEC(COM.MICROSOFT.CONCAT([.F669];[.G669])))" office:value-type="float" office:value="5888" calcext:value-type="float">
            <text:p>58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/>
          <table:table-cell table:formula="of:=IF([.E670]=&quot;FA&quot;;HEX2DEC(COM.MICROSOFT.CONCAT([.H670];[.I670]));HEX2DEC(COM.MICROSOFT.CONCAT([.F670];[.G670])))" office:value-type="float" office:value="5120" calcext:value-type="float">
            <text:p>5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/>
          <table:table-cell table:formula="of:=IF([.E671]=&quot;FA&quot;;HEX2DEC(COM.MICROSOFT.CONCAT([.H671];[.I671]));HEX2DEC(COM.MICROSOFT.CONCAT([.F671];[.G671])))" office:value-type="float" office:value="5120" calcext:value-type="float">
            <text:p>5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/>
          <table:table-cell table:formula="of:=IF([.E672]=&quot;FA&quot;;HEX2DEC(COM.MICROSOFT.CONCAT([.H672];[.I672]));HEX2DEC(COM.MICROSOFT.CONCAT([.F672];[.G672])))" office:value-type="float" office:value="4352" calcext:value-type="float">
            <text:p>4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/>
          <table:table-cell table:formula="of:=IF([.E673]=&quot;FA&quot;;HEX2DEC(COM.MICROSOFT.CONCAT([.H673];[.I673]));HEX2DEC(COM.MICROSOFT.CONCAT([.F673];[.G673])))" office:value-type="float" office:value="4608" calcext:value-type="float">
            <text:p>4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F</text:p>
          </table:table-cell>
          <table:table-cell/>
          <table:table-cell table:formula="of:=IF([.E674]=&quot;FA&quot;;HEX2DEC(COM.MICROSOFT.CONCAT([.H674];[.I674]));HEX2DEC(COM.MICROSOFT.CONCAT([.F674];[.G674])))" office:value-type="float" office:value="65471" calcext:value-type="float">
            <text:p>65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F</text:p>
          </table:table-cell>
          <table:table-cell/>
          <table:table-cell table:formula="of:=IF([.E675]=&quot;FA&quot;;HEX2DEC(COM.MICROSOFT.CONCAT([.H675];[.I675]));HEX2DEC(COM.MICROSOFT.CONCAT([.F675];[.G675])))" office:value-type="float" office:value="65471" calcext:value-type="float">
            <text:p>65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F</text:p>
          </table:table-cell>
          <table:table-cell/>
          <table:table-cell table:formula="of:=IF([.E676]=&quot;FA&quot;;HEX2DEC(COM.MICROSOFT.CONCAT([.H676];[.I676]));HEX2DEC(COM.MICROSOFT.CONCAT([.F676];[.G676])))" office:value-type="float" office:value="65471" calcext:value-type="float">
            <text:p>65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F</text:p>
          </table:table-cell>
          <table:table-cell/>
          <table:table-cell table:formula="of:=IF([.E677]=&quot;FA&quot;;HEX2DEC(COM.MICROSOFT.CONCAT([.H677];[.I677]));HEX2DEC(COM.MICROSOFT.CONCAT([.F677];[.G677])))" office:value-type="float" office:value="65471" calcext:value-type="float">
            <text:p>65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78]=&quot;FA&quot;;HEX2DEC(COM.MICROSOFT.CONCAT([.H678];[.I678]));HEX2DEC(COM.MICROSOFT.CONCAT([.F678];[.G67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79]=&quot;FA&quot;;HEX2DEC(COM.MICROSOFT.CONCAT([.H679];[.I679]));HEX2DEC(COM.MICROSOFT.CONCAT([.F679];[.G67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9</text:p>
          </table:table-cell>
          <table:table-cell/>
          <table:table-cell table:formula="of:=IF([.E680]=&quot;FA&quot;;HEX2DEC(COM.MICROSOFT.CONCAT([.H680];[.I680]));HEX2DEC(COM.MICROSOFT.CONCAT([.F680];[.G680])))" office:value-type="float" office:value="425" calcext:value-type="float">
            <text:p>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9</text:p>
          </table:table-cell>
          <table:table-cell/>
          <table:table-cell table:formula="of:=IF([.E681]=&quot;FA&quot;;HEX2DEC(COM.MICROSOFT.CONCAT([.H681];[.I681]));HEX2DEC(COM.MICROSOFT.CONCAT([.F681];[.G681])))" office:value-type="float" office:value="425" calcext:value-type="float">
            <text:p>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/>
          <table:table-cell table:formula="of:=IF([.E682]=&quot;FA&quot;;HEX2DEC(COM.MICROSOFT.CONCAT([.H682];[.I682]));HEX2DEC(COM.MICROSOFT.CONCAT([.F682];[.G682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683]=&quot;FA&quot;;HEX2DEC(COM.MICROSOFT.CONCAT([.H683];[.I683]));HEX2DEC(COM.MICROSOFT.CONCAT([.F683];[.G683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1</text:p>
          </table:table-cell>
          <table:table-cell/>
          <table:table-cell table:formula="of:=IF([.E684]=&quot;FA&quot;;HEX2DEC(COM.MICROSOFT.CONCAT([.H684];[.I684]));HEX2DEC(COM.MICROSOFT.CONCAT([.F684];[.G684])))" office:value-type="float" office:value="385" calcext:value-type="float">
            <text:p>3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8</text:p>
          </table:table-cell>
          <table:table-cell/>
          <table:table-cell table:formula="of:=IF([.E685]=&quot;FA&quot;;HEX2DEC(COM.MICROSOFT.CONCAT([.H685];[.I685]));HEX2DEC(COM.MICROSOFT.CONCAT([.F685];[.G685])))" office:value-type="float" office:value="1896" calcext:value-type="float">
            <text:p>1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686]=&quot;FA&quot;;HEX2DEC(COM.MICROSOFT.CONCAT([.H686];[.I686]));HEX2DEC(COM.MICROSOFT.CONCAT([.F686];[.G686])))"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687]=&quot;FA&quot;;HEX2DEC(COM.MICROSOFT.CONCAT([.H687];[.I687]));HEX2DEC(COM.MICROSOFT.CONCAT([.F687];[.G687])))"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2</text:p>
          </table:table-cell>
          <table:table-cell/>
          <table:table-cell table:formula="of:=IF([.E688]=&quot;FA&quot;;HEX2DEC(COM.MICROSOFT.CONCAT([.H688];[.I688]));HEX2DEC(COM.MICROSOFT.CONCAT([.F688];[.G688])))" office:value-type="float" office:value="1890" calcext:value-type="float">
            <text:p>18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5C</text:p>
          </table:table-cell>
          <table:table-cell/>
          <table:table-cell table:formula="of:=IF([.E689]=&quot;FA&quot;;HEX2DEC(COM.MICROSOFT.CONCAT([.H689];[.I689]));HEX2DEC(COM.MICROSOFT.CONCAT([.F689];[.G689])))" office:value-type="float" office:value="1116" calcext:value-type="float">
            <text:p>1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1E</text:p>
          </table:table-cell>
          <table:table-cell/>
          <table:table-cell table:formula="of:=IF([.E690]=&quot;FA&quot;;HEX2DEC(COM.MICROSOFT.CONCAT([.H690];[.I690]));HEX2DEC(COM.MICROSOFT.CONCAT([.F690];[.G690])))" office:value-type="float" office:value="798" calcext:value-type="float">
            <text:p>7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/>
          <table:table-cell table:formula="of:=IF([.E691]=&quot;FA&quot;;HEX2DEC(COM.MICROSOFT.CONCAT([.H691];[.I691]));HEX2DEC(COM.MICROSOFT.CONCAT([.F691];[.G691])))" office:value-type="float" office:value="792" calcext:value-type="float">
            <text:p>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/>
          <table:table-cell table:formula="of:=IF([.E692]=&quot;FA&quot;;HEX2DEC(COM.MICROSOFT.CONCAT([.H692];[.I692]));HEX2DEC(COM.MICROSOFT.CONCAT([.F692];[.G692])))" office:value-type="float" office:value="804" calcext:value-type="float">
            <text:p>8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/>
          <table:table-cell table:formula="of:=IF([.E693]=&quot;FA&quot;;HEX2DEC(COM.MICROSOFT.CONCAT([.H693];[.I693]));HEX2DEC(COM.MICROSOFT.CONCAT([.F693];[.G693])))" office:value-type="float" office:value="792" calcext:value-type="float">
            <text:p>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/>
          <table:table-cell table:formula="of:=IF([.E694]=&quot;FA&quot;;HEX2DEC(COM.MICROSOFT.CONCAT([.H694];[.I694]));HEX2DEC(COM.MICROSOFT.CONCAT([.F694];[.G694])))" office:value-type="float" office:value="786" calcext:value-type="float">
            <text:p>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2A</text:p>
          </table:table-cell>
          <table:table-cell/>
          <table:table-cell table:formula="of:=IF([.E695]=&quot;FA&quot;;HEX2DEC(COM.MICROSOFT.CONCAT([.H695];[.I695]));HEX2DEC(COM.MICROSOFT.CONCAT([.F695];[.G695])))" office:value-type="float" office:value="810" calcext:value-type="float">
            <text:p>8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/>
          <table:table-cell table:formula="of:=IF([.E696]=&quot;FA&quot;;HEX2DEC(COM.MICROSOFT.CONCAT([.H696];[.I696]));HEX2DEC(COM.MICROSOFT.CONCAT([.F696];[.G696])))" office:value-type="float" office:value="786" calcext:value-type="float">
            <text:p>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/>
          <table:table-cell table:formula="of:=IF([.E697]=&quot;FA&quot;;HEX2DEC(COM.MICROSOFT.CONCAT([.H697];[.I697]));HEX2DEC(COM.MICROSOFT.CONCAT([.F697];[.G697])))" office:value-type="float" office:value="792" calcext:value-type="float">
            <text:p>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98]=&quot;FA&quot;;HEX2DEC(COM.MICROSOFT.CONCAT([.H698];[.I698]));HEX2DEC(COM.MICROSOFT.CONCAT([.F698];[.G69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699]=&quot;FA&quot;;HEX2DEC(COM.MICROSOFT.CONCAT([.H699];[.I699]));HEX2DEC(COM.MICROSOFT.CONCAT([.F699];[.G69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00]=&quot;FA&quot;;HEX2DEC(COM.MICROSOFT.CONCAT([.H700];[.I700]));HEX2DEC(COM.MICROSOFT.CONCAT([.F700];[.G70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01]=&quot;FA&quot;;HEX2DEC(COM.MICROSOFT.CONCAT([.H701];[.I701]));HEX2DEC(COM.MICROSOFT.CONCAT([.F701];[.G70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02]=&quot;FA&quot;;HEX2DEC(COM.MICROSOFT.CONCAT([.H702];[.I702]));HEX2DEC(COM.MICROSOFT.CONCAT([.F702];[.G702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03]=&quot;FA&quot;;HEX2DEC(COM.MICROSOFT.CONCAT([.H703];[.I703]));HEX2DEC(COM.MICROSOFT.CONCAT([.F703];[.G703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/>
          <table:table-cell table:formula="of:=IF([.E704]=&quot;FA&quot;;HEX2DEC(COM.MICROSOFT.CONCAT([.H704];[.I704]));HEX2DEC(COM.MICROSOFT.CONCAT([.F704];[.G704])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table:style-name="Default" office:value-type="string" calcext:value-type="string">
            <text:p>D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/>
          <table:table-cell table:formula="of:=IF([.E705]=&quot;FA&quot;;HEX2DEC(COM.MICROSOFT.CONCAT([.H705];[.I705]));HEX2DEC(COM.MICROSOFT.CONCAT([.F705];[.G705])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/>
          <table:table-cell table:formula="of:=IF([.E706]=&quot;FA&quot;;HEX2DEC(COM.MICROSOFT.CONCAT([.H706];[.I706]));HEX2DEC(COM.MICROSOFT.CONCAT([.F706];[.G706])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table:style-name="Default" office:value-type="string" calcext:value-type="string">
            <text:p>D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/>
          <table:table-cell table:formula="of:=IF([.E707]=&quot;FA&quot;;HEX2DEC(COM.MICROSOFT.CONCAT([.H707];[.I707]));HEX2DEC(COM.MICROSOFT.CONCAT([.F707];[.G707])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/>
          <table:table-cell table:formula="of:=IF([.E708]=&quot;FA&quot;;HEX2DEC(COM.MICROSOFT.CONCAT([.H708];[.I708]));HEX2DEC(COM.MICROSOFT.CONCAT([.F708];[.G708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D</text:p>
          </table:table-cell>
          <table:table-cell/>
          <table:table-cell table:formula="of:=IF([.E709]=&quot;FA&quot;;HEX2DEC(COM.MICROSOFT.CONCAT([.H709];[.I709]));HEX2DEC(COM.MICROSOFT.CONCAT([.F709];[.G709])))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7B</text:p>
          </table:table-cell>
          <table:table-cell/>
          <table:table-cell table:formula="of:=IF([.E710]=&quot;FA&quot;;HEX2DEC(COM.MICROSOFT.CONCAT([.H710];[.I710]));HEX2DEC(COM.MICROSOFT.CONCAT([.F710];[.G710])))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A</text:p>
          </table:table-cell>
          <table:table-cell/>
          <table:table-cell table:formula="of:=IF([.E711]=&quot;FA&quot;;HEX2DEC(COM.MICROSOFT.CONCAT([.H711];[.I711]));HEX2DEC(COM.MICROSOFT.CONCAT([.F711];[.G711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12]=&quot;FA&quot;;HEX2DEC(COM.MICROSOFT.CONCAT([.H712];[.I712]));HEX2DEC(COM.MICROSOFT.CONCAT([.F712];[.G712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13]=&quot;FA&quot;;HEX2DEC(COM.MICROSOFT.CONCAT([.H713];[.I713]));HEX2DEC(COM.MICROSOFT.CONCAT([.F713];[.G713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14]=&quot;FA&quot;;HEX2DEC(COM.MICROSOFT.CONCAT([.H714];[.I714]));HEX2DEC(COM.MICROSOFT.CONCAT([.F714];[.G714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15]=&quot;FA&quot;;HEX2DEC(COM.MICROSOFT.CONCAT([.H715];[.I715]));HEX2DEC(COM.MICROSOFT.CONCAT([.F715];[.G715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16]=&quot;FA&quot;;HEX2DEC(COM.MICROSOFT.CONCAT([.H716];[.I716]));HEX2DEC(COM.MICROSOFT.CONCAT([.F716];[.G716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17]=&quot;FA&quot;;HEX2DEC(COM.MICROSOFT.CONCAT([.H717];[.I717]));HEX2DEC(COM.MICROSOFT.CONCAT([.F717];[.G717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718]=&quot;FA&quot;;HEX2DEC(COM.MICROSOFT.CONCAT([.H718];[.I718]));HEX2DEC(COM.MICROSOFT.CONCAT([.F718];[.G718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DD</text:p>
          </table:table-cell>
          <table:table-cell/>
          <table:table-cell table:formula="of:=IF([.E719]=&quot;FA&quot;;HEX2DEC(COM.MICROSOFT.CONCAT([.H719];[.I719]));HEX2DEC(COM.MICROSOFT.CONCAT([.F719];[.G719])))" office:value-type="float" office:value="477" calcext:value-type="float">
            <text:p>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/>
          <table:table-cell table:formula="of:=IF([.E720]=&quot;FA&quot;;HEX2DEC(COM.MICROSOFT.CONCAT([.H720];[.I720]));HEX2DEC(COM.MICROSOFT.CONCAT([.F720];[.G720])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/>
          <table:table-cell table:formula="of:=IF([.E721]=&quot;FA&quot;;HEX2DEC(COM.MICROSOFT.CONCAT([.H721];[.I721]));HEX2DEC(COM.MICROSOFT.CONCAT([.F721];[.G721])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22]=&quot;FA&quot;;HEX2DEC(COM.MICROSOFT.CONCAT([.H722];[.I722]));HEX2DEC(COM.MICROSOFT.CONCAT([.F722];[.G72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23]=&quot;FA&quot;;HEX2DEC(COM.MICROSOFT.CONCAT([.H723];[.I723]));HEX2DEC(COM.MICROSOFT.CONCAT([.F723];[.G72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/>
          <table:table-cell table:formula="of:=IF([.E724]=&quot;FA&quot;;HEX2DEC(COM.MICROSOFT.CONCAT([.H724];[.I724]));HEX2DEC(COM.MICROSOFT.CONCAT([.F724];[.G724]))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/>
          <table:table-cell table:formula="of:=IF([.E725]=&quot;FA&quot;;HEX2DEC(COM.MICROSOFT.CONCAT([.H725];[.I725]));HEX2DEC(COM.MICROSOFT.CONCAT([.F725];[.G725]))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/>
          <table:table-cell table:formula="of:=IF([.E726]=&quot;FA&quot;;HEX2DEC(COM.MICROSOFT.CONCAT([.H726];[.I726]));HEX2DEC(COM.MICROSOFT.CONCAT([.F726];[.G726]))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/>
          <table:table-cell table:formula="of:=IF([.E727]=&quot;FA&quot;;HEX2DEC(COM.MICROSOFT.CONCAT([.H727];[.I727]));HEX2DEC(COM.MICROSOFT.CONCAT([.F727];[.G727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/>
          <table:table-cell table:formula="of:=IF([.E728]=&quot;FA&quot;;HEX2DEC(COM.MICROSOFT.CONCAT([.H728];[.I728]));HEX2DEC(COM.MICROSOFT.CONCAT([.F728];[.G728])))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A</text:p>
          </table:table-cell>
          <table:table-cell/>
          <table:table-cell table:formula="of:=IF([.E729]=&quot;FA&quot;;HEX2DEC(COM.MICROSOFT.CONCAT([.H729];[.I729]));HEX2DEC(COM.MICROSOFT.CONCAT([.F729];[.G729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B</text:p>
          </table:table-cell>
          <table:table-cell/>
          <table:table-cell table:formula="of:=IF([.E730]=&quot;FA&quot;;HEX2DEC(COM.MICROSOFT.CONCAT([.H730];[.I730]));HEX2DEC(COM.MICROSOFT.CONCAT([.F730];[.G730])))" office:value-type="float" office:value="363" calcext:value-type="float">
            <text:p>3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C</text:p>
          </table:table-cell>
          <table:table-cell/>
          <table:table-cell table:formula="of:=IF([.E731]=&quot;FA&quot;;HEX2DEC(COM.MICROSOFT.CONCAT([.H731];[.I731]));HEX2DEC(COM.MICROSOFT.CONCAT([.F731];[.G731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732]=&quot;FA&quot;;HEX2DEC(COM.MICROSOFT.CONCAT([.H732];[.I732]));HEX2DEC(COM.MICROSOFT.CONCAT([.F732];[.G732])))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7</text:p>
          </table:table-cell>
          <table:table-cell/>
          <table:table-cell table:formula="of:=IF([.E733]=&quot;FA&quot;;HEX2DEC(COM.MICROSOFT.CONCAT([.H733];[.I733]));HEX2DEC(COM.MICROSOFT.CONCAT([.F733];[.G733])))" office:value-type="float" office:value="375" calcext:value-type="float">
            <text:p>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7F</text:p>
          </table:table-cell>
          <table:table-cell/>
          <table:table-cell table:formula="of:=IF([.E734]=&quot;FA&quot;;HEX2DEC(COM.MICROSOFT.CONCAT([.H734];[.I734]));HEX2DEC(COM.MICROSOFT.CONCAT([.F734];[.G734])))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6</text:p>
          </table:table-cell>
          <table:table-cell/>
          <table:table-cell table:formula="of:=IF([.E735]=&quot;FA&quot;;HEX2DEC(COM.MICROSOFT.CONCAT([.H735];[.I735]));HEX2DEC(COM.MICROSOFT.CONCAT([.F735];[.G735])))" office:value-type="float" office:value="390" calcext:value-type="float">
            <text:p>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9</text:p>
          </table:table-cell>
          <table:table-cell/>
          <table:table-cell table:formula="of:=IF([.E736]=&quot;FA&quot;;HEX2DEC(COM.MICROSOFT.CONCAT([.H736];[.I736]));HEX2DEC(COM.MICROSOFT.CONCAT([.F736];[.G736])))" office:value-type="float" office:value="393" calcext:value-type="float">
            <text:p>3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B</text:p>
          </table:table-cell>
          <table:table-cell/>
          <table:table-cell table:formula="of:=IF([.E737]=&quot;FA&quot;;HEX2DEC(COM.MICROSOFT.CONCAT([.H737];[.I737]));HEX2DEC(COM.MICROSOFT.CONCAT([.F737];[.G737])))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C</text:p>
          </table:table-cell>
          <table:table-cell/>
          <table:table-cell table:formula="of:=IF([.E738]=&quot;FA&quot;;HEX2DEC(COM.MICROSOFT.CONCAT([.H738];[.I738]));HEX2DEC(COM.MICROSOFT.CONCAT([.F738];[.G738])))" office:value-type="float" office:value="396" calcext:value-type="float">
            <text:p>3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C</text:p>
          </table:table-cell>
          <table:table-cell/>
          <table:table-cell table:formula="of:=IF([.E739]=&quot;FA&quot;;HEX2DEC(COM.MICROSOFT.CONCAT([.H739];[.I739]));HEX2DEC(COM.MICROSOFT.CONCAT([.F739];[.G739])))" office:value-type="float" office:value="396" calcext:value-type="float">
            <text:p>3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A</text:p>
          </table:table-cell>
          <table:table-cell/>
          <table:table-cell table:formula="of:=IF([.E740]=&quot;FA&quot;;HEX2DEC(COM.MICROSOFT.CONCAT([.H740];[.I740]));HEX2DEC(COM.MICROSOFT.CONCAT([.F740];[.G740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A</text:p>
          </table:table-cell>
          <table:table-cell/>
          <table:table-cell table:formula="of:=IF([.E741]=&quot;FA&quot;;HEX2DEC(COM.MICROSOFT.CONCAT([.H741];[.I741]));HEX2DEC(COM.MICROSOFT.CONCAT([.F741];[.G741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A</text:p>
          </table:table-cell>
          <table:table-cell/>
          <table:table-cell table:formula="of:=IF([.E742]=&quot;FA&quot;;HEX2DEC(COM.MICROSOFT.CONCAT([.H742];[.I742]));HEX2DEC(COM.MICROSOFT.CONCAT([.F742];[.G742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C</text:p>
          </table:table-cell>
          <table:table-cell/>
          <table:table-cell table:formula="of:=IF([.E743]=&quot;FA&quot;;HEX2DEC(COM.MICROSOFT.CONCAT([.H743];[.I743]));HEX2DEC(COM.MICROSOFT.CONCAT([.F743];[.G743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C</text:p>
          </table:table-cell>
          <table:table-cell/>
          <table:table-cell table:formula="of:=IF([.E744]=&quot;FA&quot;;HEX2DEC(COM.MICROSOFT.CONCAT([.H744];[.I744]));HEX2DEC(COM.MICROSOFT.CONCAT([.F744];[.G744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6E</text:p>
          </table:table-cell>
          <table:table-cell/>
          <table:table-cell table:formula="of:=IF([.E745]=&quot;FA&quot;;HEX2DEC(COM.MICROSOFT.CONCAT([.H745];[.I745]));HEX2DEC(COM.MICROSOFT.CONCAT([.F745];[.G745])))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/>
          <table:table-cell table:formula="of:=IF([.E746]=&quot;FA&quot;;HEX2DEC(COM.MICROSOFT.CONCAT([.H746];[.I746]));HEX2DEC(COM.MICROSOFT.CONCAT([.F746];[.G746])))" office:value-type="float" office:value="374" calcext:value-type="float">
            <text:p>3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7E</text:p>
          </table:table-cell>
          <table:table-cell/>
          <table:table-cell table:formula="of:=IF([.E747]=&quot;FA&quot;;HEX2DEC(COM.MICROSOFT.CONCAT([.H747];[.I747]));HEX2DEC(COM.MICROSOFT.CONCAT([.F747];[.G747])))" office:value-type="float" office:value="382" calcext:value-type="float">
            <text:p>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/>
          <table:table-cell table:formula="of:=IF([.E748]=&quot;FA&quot;;HEX2DEC(COM.MICROSOFT.CONCAT([.H748];[.I748]));HEX2DEC(COM.MICROSOFT.CONCAT([.F748];[.G748])))" office:value-type="float" office:value="388" calcext:value-type="float">
            <text:p>3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7</text:p>
          </table:table-cell>
          <table:table-cell/>
          <table:table-cell table:formula="of:=IF([.E749]=&quot;FA&quot;;HEX2DEC(COM.MICROSOFT.CONCAT([.H749];[.I749]));HEX2DEC(COM.MICROSOFT.CONCAT([.F749];[.G749])))" office:value-type="float" office:value="391" calcext:value-type="float">
            <text:p>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A</text:p>
          </table:table-cell>
          <table:table-cell/>
          <table:table-cell table:formula="of:=IF([.E750]=&quot;FA&quot;;HEX2DEC(COM.MICROSOFT.CONCAT([.H750];[.I750]));HEX2DEC(COM.MICROSOFT.CONCAT([.F750];[.G750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B</text:p>
          </table:table-cell>
          <table:table-cell/>
          <table:table-cell table:formula="of:=IF([.E751]=&quot;FA&quot;;HEX2DEC(COM.MICROSOFT.CONCAT([.H751];[.I751]));HEX2DEC(COM.MICROSOFT.CONCAT([.F751];[.G751])))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8B</text:p>
          </table:table-cell>
          <table:table-cell/>
          <table:table-cell table:formula="of:=IF([.E752]=&quot;FA&quot;;HEX2DEC(COM.MICROSOFT.CONCAT([.H752];[.I752]));HEX2DEC(COM.MICROSOFT.CONCAT([.F752];[.G752])))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/>
          <table:table-cell table:formula="of:=IF([.E753]=&quot;FA&quot;;HEX2DEC(COM.MICROSOFT.CONCAT([.H753];[.I753]));HEX2DEC(COM.MICROSOFT.CONCAT([.F753];[.G753])))" office:value-type="float" office:value="280" calcext:value-type="float">
            <text:p>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/>
          <table:table-cell table:formula="of:=IF([.E754]=&quot;FA&quot;;HEX2DEC(COM.MICROSOFT.CONCAT([.H754];[.I754]));HEX2DEC(COM.MICROSOFT.CONCAT([.F754];[.G754])))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/>
          <table:table-cell table:formula="of:=IF([.E755]=&quot;FA&quot;;HEX2DEC(COM.MICROSOFT.CONCAT([.H755];[.I755]));HEX2DEC(COM.MICROSOFT.CONCAT([.F755];[.G755])))" office:value-type="float" office:value="305" calcext:value-type="float">
            <text:p>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3B</text:p>
          </table:table-cell>
          <table:table-cell/>
          <table:table-cell table:formula="of:=IF([.E756]=&quot;FA&quot;;HEX2DEC(COM.MICROSOFT.CONCAT([.H756];[.I756]));HEX2DEC(COM.MICROSOFT.CONCAT([.F756];[.G756])))"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/>
          <table:table-cell table:formula="of:=IF([.E757]=&quot;FA&quot;;HEX2DEC(COM.MICROSOFT.CONCAT([.H757];[.I757]));HEX2DEC(COM.MICROSOFT.CONCAT([.F757];[.G757])))"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/>
          <table:table-cell table:formula="of:=IF([.E758]=&quot;FA&quot;;HEX2DEC(COM.MICROSOFT.CONCAT([.H758];[.I758]));HEX2DEC(COM.MICROSOFT.CONCAT([.F758];[.G758])))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4F</text:p>
          </table:table-cell>
          <table:table-cell/>
          <table:table-cell table:formula="of:=IF([.E759]=&quot;FA&quot;;HEX2DEC(COM.MICROSOFT.CONCAT([.H759];[.I759]));HEX2DEC(COM.MICROSOFT.CONCAT([.F759];[.G759])))" office:value-type="float" office:value="335" calcext:value-type="float">
            <text:p>3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/>
          <table:table-cell table:formula="of:=IF([.E760]=&quot;FA&quot;;HEX2DEC(COM.MICROSOFT.CONCAT([.H760];[.I760]));HEX2DEC(COM.MICROSOFT.CONCAT([.F760];[.G760])))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761]=&quot;FA&quot;;HEX2DEC(COM.MICROSOFT.CONCAT([.H761];[.I761]));HEX2DEC(COM.MICROSOFT.CONCAT([.F761];[.G761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/>
          <table:table-cell table:formula="of:=IF([.E762]=&quot;FA&quot;;HEX2DEC(COM.MICROSOFT.CONCAT([.H762];[.I762]));HEX2DEC(COM.MICROSOFT.CONCAT([.F762];[.G762])))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763]=&quot;FA&quot;;HEX2DEC(COM.MICROSOFT.CONCAT([.H763];[.I763]));HEX2DEC(COM.MICROSOFT.CONCAT([.F763];[.G763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/>
          <table:table-cell table:formula="of:=IF([.E764]=&quot;FA&quot;;HEX2DEC(COM.MICROSOFT.CONCAT([.H764];[.I764]));HEX2DEC(COM.MICROSOFT.CONCAT([.F764];[.G764]))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/>
          <table:table-cell table:formula="of:=IF([.E765]=&quot;FA&quot;;HEX2DEC(COM.MICROSOFT.CONCAT([.H765];[.I765]));HEX2DEC(COM.MICROSOFT.CONCAT([.F765];[.G765])))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66]=&quot;FA&quot;;HEX2DEC(COM.MICROSOFT.CONCAT([.H766];[.I766]));HEX2DEC(COM.MICROSOFT.CONCAT([.F766];[.G766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67]=&quot;FA&quot;;HEX2DEC(COM.MICROSOFT.CONCAT([.H767];[.I767]));HEX2DEC(COM.MICROSOFT.CONCAT([.F767];[.G767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68]=&quot;FA&quot;;HEX2DEC(COM.MICROSOFT.CONCAT([.H768];[.I768]));HEX2DEC(COM.MICROSOFT.CONCAT([.F768];[.G768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69]=&quot;FA&quot;;HEX2DEC(COM.MICROSOFT.CONCAT([.H769];[.I769]));HEX2DEC(COM.MICROSOFT.CONCAT([.F769];[.G769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0]=&quot;FA&quot;;HEX2DEC(COM.MICROSOFT.CONCAT([.H770];[.I770]));HEX2DEC(COM.MICROSOFT.CONCAT([.F770];[.G770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1]=&quot;FA&quot;;HEX2DEC(COM.MICROSOFT.CONCAT([.H771];[.I771]));HEX2DEC(COM.MICROSOFT.CONCAT([.F771];[.G771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2]=&quot;FA&quot;;HEX2DEC(COM.MICROSOFT.CONCAT([.H772];[.I772]));HEX2DEC(COM.MICROSOFT.CONCAT([.F772];[.G772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3]=&quot;FA&quot;;HEX2DEC(COM.MICROSOFT.CONCAT([.H773];[.I773]));HEX2DEC(COM.MICROSOFT.CONCAT([.F773];[.G773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4]=&quot;FA&quot;;HEX2DEC(COM.MICROSOFT.CONCAT([.H774];[.I774]));HEX2DEC(COM.MICROSOFT.CONCAT([.F774];[.G774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5]=&quot;FA&quot;;HEX2DEC(COM.MICROSOFT.CONCAT([.H775];[.I775]));HEX2DEC(COM.MICROSOFT.CONCAT([.F775];[.G775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6]=&quot;FA&quot;;HEX2DEC(COM.MICROSOFT.CONCAT([.H776];[.I776]));HEX2DEC(COM.MICROSOFT.CONCAT([.F776];[.G776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7]=&quot;FA&quot;;HEX2DEC(COM.MICROSOFT.CONCAT([.H777];[.I777]));HEX2DEC(COM.MICROSOFT.CONCAT([.F777];[.G777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/>
          <table:table-cell table:formula="of:=IF([.E778]=&quot;FA&quot;;HEX2DEC(COM.MICROSOFT.CONCAT([.H778];[.I778]));HEX2DEC(COM.MICROSOFT.CONCAT([.F778];[.G778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79]=&quot;FA&quot;;HEX2DEC(COM.MICROSOFT.CONCAT([.H779];[.I779]));HEX2DEC(COM.MICROSOFT.CONCAT([.F779];[.G779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80]=&quot;FA&quot;;HEX2DEC(COM.MICROSOFT.CONCAT([.H780];[.I780]));HEX2DEC(COM.MICROSOFT.CONCAT([.F780];[.G780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81]=&quot;FA&quot;;HEX2DEC(COM.MICROSOFT.CONCAT([.H781];[.I781]));HEX2DEC(COM.MICROSOFT.CONCAT([.F781];[.G781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82]=&quot;FA&quot;;HEX2DEC(COM.MICROSOFT.CONCAT([.H782];[.I782]));HEX2DEC(COM.MICROSOFT.CONCAT([.F782];[.G782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83]=&quot;FA&quot;;HEX2DEC(COM.MICROSOFT.CONCAT([.H783];[.I783]));HEX2DEC(COM.MICROSOFT.CONCAT([.F783];[.G783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784]=&quot;FA&quot;;HEX2DEC(COM.MICROSOFT.CONCAT([.H784];[.I784]));HEX2DEC(COM.MICROSOFT.CONCAT([.F784];[.G784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85]=&quot;FA&quot;;HEX2DEC(COM.MICROSOFT.CONCAT([.H785];[.I785]));HEX2DEC(COM.MICROSOFT.CONCAT([.F785];[.G78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86]=&quot;FA&quot;;HEX2DEC(COM.MICROSOFT.CONCAT([.H786];[.I786]));HEX2DEC(COM.MICROSOFT.CONCAT([.F786];[.G78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D</text:p>
          </table:table-cell>
          <table:table-cell table:number-columns-repeated="2" table:style-name="Default" office:value-type="string" calcext:value-type="string">
            <text:p>FF</text:p>
          </table:table-cell>
          <table:table-cell/>
          <table:table-cell table:formula="of:=IF([.E787]=&quot;FA&quot;;HEX2DEC(COM.MICROSOFT.CONCAT([.H787];[.I787]));HEX2DEC(COM.MICROSOFT.CONCAT([.F787];[.G787])))" office:value-type="float" office:value="65535" calcext:value-type="float">
            <text:p>655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D</text:p>
          </table:table-cell>
          <table:table-cell table:number-columns-repeated="2" table:style-name="Default" office:value-type="string" calcext:value-type="string">
            <text:p>FF</text:p>
          </table:table-cell>
          <table:table-cell/>
          <table:table-cell table:formula="of:=IF([.E788]=&quot;FA&quot;;HEX2DEC(COM.MICROSOFT.CONCAT([.H788];[.I788]));HEX2DEC(COM.MICROSOFT.CONCAT([.F788];[.G788])))" office:value-type="float" office:value="65535" calcext:value-type="float">
            <text:p>655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/>
          <table:table-cell table:formula="of:=IF([.E789]=&quot;FA&quot;;HEX2DEC(COM.MICROSOFT.CONCAT([.H789];[.I789]));HEX2DEC(COM.MICROSOFT.CONCAT([.F789];[.G789])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/>
          <table:table-cell table:formula="of:=IF([.E790]=&quot;FA&quot;;HEX2DEC(COM.MICROSOFT.CONCAT([.H790];[.I790]));HEX2DEC(COM.MICROSOFT.CONCAT([.F790];[.G790])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1]=&quot;FA&quot;;HEX2DEC(COM.MICROSOFT.CONCAT([.H791];[.I791]));HEX2DEC(COM.MICROSOFT.CONCAT([.F791];[.G791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66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2]=&quot;FA&quot;;HEX2DEC(COM.MICROSOFT.CONCAT([.H792];[.I792]));HEX2DEC(COM.MICROSOFT.CONCAT([.F792];[.G792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3]=&quot;FA&quot;;HEX2DEC(COM.MICROSOFT.CONCAT([.H793];[.I793]));HEX2DEC(COM.MICROSOFT.CONCAT([.F793];[.G793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4]=&quot;FA&quot;;HEX2DEC(COM.MICROSOFT.CONCAT([.H794];[.I794]));HEX2DEC(COM.MICROSOFT.CONCAT([.F794];[.G794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5]=&quot;FA&quot;;HEX2DEC(COM.MICROSOFT.CONCAT([.H795];[.I795]));HEX2DEC(COM.MICROSOFT.CONCAT([.F795];[.G795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6]=&quot;FA&quot;;HEX2DEC(COM.MICROSOFT.CONCAT([.H796];[.I796]));HEX2DEC(COM.MICROSOFT.CONCAT([.F796];[.G796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7]=&quot;FA&quot;;HEX2DEC(COM.MICROSOFT.CONCAT([.H797];[.I797]));HEX2DEC(COM.MICROSOFT.CONCAT([.F797];[.G797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8]=&quot;FA&quot;;HEX2DEC(COM.MICROSOFT.CONCAT([.H798];[.I798]));HEX2DEC(COM.MICROSOFT.CONCAT([.F798];[.G798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799]=&quot;FA&quot;;HEX2DEC(COM.MICROSOFT.CONCAT([.H799];[.I799]));HEX2DEC(COM.MICROSOFT.CONCAT([.F799];[.G799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0]=&quot;FA&quot;;HEX2DEC(COM.MICROSOFT.CONCAT([.H800];[.I800]));HEX2DEC(COM.MICROSOFT.CONCAT([.F800];[.G800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1]=&quot;FA&quot;;HEX2DEC(COM.MICROSOFT.CONCAT([.H801];[.I801]));HEX2DEC(COM.MICROSOFT.CONCAT([.F801];[.G801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2]=&quot;FA&quot;;HEX2DEC(COM.MICROSOFT.CONCAT([.H802];[.I802]));HEX2DEC(COM.MICROSOFT.CONCAT([.F802];[.G802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3]=&quot;FA&quot;;HEX2DEC(COM.MICROSOFT.CONCAT([.H803];[.I803]));HEX2DEC(COM.MICROSOFT.CONCAT([.F803];[.G803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4]=&quot;FA&quot;;HEX2DEC(COM.MICROSOFT.CONCAT([.H804];[.I804]));HEX2DEC(COM.MICROSOFT.CONCAT([.F804];[.G804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5]=&quot;FA&quot;;HEX2DEC(COM.MICROSOFT.CONCAT([.H805];[.I805]));HEX2DEC(COM.MICROSOFT.CONCAT([.F805];[.G805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6]=&quot;FA&quot;;HEX2DEC(COM.MICROSOFT.CONCAT([.H806];[.I806]));HEX2DEC(COM.MICROSOFT.CONCAT([.F806];[.G806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7]=&quot;FA&quot;;HEX2DEC(COM.MICROSOFT.CONCAT([.H807];[.I807]));HEX2DEC(COM.MICROSOFT.CONCAT([.F807];[.G807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8]=&quot;FA&quot;;HEX2DEC(COM.MICROSOFT.CONCAT([.H808];[.I808]));HEX2DEC(COM.MICROSOFT.CONCAT([.F808];[.G808])))"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1</text:p>
          </table:table-cell>
          <table:table-cell table:style-name="Default" office:value-type="string" calcext:value-type="string">
            <text:p>FE</text:p>
          </table:table-cell>
          <table:table-cell table:style-name="ce1"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09]=&quot;FA&quot;;HEX2DEC(COM.MICROSOFT.CONCAT([.H809];[.I809]));HEX2DEC(COM.MICROSOFT.CONCAT([.F809];[.G809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1</text:p>
          </table:table-cell>
          <table:table-cell table:style-name="Default" office:value-type="string" calcext:value-type="string">
            <text:p>FE</text:p>
          </table:table-cell>
          <table:table-cell table:style-name="ce1"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0]=&quot;FA&quot;;HEX2DEC(COM.MICROSOFT.CONCAT([.H810];[.I810]));HEX2DEC(COM.MICROSOFT.CONCAT([.F810];[.G810])))" office:value-type="float" office:value="65136" calcext:value-type="float">
            <text:p>6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1]=&quot;FA&quot;;HEX2DEC(COM.MICROSOFT.CONCAT([.H811];[.I811]));HEX2DEC(COM.MICROSOFT.CONCAT([.F811];[.G811])))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2]=&quot;FA&quot;;HEX2DEC(COM.MICROSOFT.CONCAT([.H812];[.I812]));HEX2DEC(COM.MICROSOFT.CONCAT([.F812];[.G812])))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3]=&quot;FA&quot;;HEX2DEC(COM.MICROSOFT.CONCAT([.H813];[.I813]));HEX2DEC(COM.MICROSOFT.CONCAT([.F813];[.G813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4]=&quot;FA&quot;;HEX2DEC(COM.MICROSOFT.CONCAT([.H814];[.I814]));HEX2DEC(COM.MICROSOFT.CONCAT([.F814];[.G81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5]=&quot;FA&quot;;HEX2DEC(COM.MICROSOFT.CONCAT([.H815];[.I815]));HEX2DEC(COM.MICROSOFT.CONCAT([.F815];[.G81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6]=&quot;FA&quot;;HEX2DEC(COM.MICROSOFT.CONCAT([.H816];[.I816]));HEX2DEC(COM.MICROSOFT.CONCAT([.F816];[.G81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7]=&quot;FA&quot;;HEX2DEC(COM.MICROSOFT.CONCAT([.H817];[.I817]));HEX2DEC(COM.MICROSOFT.CONCAT([.F817];[.G81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8]=&quot;FA&quot;;HEX2DEC(COM.MICROSOFT.CONCAT([.H818];[.I818]));HEX2DEC(COM.MICROSOFT.CONCAT([.F818];[.G81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19]=&quot;FA&quot;;HEX2DEC(COM.MICROSOFT.CONCAT([.H819];[.I819]));HEX2DEC(COM.MICROSOFT.CONCAT([.F819];[.G81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20]=&quot;FA&quot;;HEX2DEC(COM.MICROSOFT.CONCAT([.H820];[.I820]));HEX2DEC(COM.MICROSOFT.CONCAT([.F820];[.G820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21]=&quot;FA&quot;;HEX2DEC(COM.MICROSOFT.CONCAT([.H821];[.I821]));HEX2DEC(COM.MICROSOFT.CONCAT([.F821];[.G82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22]=&quot;FA&quot;;HEX2DEC(COM.MICROSOFT.CONCAT([.H822];[.I822]));HEX2DEC(COM.MICROSOFT.CONCAT([.F822];[.G82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3]=&quot;FA&quot;;HEX2DEC(COM.MICROSOFT.CONCAT([.H823];[.I823]));HEX2DEC(COM.MICROSOFT.CONCAT([.F823];[.G823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4]=&quot;FA&quot;;HEX2DEC(COM.MICROSOFT.CONCAT([.H824];[.I824]));HEX2DEC(COM.MICROSOFT.CONCAT([.F824];[.G824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5]=&quot;FA&quot;;HEX2DEC(COM.MICROSOFT.CONCAT([.H825];[.I825]));HEX2DEC(COM.MICROSOFT.CONCAT([.F825];[.G825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6]=&quot;FA&quot;;HEX2DEC(COM.MICROSOFT.CONCAT([.H826];[.I826]));HEX2DEC(COM.MICROSOFT.CONCAT([.F826];[.G826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7]=&quot;FA&quot;;HEX2DEC(COM.MICROSOFT.CONCAT([.H827];[.I827]));HEX2DEC(COM.MICROSOFT.CONCAT([.F827];[.G827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8]=&quot;FA&quot;;HEX2DEC(COM.MICROSOFT.CONCAT([.H828];[.I828]));HEX2DEC(COM.MICROSOFT.CONCAT([.F828];[.G828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29]=&quot;FA&quot;;HEX2DEC(COM.MICROSOFT.CONCAT([.H829];[.I829]));HEX2DEC(COM.MICROSOFT.CONCAT([.F829];[.G829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30]=&quot;FA&quot;;HEX2DEC(COM.MICROSOFT.CONCAT([.H830];[.I830]));HEX2DEC(COM.MICROSOFT.CONCAT([.F830];[.G830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31]=&quot;FA&quot;;HEX2DEC(COM.MICROSOFT.CONCAT([.H831];[.I831]));HEX2DEC(COM.MICROSOFT.CONCAT([.F831];[.G831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32]=&quot;FA&quot;;HEX2DEC(COM.MICROSOFT.CONCAT([.H832];[.I832]));HEX2DEC(COM.MICROSOFT.CONCAT([.F832];[.G832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33]=&quot;FA&quot;;HEX2DEC(COM.MICROSOFT.CONCAT([.H833];[.I833]));HEX2DEC(COM.MICROSOFT.CONCAT([.F833];[.G833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34]=&quot;FA&quot;;HEX2DEC(COM.MICROSOFT.CONCAT([.H834];[.I834]));HEX2DEC(COM.MICROSOFT.CONCAT([.F834];[.G834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/>
          <table:table-cell table:formula="of:=IF([.E835]=&quot;FA&quot;;HEX2DEC(COM.MICROSOFT.CONCAT([.H835];[.I835]));HEX2DEC(COM.MICROSOFT.CONCAT([.F835];[.G835])))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36]=&quot;FA&quot;;HEX2DEC(COM.MICROSOFT.CONCAT([.H836];[.I836]));HEX2DEC(COM.MICROSOFT.CONCAT([.F836];[.G83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37]=&quot;FA&quot;;HEX2DEC(COM.MICROSOFT.CONCAT([.H837];[.I837]));HEX2DEC(COM.MICROSOFT.CONCAT([.F837];[.G83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38]=&quot;FA&quot;;HEX2DEC(COM.MICROSOFT.CONCAT([.H838];[.I838]));HEX2DEC(COM.MICROSOFT.CONCAT([.F838];[.G838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39]=&quot;FA&quot;;HEX2DEC(COM.MICROSOFT.CONCAT([.H839];[.I839]));HEX2DEC(COM.MICROSOFT.CONCAT([.F839];[.G839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/>
          <table:table-cell table:formula="of:=IF([.E840]=&quot;FA&quot;;HEX2DEC(COM.MICROSOFT.CONCAT([.H840];[.I840]));HEX2DEC(COM.MICROSOFT.CONCAT([.F840];[.G840])))" office:value-type="float" office:value="65280" calcext:value-type="float">
            <text:p>65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/>
          <table:table-cell table:formula="of:=IF([.E841]=&quot;FA&quot;;HEX2DEC(COM.MICROSOFT.CONCAT([.H841];[.I841]));HEX2DEC(COM.MICROSOFT.CONCAT([.F841];[.G841])))" office:value-type="float" office:value="65280" calcext:value-type="float">
            <text:p>65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2]=&quot;FA&quot;;HEX2DEC(COM.MICROSOFT.CONCAT([.H842];[.I842]));HEX2DEC(COM.MICROSOFT.CONCAT([.F842];[.G842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8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3]=&quot;FA&quot;;HEX2DEC(COM.MICROSOFT.CONCAT([.H843];[.I843]));HEX2DEC(COM.MICROSOFT.CONCAT([.F843];[.G843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4]=&quot;FA&quot;;HEX2DEC(COM.MICROSOFT.CONCAT([.H844];[.I844]));HEX2DEC(COM.MICROSOFT.CONCAT([.F844];[.G844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5]=&quot;FA&quot;;HEX2DEC(COM.MICROSOFT.CONCAT([.H845];[.I845]));HEX2DEC(COM.MICROSOFT.CONCAT([.F845];[.G84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6]=&quot;FA&quot;;HEX2DEC(COM.MICROSOFT.CONCAT([.H846];[.I846]));HEX2DEC(COM.MICROSOFT.CONCAT([.F846];[.G84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7]=&quot;FA&quot;;HEX2DEC(COM.MICROSOFT.CONCAT([.H847];[.I847]));HEX2DEC(COM.MICROSOFT.CONCAT([.F847];[.G847])))" office:value-type="float" office:value="20480" calcext:value-type="float">
            <text:p>20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5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8]=&quot;FA&quot;;HEX2DEC(COM.MICROSOFT.CONCAT([.H848];[.I848]));HEX2DEC(COM.MICROSOFT.CONCAT([.F848];[.G848])))" office:value-type="float" office:value="20480" calcext:value-type="float">
            <text:p>20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49]=&quot;FA&quot;;HEX2DEC(COM.MICROSOFT.CONCAT([.H849];[.I849]));HEX2DEC(COM.MICROSOFT.CONCAT([.F849];[.G849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0]=&quot;FA&quot;;HEX2DEC(COM.MICROSOFT.CONCAT([.H850];[.I850]));HEX2DEC(COM.MICROSOFT.CONCAT([.F850];[.G850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1]=&quot;FA&quot;;HEX2DEC(COM.MICROSOFT.CONCAT([.H851];[.I851]));HEX2DEC(COM.MICROSOFT.CONCAT([.F851];[.G851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2]=&quot;FA&quot;;HEX2DEC(COM.MICROSOFT.CONCAT([.H852];[.I852]));HEX2DEC(COM.MICROSOFT.CONCAT([.F852];[.G852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853]=&quot;FA&quot;;HEX2DEC(COM.MICROSOFT.CONCAT([.H853];[.I853]));HEX2DEC(COM.MICROSOFT.CONCAT([.F853];[.G853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/>
          <table:table-cell table:formula="of:=IF([.E854]=&quot;FA&quot;;HEX2DEC(COM.MICROSOFT.CONCAT([.H854];[.I854]));HEX2DEC(COM.MICROSOFT.CONCAT([.F854];[.G854])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5]=&quot;FA&quot;;HEX2DEC(COM.MICROSOFT.CONCAT([.H855];[.I855]));HEX2DEC(COM.MICROSOFT.CONCAT([.F855];[.G85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6]=&quot;FA&quot;;HEX2DEC(COM.MICROSOFT.CONCAT([.H856];[.I856]));HEX2DEC(COM.MICROSOFT.CONCAT([.F856];[.G85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7]=&quot;FA&quot;;HEX2DEC(COM.MICROSOFT.CONCAT([.H857];[.I857]));HEX2DEC(COM.MICROSOFT.CONCAT([.F857];[.G857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8]=&quot;FA&quot;;HEX2DEC(COM.MICROSOFT.CONCAT([.H858];[.I858]));HEX2DEC(COM.MICROSOFT.CONCAT([.F858];[.G858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59]=&quot;FA&quot;;HEX2DEC(COM.MICROSOFT.CONCAT([.H859];[.I859]));HEX2DEC(COM.MICROSOFT.CONCAT([.F859];[.G859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0]=&quot;FA&quot;;HEX2DEC(COM.MICROSOFT.CONCAT([.H860];[.I860]));HEX2DEC(COM.MICROSOFT.CONCAT([.F860];[.G860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1]=&quot;FA&quot;;HEX2DEC(COM.MICROSOFT.CONCAT([.H861];[.I861]));HEX2DEC(COM.MICROSOFT.CONCAT([.F861];[.G861])))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2]=&quot;FA&quot;;HEX2DEC(COM.MICROSOFT.CONCAT([.H862];[.I862]));HEX2DEC(COM.MICROSOFT.CONCAT([.F862];[.G862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3]=&quot;FA&quot;;HEX2DEC(COM.MICROSOFT.CONCAT([.H863];[.I863]));HEX2DEC(COM.MICROSOFT.CONCAT([.F863];[.G863])))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4]=&quot;FA&quot;;HEX2DEC(COM.MICROSOFT.CONCAT([.H864];[.I864]));HEX2DEC(COM.MICROSOFT.CONCAT([.F864];[.G864])))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5]=&quot;FA&quot;;HEX2DEC(COM.MICROSOFT.CONCAT([.H865];[.I865]));HEX2DEC(COM.MICROSOFT.CONCAT([.F865];[.G865])))" office:value-type="float" office:value="374" calcext:value-type="float">
            <text:p>3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6]=&quot;FA&quot;;HEX2DEC(COM.MICROSOFT.CONCAT([.H866];[.I866]));HEX2DEC(COM.MICROSOFT.CONCAT([.F866];[.G866])))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7]=&quot;FA&quot;;HEX2DEC(COM.MICROSOFT.CONCAT([.H867];[.I867]));HEX2DEC(COM.MICROSOFT.CONCAT([.F867];[.G867])))" office:value-type="float" office:value="388" calcext:value-type="float">
            <text:p>3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8]=&quot;FA&quot;;HEX2DEC(COM.MICROSOFT.CONCAT([.H868];[.I868]));HEX2DEC(COM.MICROSOFT.CONCAT([.F868];[.G868])))" office:value-type="float" office:value="392" calcext:value-type="float">
            <text:p>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69]=&quot;FA&quot;;HEX2DEC(COM.MICROSOFT.CONCAT([.H869];[.I869]));HEX2DEC(COM.MICROSOFT.CONCAT([.F869];[.G869])))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0]=&quot;FA&quot;;HEX2DEC(COM.MICROSOFT.CONCAT([.H870];[.I870]));HEX2DEC(COM.MICROSOFT.CONCAT([.F870];[.G870])))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1]=&quot;FA&quot;;HEX2DEC(COM.MICROSOFT.CONCAT([.H871];[.I871]));HEX2DEC(COM.MICROSOFT.CONCAT([.F871];[.G871])))" office:value-type="float" office:value="396" calcext:value-type="float">
            <text:p>3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2]=&quot;FA&quot;;HEX2DEC(COM.MICROSOFT.CONCAT([.H872];[.I872]));HEX2DEC(COM.MICROSOFT.CONCAT([.F872];[.G872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3]=&quot;FA&quot;;HEX2DEC(COM.MICROSOFT.CONCAT([.H873];[.I873]));HEX2DEC(COM.MICROSOFT.CONCAT([.F873];[.G873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4]=&quot;FA&quot;;HEX2DEC(COM.MICROSOFT.CONCAT([.H874];[.I874]));HEX2DEC(COM.MICROSOFT.CONCAT([.F874];[.G874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5]=&quot;FA&quot;;HEX2DEC(COM.MICROSOFT.CONCAT([.H875];[.I875]));HEX2DEC(COM.MICROSOFT.CONCAT([.F875];[.G875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6]=&quot;FA&quot;;HEX2DEC(COM.MICROSOFT.CONCAT([.H876];[.I876]));HEX2DEC(COM.MICROSOFT.CONCAT([.F876];[.G876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7]=&quot;FA&quot;;HEX2DEC(COM.MICROSOFT.CONCAT([.H877];[.I877]));HEX2DEC(COM.MICROSOFT.CONCAT([.F877];[.G877])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8]=&quot;FA&quot;;HEX2DEC(COM.MICROSOFT.CONCAT([.H878];[.I878]));HEX2DEC(COM.MICROSOFT.CONCAT([.F878];[.G878])))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/>
          <table:table-cell table:formula="of:=IF([.E879]=&quot;FA&quot;;HEX2DEC(COM.MICROSOFT.CONCAT([.H879];[.I879]));HEX2DEC(COM.MICROSOFT.CONCAT([.F879];[.G879])))" office:value-type="float" office:value="256" calcext:value-type="float">
            <text:p>256</text:p>
          </table:table-cell>
          <table:table-cell/>
        </table:table-row>
      </table:table>
      <table:table table:name="responses_per_value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2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2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3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3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E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E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D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D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F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F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6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6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7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7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9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B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B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E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B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C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C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E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E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F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A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B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B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E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C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A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C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B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8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4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4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A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A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00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5136" calcext:value-type="float">
            <text:p>65136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float" office:value="65471" calcext:value-type="float">
            <text:p>6547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float" office:value="65471" calcext:value-type="float">
            <text:p>6547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float" office:value="65471" calcext:value-type="float">
            <text:p>6547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float" office:value="65471" calcext:value-type="float">
            <text:p>6547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float" office:value="65471" calcext:value-type="float">
            <text:p>65471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/>
          <table:table-cell office:value-type="string" calcext:value-type="string">
            <text:p>1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65535" calcext:value-type="float">
            <text:p>65535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ge 1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age 2</text:p>
          </table:table-cell>
          <table:table-cell table:style-name="ce1"/>
          <table:table-cell/>
          <table:table-cell table:style-name="ce1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61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ge 3</text:p>
          </table:table-cell>
          <table:table-cell table:style-name="ce1" table:number-columns-repeated="4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61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9B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Page 4</text:p>
          </table:table-cell>
          <table:table-cell table:number-columns-repeated="7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responses_per_page.B547:responses_per_page.I879" table:contains-header="false">
          <table:sort>
            <table:sort-by table:field-number="0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responses_per_value.B1:responses_per_value.J869" table:contains-header="false">
          <table:sort>
            <table:sort-by table:field-number="8" table:data-type="automatic"/>
            <table:sort-by table:field-number="0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  <table:database-range table:name="__Anonymous_Sheet_DB__2" table:target-range-address="Sheet3.C39:Sheet3.E5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21:02:57.342188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20:32:58.613999358</meta:creation-date>
    <dc:date>2023-01-03T22:11:50.538018637</dc:date>
    <meta:editing-duration>PT18M5S</meta:editing-duration>
    <meta:editing-cycles>2</meta:editing-cycles>
    <meta:generator>LibreOffice/6.0.7.3$Linux_X86_64 LibreOffice_project/00m0$Build-3</meta:generator>
    <meta:document-statistic meta:table-count="3" meta:cell-count="15840" meta:object-count="0"/>
  </office:meta>
</office:document-meta>
</file>